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language="uk" fo:country="UA" officeooo:rsid="00111acd" officeooo:paragraph-rsid="00142ea5"/>
    </style:style>
    <style:style style:name="P2" style:family="paragraph" style:parent-style-name="Text_20_body">
      <style:paragraph-properties fo:text-align="start" style:justify-single-word="false"/>
      <style:text-properties fo:language="uk" fo:country="UA" officeooo:rsid="00111acd" officeooo:paragraph-rsid="00141937"/>
    </style:style>
    <style:style style:name="P3" style:family="paragraph" style:parent-style-name="Text_20_body">
      <style:paragraph-properties fo:text-align="start" style:justify-single-word="false"/>
      <style:text-properties fo:language="uk" fo:country="UA" officeooo:rsid="00154bf2" officeooo:paragraph-rsid="00142ea5"/>
    </style:style>
    <style:style style:name="P4" style:family="paragraph" style:parent-style-name="Text_20_body">
      <style:paragraph-properties fo:text-align="start" style:justify-single-word="false"/>
      <style:text-properties fo:language="uk" fo:country="UA" officeooo:rsid="00142ea5" officeooo:paragraph-rsid="00142ea5"/>
    </style:style>
    <style:style style:name="P5" style:family="paragraph" style:parent-style-name="Text_20_body">
      <style:paragraph-properties fo:text-align="center" style:justify-single-word="false"/>
      <style:text-properties fo:language="uk" fo:country="UA" fo:font-weight="bold" officeooo:rsid="001d6275" officeooo:paragraph-rsid="006e75b1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language="uk" fo:country="UA" fo:font-weight="bold" officeooo:rsid="001d6275" officeooo:paragraph-rsid="00c0e195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fo:language="uk" fo:country="UA" fo:font-weight="bold" officeooo:rsid="0076ac9f" officeooo:paragraph-rsid="0082159d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fo:language="uk" fo:country="UA" fo:font-weight="bold" officeooo:rsid="0076ac9f" officeooo:paragraph-rsid="00a7cc22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fo:language="uk" fo:country="UA" fo:font-weight="bold" officeooo:rsid="0076ac9f" officeooo:paragraph-rsid="00a98c23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fo:language="uk" fo:country="UA" fo:font-weight="bold" officeooo:rsid="00a0534c" officeooo:paragraph-rsid="00a0534c" style:font-weight-asian="bold" style:font-weight-complex="bold"/>
    </style:style>
    <style:style style:name="P11" style:family="paragraph" style:parent-style-name="Text_20_body">
      <style:paragraph-properties fo:text-align="start" style:justify-single-word="false"/>
      <style:text-properties fo:language="uk" fo:country="UA" fo:font-weight="bold" officeooo:rsid="00a5444f" officeooo:paragraph-rsid="00a76ec7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fo:language="uk" fo:country="UA" fo:font-weight="bold" officeooo:rsid="00a69bce" officeooo:paragraph-rsid="00a69bce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  <style:text-properties fo:language="uk" fo:country="UA" fo:font-weight="bold" officeooo:rsid="0052656a" officeooo:paragraph-rsid="00b81241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  <style:text-properties fo:language="uk" fo:country="UA" fo:font-weight="bold" officeooo:rsid="0052656a" officeooo:paragraph-rsid="00e0a5b7" style:font-weight-asian="bold" style:font-weight-complex="bold"/>
    </style:style>
    <style:style style:name="P15" style:family="paragraph" style:parent-style-name="Text_20_body">
      <style:paragraph-properties fo:text-align="start" style:justify-single-word="false"/>
      <style:text-properties fo:language="uk" fo:country="UA" fo:font-weight="bold" officeooo:rsid="0052656a" officeooo:paragraph-rsid="00f5a9c0" style:font-weight-asian="bold" style:font-weight-complex="bold"/>
    </style:style>
    <style:style style:name="P16" style:family="paragraph" style:parent-style-name="Text_20_body">
      <style:paragraph-properties fo:text-align="start" style:justify-single-word="false"/>
      <style:text-properties fo:language="uk" fo:country="UA" fo:font-weight="normal" officeooo:rsid="00363ee9" officeooo:paragraph-rsid="00363ee9" style:font-weight-asian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language="uk" fo:country="UA" fo:font-weight="normal" officeooo:rsid="00363ee9" officeooo:paragraph-rsid="01ee8a15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language="uk" fo:country="UA" fo:font-weight="normal" officeooo:rsid="0062bec7" officeooo:paragraph-rsid="0062bec7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language="uk" fo:country="UA" fo:font-weight="normal" officeooo:rsid="02006afd" officeooo:paragraph-rsid="02039e5e" style:font-weight-asian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language="uk" fo:country="UA" fo:font-weight="normal" officeooo:rsid="020547c1" officeooo:paragraph-rsid="020547c1" style:font-weight-asian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language="uk" fo:country="UA" fo:font-weight="normal" officeooo:rsid="0201d53d" officeooo:paragraph-rsid="02039e5e" style:font-weight-asian="normal" style:font-weight-complex="normal"/>
    </style:style>
    <style:style style:name="P22" style:family="paragraph" style:parent-style-name="Text_20_body">
      <style:paragraph-properties fo:text-align="center" style:justify-single-word="false"/>
      <style:text-properties fo:language="uk" fo:country="UA" officeooo:rsid="001d6275" officeooo:paragraph-rsid="00218419"/>
    </style:style>
    <style:style style:name="P23" style:family="paragraph" style:parent-style-name="Text_20_body">
      <style:paragraph-properties fo:text-align="center" style:justify-single-word="false"/>
      <style:text-properties fo:language="uk" fo:country="UA" officeooo:rsid="001d6275" officeooo:paragraph-rsid="0029ae5b"/>
    </style:style>
    <style:style style:name="P24" style:family="paragraph" style:parent-style-name="Text_20_body">
      <style:paragraph-properties fo:text-align="center" style:justify-single-word="false"/>
      <style:text-properties fo:language="uk" fo:country="UA" officeooo:rsid="001d6275" officeooo:paragraph-rsid="0033020b"/>
    </style:style>
    <style:style style:name="P25" style:family="paragraph" style:parent-style-name="Text_20_body">
      <style:text-properties fo:language="uk" fo:country="UA" officeooo:rsid="0052656a" officeooo:paragraph-rsid="0052656a"/>
    </style:style>
    <style:style style:name="P26" style:family="paragraph" style:parent-style-name="Text_20_body">
      <style:text-properties fo:language="uk" fo:country="UA" officeooo:rsid="005271ee" officeooo:paragraph-rsid="00b154b9"/>
    </style:style>
    <style:style style:name="P27" style:family="paragraph" style:parent-style-name="Text_20_body">
      <style:text-properties fo:language="uk" fo:country="UA" officeooo:rsid="005271ee" officeooo:paragraph-rsid="00bc9485"/>
    </style:style>
    <style:style style:name="P28" style:family="paragraph" style:parent-style-name="Text_20_body">
      <style:paragraph-properties fo:text-align="center" style:justify-single-word="false"/>
      <style:text-properties fo:language="uk" fo:country="UA" fo:font-style="normal" fo:font-weight="bold" officeooo:rsid="001d6275" officeooo:paragraph-rsid="00cfc343" style:font-style-asian="normal" style:font-weight-asian="bold" style:font-style-complex="normal" style:font-weight-complex="bold"/>
    </style:style>
    <style:style style:name="P29" style:family="paragraph" style:parent-style-name="Text_20_body">
      <style:paragraph-properties fo:text-align="center" style:justify-single-word="false"/>
      <style:text-properties fo:language="uk" fo:country="UA" fo:font-style="normal" fo:font-weight="bold" officeooo:rsid="001d6275" officeooo:paragraph-rsid="00ec0d93" style:font-style-asian="normal" style:font-weight-asian="bold" style:font-style-complex="normal" style:font-weight-complex="bold"/>
    </style:style>
    <style:style style:name="P30" style:family="paragraph" style:parent-style-name="Text_20_body">
      <style:paragraph-properties fo:text-align="center" style:justify-single-word="false"/>
      <style:text-properties fo:language="uk" fo:country="UA" fo:font-style="normal" fo:font-weight="bold" officeooo:rsid="001d6275" officeooo:paragraph-rsid="00ec6c80" style:font-style-asian="normal" style:font-weight-asian="bold" style:font-style-complex="normal" style:font-weight-complex="bold"/>
    </style:style>
    <style:style style:name="P31" style:family="paragraph" style:parent-style-name="Text_20_body">
      <style:paragraph-properties fo:text-align="center" style:justify-single-word="false"/>
      <style:text-properties fo:language="uk" fo:country="UA" fo:font-style="normal" fo:font-weight="bold" officeooo:rsid="001d6275" officeooo:paragraph-rsid="00f27ffb" style:font-style-asian="normal" style:font-weight-asian="bold" style:font-style-complex="normal" style:font-weight-complex="bold"/>
    </style:style>
    <style:style style:name="P32" style:family="paragraph" style:parent-style-name="Text_20_body">
      <style:paragraph-properties fo:text-align="center" style:justify-single-word="false"/>
      <style:text-properties fo:language="uk" fo:country="UA" fo:font-style="normal" fo:font-weight="bold" officeooo:rsid="001d6275" officeooo:paragraph-rsid="010803be" style:font-style-asian="normal" style:font-weight-asian="bold" style:font-style-complex="normal" style:font-weight-complex="bold"/>
    </style:style>
    <style:style style:name="P33" style:family="paragraph" style:parent-style-name="Text_20_body">
      <style:paragraph-properties fo:text-align="center" style:justify-single-word="false"/>
      <style:text-properties fo:language="uk" fo:country="UA" fo:font-style="normal" fo:font-weight="bold" officeooo:rsid="001d6275" officeooo:paragraph-rsid="0109bfcc" style:font-style-asian="normal" style:font-weight-asian="bold" style:font-style-complex="normal" style:font-weight-complex="bold"/>
    </style:style>
    <style:style style:name="P34" style:family="paragraph" style:parent-style-name="Text_20_body">
      <style:paragraph-properties fo:text-align="center" style:justify-single-word="false"/>
      <style:text-properties fo:language="uk" fo:country="UA" fo:font-style="normal" fo:font-weight="bold" officeooo:rsid="001d6275" officeooo:paragraph-rsid="01215502" style:font-style-asian="normal" style:font-weight-asian="bold" style:font-style-complex="normal" style:font-weight-complex="bold"/>
    </style:style>
    <style:style style:name="P35" style:family="paragraph" style:parent-style-name="Text_20_body">
      <style:paragraph-properties fo:text-align="center" style:justify-single-word="false"/>
      <style:text-properties fo:language="uk" fo:country="UA" fo:font-style="normal" fo:font-weight="bold" officeooo:rsid="001d6275" officeooo:paragraph-rsid="013ff98c" style:font-style-asian="normal" style:font-weight-asian="bold" style:font-style-complex="normal" style:font-weight-complex="bold"/>
    </style:style>
    <style:style style:name="P36" style:family="paragraph" style:parent-style-name="Text_20_body">
      <style:paragraph-properties fo:text-align="center" style:justify-single-word="false"/>
      <style:text-properties fo:language="uk" fo:country="UA" fo:font-style="normal" fo:font-weight="bold" officeooo:rsid="001d6275" officeooo:paragraph-rsid="014a0c3f" style:font-style-asian="normal" style:font-weight-asian="bold" style:font-style-complex="normal" style:font-weight-complex="bold"/>
    </style:style>
    <style:style style:name="P37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0d1d2ea" officeooo:paragraph-rsid="00d4f3e6" style:font-style-asian="normal" style:font-weight-asian="bold" style:font-style-complex="normal" style:font-weight-complex="bold"/>
    </style:style>
    <style:style style:name="P38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0d1d2ea" officeooo:paragraph-rsid="00db349d" style:font-style-asian="normal" style:font-weight-asian="bold" style:font-style-complex="normal" style:font-weight-complex="bold"/>
    </style:style>
    <style:style style:name="P39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0d1d2ea" officeooo:paragraph-rsid="00dcdda8" style:font-style-asian="normal" style:font-weight-asian="bold" style:font-style-complex="normal" style:font-weight-complex="bold"/>
    </style:style>
    <style:style style:name="P40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0d9c912" officeooo:paragraph-rsid="00d9c912" style:font-style-asian="normal" style:font-weight-asian="bold" style:font-style-complex="normal" style:font-weight-complex="bold"/>
    </style:style>
    <style:style style:name="P41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0d9c912" officeooo:paragraph-rsid="00f3f7d7" style:font-style-asian="normal" style:font-weight-asian="bold" style:font-style-complex="normal" style:font-weight-complex="bold"/>
    </style:style>
    <style:style style:name="P42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0d9c912" officeooo:paragraph-rsid="011529e2" style:font-style-asian="normal" style:font-weight-asian="bold" style:font-style-complex="normal" style:font-weight-complex="bold"/>
    </style:style>
    <style:style style:name="P43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0db349d" officeooo:paragraph-rsid="00f3f7d7" style:font-style-asian="normal" style:font-weight-asian="bold" style:font-style-complex="normal" style:font-weight-complex="bold"/>
    </style:style>
    <style:style style:name="P44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0db349d" officeooo:paragraph-rsid="01160cd3" style:font-style-asian="normal" style:font-weight-asian="bold" style:font-style-complex="normal" style:font-weight-complex="bold"/>
    </style:style>
    <style:style style:name="P45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0dd702c" officeooo:paragraph-rsid="00dd702c" style:font-style-asian="normal" style:font-weight-asian="bold" style:font-style-complex="normal" style:font-weight-complex="bold"/>
    </style:style>
    <style:style style:name="P46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0dd84d6" officeooo:paragraph-rsid="00dd84d6" style:font-style-asian="normal" style:font-weight-asian="bold" style:font-style-complex="normal" style:font-weight-complex="bold"/>
    </style:style>
    <style:style style:name="P47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0f30350" officeooo:paragraph-rsid="00f30350" style:font-style-asian="normal" style:font-weight-asian="bold" style:font-style-complex="normal" style:font-weight-complex="bold"/>
    </style:style>
    <style:style style:name="P48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0f30350" officeooo:paragraph-rsid="011291f0" style:font-style-asian="normal" style:font-weight-asian="bold" style:font-style-complex="normal" style:font-weight-complex="bold"/>
    </style:style>
    <style:style style:name="P49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0f30350" officeooo:paragraph-rsid="0117ffa3" style:font-style-asian="normal" style:font-weight-asian="bold" style:font-style-complex="normal" style:font-weight-complex="bold"/>
    </style:style>
    <style:style style:name="P50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118cf2a" officeooo:paragraph-rsid="0118cf2a" style:font-style-asian="normal" style:font-weight-asian="bold" style:font-style-complex="normal" style:font-weight-complex="bold"/>
    </style:style>
    <style:style style:name="P51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04c7b9b" officeooo:paragraph-rsid="011bd96c" style:font-style-asian="normal" style:font-weight-asian="bold" style:font-style-complex="normal" style:font-weight-complex="bold"/>
    </style:style>
    <style:style style:name="P52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11c5f73" officeooo:paragraph-rsid="011c5f73" style:font-style-asian="normal" style:font-weight-asian="bold" style:font-style-complex="normal" style:font-weight-complex="bold"/>
    </style:style>
    <style:style style:name="P53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1415d4f" officeooo:paragraph-rsid="01415d4f" style:font-style-asian="normal" style:font-weight-asian="bold" style:font-style-complex="normal" style:font-weight-complex="bold"/>
    </style:style>
    <style:style style:name="P54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1415d4f" officeooo:paragraph-rsid="0149a734" style:font-style-asian="normal" style:font-weight-asian="bold" style:font-style-complex="normal" style:font-weight-complex="bold"/>
    </style:style>
    <style:style style:name="P55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1415d4f" officeooo:paragraph-rsid="01512ee7" style:font-style-asian="normal" style:font-weight-asian="bold" style:font-style-complex="normal" style:font-weight-complex="bold"/>
    </style:style>
    <style:style style:name="P56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1415d4f" officeooo:paragraph-rsid="015be507" style:font-style-asian="normal" style:font-weight-asian="bold" style:font-style-complex="normal" style:font-weight-complex="bold"/>
    </style:style>
    <style:style style:name="P57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1415d4f" officeooo:paragraph-rsid="01614ab6" style:font-style-asian="normal" style:font-weight-asian="bold" style:font-style-complex="normal" style:font-weight-complex="bold"/>
    </style:style>
    <style:style style:name="P58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1415d4f" officeooo:paragraph-rsid="01694775" style:font-style-asian="normal" style:font-weight-asian="bold" style:font-style-complex="normal" style:font-weight-complex="bold"/>
    </style:style>
    <style:style style:name="P59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1415d4f" officeooo:paragraph-rsid="01798728" style:font-style-asian="normal" style:font-weight-asian="bold" style:font-style-complex="normal" style:font-weight-complex="bold"/>
    </style:style>
    <style:style style:name="P60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1415d4f" officeooo:paragraph-rsid="017ec231" style:font-style-asian="normal" style:font-weight-asian="bold" style:font-style-complex="normal" style:font-weight-complex="bold"/>
    </style:style>
    <style:style style:name="P61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1415d4f" officeooo:paragraph-rsid="0184dcfa" style:font-style-asian="normal" style:font-weight-asian="bold" style:font-style-complex="normal" style:font-weight-complex="bold"/>
    </style:style>
    <style:style style:name="P62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1415d4f" officeooo:paragraph-rsid="0188e45c" style:font-style-asian="normal" style:font-weight-asian="bold" style:font-style-complex="normal" style:font-weight-complex="bold"/>
    </style:style>
    <style:style style:name="P63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1415d4f" officeooo:paragraph-rsid="0192ae5a" style:font-style-asian="normal" style:font-weight-asian="bold" style:font-style-complex="normal" style:font-weight-complex="bold"/>
    </style:style>
    <style:style style:name="P64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1415d4f" officeooo:paragraph-rsid="0197398c" style:font-style-asian="normal" style:font-weight-asian="bold" style:font-style-complex="normal" style:font-weight-complex="bold"/>
    </style:style>
    <style:style style:name="P65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1415d4f" officeooo:paragraph-rsid="019e09b9" style:font-style-asian="normal" style:font-weight-asian="bold" style:font-style-complex="normal" style:font-weight-complex="bold"/>
    </style:style>
    <style:style style:name="P66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05271ee" officeooo:paragraph-rsid="00bb37bf" style:font-style-asian="normal" style:font-weight-asian="normal" style:font-style-complex="normal" style:font-weight-complex="normal"/>
    </style:style>
    <style:style style:name="P67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05271ee" officeooo:paragraph-rsid="00be3c19" style:font-style-asian="normal" style:font-weight-asian="normal" style:font-style-complex="normal" style:font-weight-complex="normal"/>
    </style:style>
    <style:style style:name="P68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05271ee" officeooo:paragraph-rsid="00e47c42" style:font-style-asian="normal" style:font-weight-asian="normal" style:font-style-complex="normal" style:font-weight-complex="normal"/>
    </style:style>
    <style:style style:name="P69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05271ee" officeooo:paragraph-rsid="00e4afbf" style:font-style-asian="normal" style:font-weight-asian="normal" style:font-style-complex="normal" style:font-weight-complex="normal"/>
    </style:style>
    <style:style style:name="P70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05271ee" officeooo:paragraph-rsid="010078e2" style:font-style-asian="normal" style:font-weight-asian="normal" style:font-style-complex="normal" style:font-weight-complex="normal"/>
    </style:style>
    <style:style style:name="P71" style:family="paragraph" style:parent-style-name="Text_20_body">
      <style:paragraph-properties fo:text-align="center" style:justify-single-word="false"/>
      <style:text-properties fo:language="uk" fo:country="UA" fo:font-style="normal" fo:font-weight="normal" officeooo:rsid="00c0c303" officeooo:paragraph-rsid="00f5a9c0" style:font-style-asian="normal" style:font-weight-asian="normal" style:font-style-complex="normal" style:font-weight-complex="normal"/>
    </style:style>
    <style:style style:name="P72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0c0c303" officeooo:paragraph-rsid="0105fd82" style:font-style-asian="normal" style:font-weight-asian="normal" style:font-style-complex="normal" style:font-weight-complex="normal"/>
    </style:style>
    <style:style style:name="P73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0c3571c" officeooo:paragraph-rsid="00c3571c" style:font-style-asian="normal" style:font-weight-asian="normal" style:font-style-complex="normal" style:font-weight-complex="normal"/>
    </style:style>
    <style:style style:name="P74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0c3571c" officeooo:paragraph-rsid="00ec6c80" style:font-style-asian="normal" style:font-weight-asian="normal" style:font-style-complex="normal" style:font-weight-complex="normal"/>
    </style:style>
    <style:style style:name="P75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0c3571c" officeooo:paragraph-rsid="0103f136" style:font-style-asian="normal" style:font-weight-asian="normal" style:font-style-complex="normal" style:font-weight-complex="normal"/>
    </style:style>
    <style:style style:name="P76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0c3ecd4" officeooo:paragraph-rsid="00c3ecd4" style:font-style-asian="normal" style:font-weight-asian="normal" style:font-style-complex="normal" style:font-weight-complex="normal"/>
    </style:style>
    <style:style style:name="P77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0c3ecd4" officeooo:paragraph-rsid="00ec6c80" style:font-style-asian="normal" style:font-weight-asian="normal" style:font-style-complex="normal" style:font-weight-complex="normal"/>
    </style:style>
    <style:style style:name="P78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0c3ecd4" officeooo:paragraph-rsid="0103f136" style:font-style-asian="normal" style:font-weight-asian="normal" style:font-style-complex="normal" style:font-weight-complex="normal"/>
    </style:style>
    <style:style style:name="P79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0c5a9db" officeooo:paragraph-rsid="00c5a9db" style:font-style-asian="normal" style:font-weight-asian="normal" style:font-style-complex="normal" style:font-weight-complex="normal"/>
    </style:style>
    <style:style style:name="P80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0c5a9db" officeooo:paragraph-rsid="00ee070c" style:font-style-asian="normal" style:font-weight-asian="normal" style:font-style-complex="normal" style:font-weight-complex="normal"/>
    </style:style>
    <style:style style:name="P81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0c5a9db" officeooo:paragraph-rsid="0104bade" style:font-style-asian="normal" style:font-weight-asian="normal" style:font-style-complex="normal" style:font-weight-complex="normal"/>
    </style:style>
    <style:style style:name="P82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0c86874" officeooo:paragraph-rsid="00c86874" style:font-style-asian="normal" style:font-weight-asian="normal" style:font-style-complex="normal" style:font-weight-complex="normal"/>
    </style:style>
    <style:style style:name="P83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06d45f3" officeooo:paragraph-rsid="00cc378c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06d45f3" officeooo:paragraph-rsid="00e0a5b7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06d45f3" officeooo:paragraph-rsid="00f5a9c0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0efb40c" officeooo:paragraph-rsid="00efb40c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106740d" officeooo:paragraph-rsid="0106740d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0db349d" officeooo:paragraph-rsid="00db349d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118cf2a" officeooo:paragraph-rsid="0118cf2a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11bd96c" officeooo:paragraph-rsid="011bd96c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11d78c6" officeooo:paragraph-rsid="011c5f73" style:font-style-asian="normal" style:font-weight-asian="normal" style:font-style-complex="normal" style:font-weight-complex="normal"/>
    </style:style>
    <style:style style:name="P92" style:family="paragraph" style:parent-style-name="Text_20_body">
      <style:text-properties fo:language="uk" fo:country="UA" officeooo:rsid="005c8a5f" officeooo:paragraph-rsid="005c8a5f"/>
    </style:style>
    <style:style style:name="P93" style:family="paragraph" style:parent-style-name="Text_20_body">
      <style:text-properties fo:language="uk" fo:country="UA" officeooo:rsid="0062bec7" officeooo:paragraph-rsid="0062bec7"/>
    </style:style>
    <style:style style:name="P94" style:family="paragraph" style:parent-style-name="Text_20_body">
      <style:text-properties fo:language="uk" fo:country="UA" officeooo:rsid="0064a1d0" officeooo:paragraph-rsid="0064a1d0"/>
    </style:style>
    <style:style style:name="P95" style:family="paragraph" style:parent-style-name="Text_20_body">
      <style:text-properties fo:language="uk" fo:country="UA" officeooo:rsid="00666fe3" officeooo:paragraph-rsid="00666fe3"/>
    </style:style>
    <style:style style:name="P96" style:family="paragraph" style:parent-style-name="Text_20_body">
      <style:text-properties fo:language="uk" fo:country="UA" officeooo:rsid="00891124" officeooo:paragraph-rsid="008d1a56"/>
    </style:style>
    <style:style style:name="P97" style:family="paragraph" style:parent-style-name="Text_20_body">
      <style:text-properties fo:language="uk" fo:country="UA" officeooo:rsid="004c7b9b" officeooo:paragraph-rsid="012a5aba"/>
    </style:style>
    <style:style style:name="P98" style:family="paragraph" style:parent-style-name="Text_20_body">
      <style:text-properties fo:language="uk" fo:country="UA" officeooo:rsid="00494e09" officeooo:paragraph-rsid="0131f366"/>
    </style:style>
    <style:style style:name="P99" style:family="paragraph" style:parent-style-name="Text_20_body">
      <style:text-properties fo:language="uk" fo:country="UA" officeooo:rsid="00894b6d" officeooo:paragraph-rsid="012c447d"/>
    </style:style>
    <style:style style:name="P100" style:family="paragraph" style:parent-style-name="Text_20_body">
      <style:text-properties fo:language="uk" fo:country="UA" officeooo:rsid="0130e317" officeooo:paragraph-rsid="0130e317"/>
    </style:style>
    <style:style style:name="P101" style:family="paragraph" style:parent-style-name="Text_20_body">
      <style:text-properties officeooo:rsid="006d45f3" officeooo:paragraph-rsid="006d45f3"/>
    </style:style>
    <style:style style:name="P102" style:family="paragraph" style:parent-style-name="Text_20_body">
      <style:text-properties officeooo:rsid="009809e8" officeooo:paragraph-rsid="009809e8"/>
    </style:style>
    <style:style style:name="P103" style:family="paragraph" style:parent-style-name="Text_20_body">
      <style:text-properties officeooo:rsid="0099bc8a" officeooo:paragraph-rsid="0099bc8a"/>
    </style:style>
    <style:style style:name="P104" style:family="paragraph" style:parent-style-name="Text_20_body">
      <style:text-properties officeooo:paragraph-rsid="00b785ac"/>
    </style:style>
    <style:style style:name="P105" style:family="paragraph" style:parent-style-name="Text_20_body">
      <style:text-properties officeooo:rsid="0130bd4b" officeooo:paragraph-rsid="0130bd4b"/>
    </style:style>
    <style:style style:name="P106" style:family="paragraph" style:parent-style-name="Text_20_body">
      <style:text-properties officeooo:rsid="0133a60f" officeooo:paragraph-rsid="0133a60f"/>
    </style:style>
    <style:style style:name="P107" style:family="paragraph" style:parent-style-name="Text_20_body">
      <style:text-properties officeooo:rsid="01349f8d" officeooo:paragraph-rsid="01349f8d"/>
    </style:style>
    <style:style style:name="P108" style:family="paragraph" style:parent-style-name="Text_20_body">
      <style:paragraph-properties fo:text-align="center" style:justify-single-word="false"/>
      <style:text-properties officeooo:paragraph-rsid="01512ee7"/>
    </style:style>
    <style:style style:name="P109" style:family="paragraph" style:parent-style-name="Text_20_body">
      <style:paragraph-properties fo:text-align="center" style:justify-single-word="false"/>
      <style:text-properties officeooo:paragraph-rsid="015be507"/>
    </style:style>
    <style:style style:name="P110" style:family="paragraph" style:parent-style-name="Text_20_body">
      <style:paragraph-properties fo:text-align="center" style:justify-single-word="false"/>
      <style:text-properties officeooo:paragraph-rsid="01614ab6"/>
    </style:style>
    <style:style style:name="P111" style:family="paragraph" style:parent-style-name="Text_20_body">
      <style:paragraph-properties fo:text-align="center" style:justify-single-word="false"/>
      <style:text-properties officeooo:paragraph-rsid="01694775"/>
    </style:style>
    <style:style style:name="P112" style:family="paragraph" style:parent-style-name="Text_20_body">
      <style:paragraph-properties fo:text-align="center" style:justify-single-word="false"/>
      <style:text-properties officeooo:paragraph-rsid="01798728"/>
    </style:style>
    <style:style style:name="P113" style:family="paragraph" style:parent-style-name="Text_20_body">
      <style:paragraph-properties fo:text-align="center" style:justify-single-word="false"/>
      <style:text-properties officeooo:paragraph-rsid="017ec231"/>
    </style:style>
    <style:style style:name="P114" style:family="paragraph" style:parent-style-name="Text_20_body">
      <style:paragraph-properties fo:text-align="center" style:justify-single-word="false"/>
      <style:text-properties officeooo:paragraph-rsid="0184dcfa"/>
    </style:style>
    <style:style style:name="P115" style:family="paragraph" style:parent-style-name="Text_20_body">
      <style:paragraph-properties fo:text-align="center" style:justify-single-word="false"/>
      <style:text-properties officeooo:paragraph-rsid="0188e45c"/>
    </style:style>
    <style:style style:name="P116" style:family="paragraph" style:parent-style-name="Text_20_body">
      <style:paragraph-properties fo:text-align="center" style:justify-single-word="false"/>
      <style:text-properties officeooo:paragraph-rsid="0192ae5a"/>
    </style:style>
    <style:style style:name="P117" style:family="paragraph" style:parent-style-name="Text_20_body">
      <style:paragraph-properties fo:text-align="center" style:justify-single-word="false"/>
      <style:text-properties officeooo:paragraph-rsid="0197398c"/>
    </style:style>
    <style:style style:name="P118" style:family="paragraph" style:parent-style-name="Text_20_body">
      <style:paragraph-properties fo:text-align="center" style:justify-single-word="false"/>
      <style:text-properties officeooo:paragraph-rsid="01a0e937"/>
    </style:style>
    <style:style style:name="P119" style:family="paragraph" style:parent-style-name="Text_20_body">
      <style:paragraph-properties fo:text-align="center" style:justify-single-word="false"/>
      <style:text-properties officeooo:paragraph-rsid="01e0a97a"/>
    </style:style>
    <style:style style:name="P120" style:family="paragraph" style:parent-style-name="Text_20_body">
      <style:text-properties officeooo:paragraph-rsid="014a0c3f"/>
    </style:style>
    <style:style style:name="P121" style:family="paragraph" style:parent-style-name="Text_20_body">
      <style:text-properties officeooo:rsid="01a843f8" officeooo:paragraph-rsid="01a8a916"/>
    </style:style>
    <style:style style:name="P122" style:family="paragraph" style:parent-style-name="Text_20_body">
      <style:text-properties officeooo:rsid="01a92019" officeooo:paragraph-rsid="01a92019"/>
    </style:style>
    <style:style style:name="P123" style:family="paragraph" style:parent-style-name="Text_20_body">
      <style:text-properties officeooo:rsid="01a92019" officeooo:paragraph-rsid="01aa0360"/>
    </style:style>
    <style:style style:name="P124" style:family="paragraph" style:parent-style-name="Text_20_body">
      <style:text-properties officeooo:rsid="01a92019" officeooo:paragraph-rsid="01aa5c29"/>
    </style:style>
    <style:style style:name="P125" style:family="paragraph" style:parent-style-name="Text_20_body">
      <style:paragraph-properties fo:text-align="start" style:justify-single-word="false"/>
      <style:text-properties officeooo:rsid="01af5052" officeooo:paragraph-rsid="01af5052"/>
    </style:style>
    <style:style style:name="P126" style:family="paragraph" style:parent-style-name="Text_20_body">
      <style:paragraph-properties fo:text-align="start" style:justify-single-word="false"/>
      <style:text-properties officeooo:rsid="01b13e1a" officeooo:paragraph-rsid="01b13e1a"/>
    </style:style>
    <style:style style:name="P127" style:family="paragraph" style:parent-style-name="Text_20_body">
      <style:paragraph-properties fo:text-align="center" style:justify-single-word="false"/>
      <style:text-properties officeooo:rsid="01b8414e" officeooo:paragraph-rsid="01d80c0d"/>
    </style:style>
    <style:style style:name="P128" style:family="paragraph" style:parent-style-name="Text_20_body">
      <style:paragraph-properties fo:text-align="center" style:justify-single-word="false"/>
      <style:text-properties officeooo:rsid="01b8414e" officeooo:paragraph-rsid="01d2852e"/>
    </style:style>
    <style:style style:name="P129" style:family="paragraph" style:parent-style-name="Text_20_body">
      <style:paragraph-properties fo:text-align="center" style:justify-single-word="false"/>
      <style:text-properties officeooo:rsid="01b8414e" officeooo:paragraph-rsid="01ceeaf9"/>
    </style:style>
    <style:style style:name="P130" style:family="paragraph" style:parent-style-name="Text_20_body">
      <style:paragraph-properties fo:text-align="center" style:justify-single-word="false"/>
      <style:text-properties officeooo:rsid="01b8414e" officeooo:paragraph-rsid="01cad9c0"/>
    </style:style>
    <style:style style:name="P131" style:family="paragraph" style:parent-style-name="Text_20_body">
      <style:paragraph-properties fo:text-align="center" style:justify-single-word="false"/>
      <style:text-properties officeooo:rsid="01b8414e" officeooo:paragraph-rsid="01c69048"/>
    </style:style>
    <style:style style:name="P132" style:family="paragraph" style:parent-style-name="Text_20_body">
      <style:paragraph-properties fo:text-align="center" style:justify-single-word="false"/>
      <style:text-properties officeooo:rsid="01b8414e" officeooo:paragraph-rsid="01c0f212"/>
    </style:style>
    <style:style style:name="P133" style:family="paragraph" style:parent-style-name="Text_20_body">
      <style:paragraph-properties fo:text-align="center" style:justify-single-word="false"/>
      <style:text-properties officeooo:rsid="01b8414e" officeooo:paragraph-rsid="01be589b"/>
    </style:style>
    <style:style style:name="P134" style:family="paragraph" style:parent-style-name="Text_20_body">
      <style:paragraph-properties fo:text-align="center" style:justify-single-word="false"/>
      <style:text-properties officeooo:rsid="01b8414e" officeooo:paragraph-rsid="01ba56bf"/>
    </style:style>
    <style:style style:name="P135" style:family="paragraph" style:parent-style-name="Text_20_body">
      <style:text-properties officeooo:rsid="01e439a7" officeooo:paragraph-rsid="01e439a7"/>
    </style:style>
    <style:style style:name="P136" style:family="paragraph" style:parent-style-name="Text_20_body">
      <style:paragraph-properties fo:text-align="center" style:justify-single-word="false"/>
      <style:text-properties officeooo:rsid="01e439a7" officeooo:paragraph-rsid="01e62036"/>
    </style:style>
    <style:style style:name="P137" style:family="paragraph" style:parent-style-name="Text_20_body">
      <style:text-properties officeooo:rsid="01ee80e2" officeooo:paragraph-rsid="01ee80e2"/>
    </style:style>
    <style:style style:name="P138" style:family="paragraph" style:parent-style-name="Text_20_body">
      <style:text-properties officeooo:rsid="01fe53dc" officeooo:paragraph-rsid="01fe53dc"/>
    </style:style>
    <style:style style:name="P139" style:family="paragraph" style:parent-style-name="Text_20_body">
      <style:paragraph-properties fo:text-align="start" style:justify-single-word="false" fo:break-before="page"/>
      <style:text-properties fo:language="uk" fo:country="UA" fo:font-weight="bold" officeooo:rsid="00ac7ba8" officeooo:paragraph-rsid="00ac7ba8" style:font-weight-asian="bold" style:font-weight-complex="bold"/>
    </style:style>
    <style:style style:name="P140" style:family="paragraph" style:parent-style-name="Text_20_body">
      <style:paragraph-properties fo:text-align="start" style:justify-single-word="false" fo:break-before="page"/>
      <style:text-properties fo:language="uk" fo:country="UA" fo:font-weight="bold" officeooo:rsid="00ac7ba8" officeooo:paragraph-rsid="00e0a5b7" style:font-weight-asian="bold" style:font-weight-complex="bold"/>
    </style:style>
    <style:style style:name="P141" style:family="paragraph" style:parent-style-name="Text_20_body">
      <style:paragraph-properties fo:text-align="start" style:justify-single-word="false" fo:break-before="page"/>
      <style:text-properties fo:language="uk" fo:country="UA" fo:font-weight="bold" officeooo:rsid="00ac7ba8" officeooo:paragraph-rsid="00f72c8a" style:font-weight-asian="bold" style:font-weight-complex="bold"/>
    </style:style>
    <style:style style:name="P142" style:family="paragraph" style:parent-style-name="Text_20_body">
      <style:paragraph-properties fo:text-align="center" style:justify-single-word="false" fo:break-before="page"/>
      <style:text-properties officeooo:rsid="01a92019" officeooo:paragraph-rsid="01ad1192"/>
    </style:style>
    <style:style style:name="P143" style:family="paragraph" style:parent-style-name="Title">
      <style:paragraph-properties fo:break-before="page"/>
    </style:style>
    <style:style style:name="P144" style:family="paragraph" style:parent-style-name="Text_20_body" style:list-style-name="L1">
      <style:paragraph-properties fo:text-align="start" style:justify-single-word="false"/>
      <style:text-properties fo:language="uk" fo:country="UA" officeooo:paragraph-rsid="0037b8dd"/>
    </style:style>
    <style:style style:name="P145" style:family="paragraph" style:parent-style-name="Text_20_body" style:list-style-name="L1">
      <style:paragraph-properties fo:text-align="start" style:justify-single-word="false"/>
      <style:text-properties fo:language="uk" fo:country="UA" officeooo:rsid="00218419" officeooo:paragraph-rsid="00218419"/>
    </style:style>
    <style:style style:name="P146" style:family="paragraph" style:parent-style-name="Text_20_body" style:list-style-name="L1">
      <style:paragraph-properties fo:text-align="start" style:justify-single-word="false"/>
      <style:text-properties fo:language="uk" fo:country="UA" officeooo:rsid="0022e0e0" officeooo:paragraph-rsid="0022e0e0"/>
    </style:style>
    <style:style style:name="P147" style:family="paragraph" style:parent-style-name="Text_20_body" style:list-style-name="L1">
      <style:paragraph-properties fo:text-align="start" style:justify-single-word="false"/>
      <style:text-properties fo:language="uk" fo:country="UA" officeooo:rsid="002437cb" officeooo:paragraph-rsid="0037b8dd"/>
    </style:style>
    <style:style style:name="P148" style:family="paragraph" style:parent-style-name="Text_20_body" style:list-style-name="L1">
      <style:paragraph-properties fo:text-align="start" style:justify-single-word="false"/>
      <style:text-properties fo:language="uk" fo:country="UA" officeooo:rsid="002437cb" officeooo:paragraph-rsid="0026e0d1"/>
    </style:style>
    <style:style style:name="P149" style:family="paragraph" style:parent-style-name="Text_20_body" style:list-style-name="L1">
      <style:paragraph-properties fo:text-align="start" style:justify-single-word="false"/>
      <style:text-properties fo:language="uk" fo:country="UA" officeooo:rsid="00295fb2" officeooo:paragraph-rsid="00295fb2"/>
    </style:style>
    <style:style style:name="P150" style:family="paragraph" style:parent-style-name="Text_20_body" style:list-style-name="L1">
      <style:paragraph-properties fo:text-align="start" style:justify-single-word="false"/>
      <style:text-properties fo:language="uk" fo:country="UA" officeooo:rsid="002abb34" officeooo:paragraph-rsid="0037b8dd"/>
    </style:style>
    <style:style style:name="P151" style:family="paragraph" style:parent-style-name="Text_20_body" style:list-style-name="L1">
      <style:paragraph-properties fo:text-align="start" style:justify-single-word="false"/>
      <style:text-properties fo:language="uk" fo:country="UA" officeooo:rsid="002d3676" officeooo:paragraph-rsid="002f2ae1"/>
    </style:style>
    <style:style style:name="P152" style:family="paragraph" style:parent-style-name="Text_20_body" style:list-style-name="L1">
      <style:paragraph-properties fo:text-align="start" style:justify-single-word="false"/>
      <style:text-properties fo:language="uk" fo:country="UA" officeooo:rsid="002fb698" officeooo:paragraph-rsid="002fb698"/>
    </style:style>
    <style:style style:name="P153" style:family="paragraph" style:parent-style-name="Text_20_body" style:list-style-name="L1">
      <style:paragraph-properties fo:text-align="start" style:justify-single-word="false"/>
      <style:text-properties fo:language="uk" fo:country="UA" officeooo:rsid="00309bdb" officeooo:paragraph-rsid="00317bf9"/>
    </style:style>
    <style:style style:name="P154" style:family="paragraph" style:parent-style-name="Text_20_body" style:list-style-name="L1">
      <style:paragraph-properties fo:text-align="start" style:justify-single-word="false"/>
      <style:text-properties fo:language="uk" fo:country="UA" officeooo:rsid="0033c7a6" officeooo:paragraph-rsid="0037b8dd"/>
    </style:style>
    <style:style style:name="P155" style:family="paragraph" style:parent-style-name="Text_20_body" style:list-style-name="L2">
      <style:paragraph-properties fo:text-align="start" style:justify-single-word="false"/>
      <style:text-properties fo:language="uk" fo:country="UA" fo:font-weight="normal" officeooo:rsid="00363ee9" officeooo:paragraph-rsid="00363ee9" style:font-weight-asian="normal" style:font-weight-complex="normal"/>
    </style:style>
    <style:style style:name="P156" style:family="paragraph" style:parent-style-name="Text_20_body" style:list-style-name="L2">
      <style:paragraph-properties fo:text-align="start" style:justify-single-word="false"/>
      <style:text-properties fo:language="uk" fo:country="UA" fo:font-weight="normal" officeooo:rsid="00363ee9" officeooo:paragraph-rsid="01ee8a15" style:font-weight-asian="normal" style:font-weight-complex="normal"/>
    </style:style>
    <style:style style:name="P157" style:family="paragraph" style:parent-style-name="Text_20_body" style:list-style-name="L26">
      <style:paragraph-properties fo:text-align="start" style:justify-single-word="false"/>
      <style:text-properties fo:language="uk" fo:country="UA" fo:font-weight="normal" officeooo:rsid="00363ee9" officeooo:paragraph-rsid="01ff5b5d" style:font-weight-asian="normal" style:font-weight-complex="normal"/>
    </style:style>
    <style:style style:name="P158" style:family="paragraph" style:parent-style-name="Text_20_body" style:list-style-name="L2">
      <style:paragraph-properties fo:text-align="start" style:justify-single-word="false"/>
      <style:text-properties fo:language="uk" fo:country="UA" fo:font-weight="normal" officeooo:rsid="0037b8dd" officeooo:paragraph-rsid="00384df9" style:font-weight-asian="normal" style:font-weight-complex="normal"/>
    </style:style>
    <style:style style:name="P159" style:family="paragraph" style:parent-style-name="Text_20_body" style:list-style-name="L2">
      <style:paragraph-properties fo:text-align="start" style:justify-single-word="false"/>
      <style:text-properties fo:language="uk" fo:country="UA" fo:font-weight="normal" officeooo:rsid="0037b8dd" officeooo:paragraph-rsid="01ee8a15" style:font-weight-asian="normal" style:font-weight-complex="normal"/>
    </style:style>
    <style:style style:name="P160" style:family="paragraph" style:parent-style-name="Text_20_body" style:list-style-name="L26">
      <style:paragraph-properties fo:text-align="start" style:justify-single-word="false"/>
      <style:text-properties fo:language="uk" fo:country="UA" fo:font-weight="normal" officeooo:rsid="0037b8dd" officeooo:paragraph-rsid="01ff5b5d" style:font-weight-asian="normal" style:font-weight-complex="normal"/>
    </style:style>
    <style:style style:name="P161" style:family="paragraph" style:parent-style-name="Text_20_body" style:list-style-name="L2">
      <style:paragraph-properties fo:text-align="start" style:justify-single-word="false"/>
      <style:text-properties fo:language="uk" fo:country="UA" fo:font-weight="normal" officeooo:rsid="003b5eb0" officeooo:paragraph-rsid="003b5eb0" style:font-weight-asian="normal" style:font-weight-complex="normal"/>
    </style:style>
    <style:style style:name="P162" style:family="paragraph" style:parent-style-name="Text_20_body" style:list-style-name="L2">
      <style:paragraph-properties fo:text-align="start" style:justify-single-word="false"/>
      <style:text-properties fo:language="uk" fo:country="UA" fo:font-weight="normal" officeooo:rsid="003b5eb0" officeooo:paragraph-rsid="01ee8a15" style:font-weight-asian="normal" style:font-weight-complex="normal"/>
    </style:style>
    <style:style style:name="P163" style:family="paragraph" style:parent-style-name="Text_20_body" style:list-style-name="L26">
      <style:paragraph-properties fo:text-align="start" style:justify-single-word="false"/>
      <style:text-properties fo:language="uk" fo:country="UA" fo:font-weight="normal" officeooo:rsid="003b5eb0" officeooo:paragraph-rsid="01ff5b5d" style:font-weight-asian="normal" style:font-weight-complex="normal"/>
    </style:style>
    <style:style style:name="P164" style:family="paragraph" style:parent-style-name="Text_20_body" style:list-style-name="L2">
      <style:paragraph-properties fo:text-align="start" style:justify-single-word="false"/>
      <style:text-properties fo:language="uk" fo:country="UA" fo:font-weight="normal" officeooo:rsid="003da312" officeooo:paragraph-rsid="003da312" style:font-weight-asian="normal" style:font-weight-complex="normal"/>
    </style:style>
    <style:style style:name="P165" style:family="paragraph" style:parent-style-name="Text_20_body" style:list-style-name="L2">
      <style:paragraph-properties fo:text-align="start" style:justify-single-word="false"/>
      <style:text-properties fo:language="uk" fo:country="UA" fo:font-weight="normal" officeooo:rsid="003da312" officeooo:paragraph-rsid="01ee8a15" style:font-weight-asian="normal" style:font-weight-complex="normal"/>
    </style:style>
    <style:style style:name="P166" style:family="paragraph" style:parent-style-name="Text_20_body" style:list-style-name="L26">
      <style:paragraph-properties fo:text-align="start" style:justify-single-word="false"/>
      <style:text-properties fo:language="uk" fo:country="UA" fo:font-weight="normal" officeooo:rsid="003da312" officeooo:paragraph-rsid="01ff5b5d" style:font-weight-asian="normal" style:font-weight-complex="normal"/>
    </style:style>
    <style:style style:name="P167" style:family="paragraph" style:parent-style-name="Text_20_body" style:list-style-name="L27">
      <style:paragraph-properties fo:text-align="start" style:justify-single-word="false"/>
      <style:text-properties fo:language="uk" fo:country="UA" fo:font-weight="normal" officeooo:rsid="02039e5e" officeooo:paragraph-rsid="02039e5e" style:font-weight-asian="normal" style:font-weight-complex="normal"/>
    </style:style>
    <style:style style:name="P168" style:family="paragraph" style:parent-style-name="Text_20_body" style:list-style-name="L27">
      <style:paragraph-properties fo:text-align="start" style:justify-single-word="false"/>
      <style:text-properties fo:language="uk" fo:country="UA" fo:font-weight="normal" officeooo:rsid="0204146f" officeooo:paragraph-rsid="02039e5e" style:font-weight-asian="normal" style:font-weight-complex="normal"/>
    </style:style>
    <style:style style:name="P169" style:family="paragraph" style:parent-style-name="Text_20_body" style:list-style-name="L27">
      <style:paragraph-properties fo:text-align="start" style:justify-single-word="false"/>
      <style:text-properties fo:language="uk" fo:country="UA" fo:font-weight="normal" officeooo:rsid="0204146f" officeooo:paragraph-rsid="0204146f" style:font-weight-asian="normal" style:font-weight-complex="normal"/>
    </style:style>
    <style:style style:name="P170" style:family="paragraph" style:parent-style-name="Text_20_body" style:list-style-name="L3">
      <style:text-properties fo:language="uk" fo:country="UA" officeooo:rsid="00891124" officeooo:paragraph-rsid="008fdd56"/>
    </style:style>
    <style:style style:name="P171" style:family="paragraph" style:parent-style-name="Text_20_body" style:list-style-name="L3">
      <style:text-properties fo:language="uk" fo:country="UA" officeooo:rsid="00563898" officeooo:paragraph-rsid="008fdd56"/>
    </style:style>
    <style:style style:name="P172" style:family="paragraph" style:parent-style-name="Text_20_body" style:list-style-name="L3">
      <style:text-properties fo:language="uk" fo:country="UA" officeooo:rsid="00570a4d" officeooo:paragraph-rsid="008fdd56"/>
    </style:style>
    <style:style style:name="P173" style:family="paragraph" style:parent-style-name="Text_20_body" style:list-style-name="L4">
      <style:text-properties fo:language="uk" fo:country="UA" officeooo:rsid="005c8a5f" officeooo:paragraph-rsid="005c8a5f"/>
    </style:style>
    <style:style style:name="P174" style:family="paragraph" style:parent-style-name="Text_20_body" style:list-style-name="L5">
      <style:text-properties fo:language="uk" fo:country="UA" officeooo:rsid="0062bec7" officeooo:paragraph-rsid="0062bec7"/>
    </style:style>
    <style:style style:name="P175" style:family="paragraph" style:parent-style-name="Text_20_body" style:list-style-name="L6">
      <style:text-properties fo:language="uk" fo:country="UA" officeooo:rsid="0062bec7" officeooo:paragraph-rsid="0062bec7"/>
    </style:style>
    <style:style style:name="P176" style:family="paragraph" style:parent-style-name="Text_20_body" style:list-style-name="L7">
      <style:text-properties fo:language="uk" fo:country="UA" officeooo:rsid="0064a1d0" officeooo:paragraph-rsid="0064a1d0"/>
    </style:style>
    <style:style style:name="P177" style:family="paragraph" style:parent-style-name="Text_20_body" style:list-style-name="L8">
      <style:text-properties fo:language="uk" fo:country="UA" officeooo:rsid="00666fe3" officeooo:paragraph-rsid="00666fe3"/>
    </style:style>
    <style:style style:name="P178" style:family="paragraph" style:parent-style-name="Text_20_body" style:list-style-name="L9">
      <style:paragraph-properties fo:text-align="start" style:justify-single-word="false"/>
      <style:text-properties fo:language="uk" fo:country="UA" fo:font-style="normal" fo:font-weight="normal" officeooo:rsid="00c0c303" officeooo:paragraph-rsid="00c0c303" style:font-style-asian="normal" style:font-weight-asian="normal" style:font-style-complex="normal" style:font-weight-complex="normal"/>
    </style:style>
    <style:style style:name="P179" style:family="paragraph" style:parent-style-name="Text_20_body" style:list-style-name="L14">
      <style:paragraph-properties fo:text-align="start" style:justify-single-word="false"/>
      <style:text-properties fo:language="uk" fo:country="UA" fo:font-style="normal" fo:font-weight="normal" officeooo:rsid="00c0c303" officeooo:paragraph-rsid="00e6bab4" style:font-style-asian="normal" style:font-weight-asian="normal" style:font-style-complex="normal" style:font-weight-complex="normal"/>
    </style:style>
    <style:style style:name="P180" style:family="paragraph" style:parent-style-name="Text_20_body" style:list-style-name="L19">
      <style:paragraph-properties fo:text-align="start" style:justify-single-word="false"/>
      <style:text-properties fo:language="uk" fo:country="UA" fo:font-style="normal" fo:font-weight="normal" officeooo:rsid="00c0c303" officeooo:paragraph-rsid="0101692f" style:font-style-asian="normal" style:font-weight-asian="normal" style:font-style-complex="normal" style:font-weight-complex="normal"/>
    </style:style>
    <style:style style:name="P181" style:family="paragraph" style:parent-style-name="Text_20_body" style:list-style-name="L19">
      <style:paragraph-properties fo:text-align="start" style:justify-single-word="false"/>
      <style:text-properties fo:language="uk" fo:country="UA" fo:font-style="normal" fo:font-weight="normal" officeooo:rsid="00c0c303" officeooo:paragraph-rsid="01034031" style:font-style-asian="normal" style:font-weight-asian="normal" style:font-style-complex="normal" style:font-weight-complex="normal"/>
    </style:style>
    <style:style style:name="P182" style:family="paragraph" style:parent-style-name="Text_20_body" style:list-style-name="L23">
      <style:paragraph-properties fo:text-align="start" style:justify-single-word="false"/>
      <style:text-properties fo:language="uk" fo:country="UA" fo:font-style="normal" fo:font-weight="normal" officeooo:rsid="00c0c303" officeooo:paragraph-rsid="01067062" style:font-style-asian="normal" style:font-weight-asian="normal" style:font-style-complex="normal" style:font-weight-complex="normal"/>
    </style:style>
    <style:style style:name="P183" style:family="paragraph" style:parent-style-name="Text_20_body" style:list-style-name="L10">
      <style:paragraph-properties fo:text-align="start" style:justify-single-word="false"/>
      <style:text-properties fo:language="uk" fo:country="UA" fo:font-style="normal" fo:font-weight="normal" officeooo:rsid="00c3571c" officeooo:paragraph-rsid="00c3571c" style:font-style-asian="normal" style:font-weight-asian="normal" style:font-style-complex="normal" style:font-weight-complex="normal"/>
    </style:style>
    <style:style style:name="P184" style:family="paragraph" style:parent-style-name="Text_20_body" style:list-style-name="L11">
      <style:paragraph-properties fo:text-align="start" style:justify-single-word="false"/>
      <style:text-properties fo:language="uk" fo:country="UA" fo:font-style="normal" fo:font-weight="normal" officeooo:rsid="00c40378" officeooo:paragraph-rsid="00c40378" style:font-style-asian="normal" style:font-weight-asian="normal" style:font-style-complex="normal" style:font-weight-complex="normal"/>
    </style:style>
    <style:style style:name="P185" style:family="paragraph" style:parent-style-name="Text_20_body" style:list-style-name="L12">
      <style:paragraph-properties fo:text-align="start" style:justify-single-word="false"/>
      <style:text-properties fo:language="uk" fo:country="UA" fo:font-style="normal" fo:font-weight="normal" officeooo:rsid="00c5a9db" officeooo:paragraph-rsid="00c5a9db" style:font-style-asian="normal" style:font-weight-asian="normal" style:font-style-complex="normal" style:font-weight-complex="normal"/>
    </style:style>
    <style:style style:name="P186" style:family="paragraph" style:parent-style-name="Text_20_body" style:list-style-name="L13">
      <style:paragraph-properties fo:text-align="start" style:justify-single-word="false"/>
      <style:text-properties fo:language="uk" fo:country="UA" fo:font-style="normal" fo:font-weight="normal" officeooo:rsid="00ca527c" officeooo:paragraph-rsid="00ca527c" style:font-style-asian="normal" style:font-weight-asian="normal" style:font-style-complex="normal" style:font-weight-complex="normal"/>
    </style:style>
    <style:style style:name="P187" style:family="paragraph" style:parent-style-name="Text_20_body" style:list-style-name="L15">
      <style:paragraph-properties fo:text-align="start" style:justify-single-word="false"/>
      <style:text-properties fo:language="uk" fo:country="UA" fo:font-style="normal" fo:font-weight="normal" officeooo:rsid="00ec6c80" officeooo:paragraph-rsid="00ec6c80" style:font-style-asian="normal" style:font-weight-asian="normal" style:font-style-complex="normal" style:font-weight-complex="normal"/>
    </style:style>
    <style:style style:name="P188" style:family="paragraph" style:parent-style-name="Text_20_body" style:list-style-name="L16">
      <style:paragraph-properties fo:text-align="start" style:justify-single-word="false"/>
      <style:text-properties fo:language="uk" fo:country="UA" fo:font-style="normal" fo:font-weight="normal" officeooo:rsid="00ec6c80" officeooo:paragraph-rsid="00ec6c80" style:font-style-asian="normal" style:font-weight-asian="normal" style:font-style-complex="normal" style:font-weight-complex="normal"/>
    </style:style>
    <style:style style:name="P189" style:family="paragraph" style:parent-style-name="Text_20_body" style:list-style-name="L20">
      <style:paragraph-properties fo:text-align="start" style:justify-single-word="false"/>
      <style:text-properties fo:language="uk" fo:country="UA" fo:font-style="normal" fo:font-weight="normal" officeooo:rsid="00ec6c80" officeooo:paragraph-rsid="0103f136" style:font-style-asian="normal" style:font-weight-asian="normal" style:font-style-complex="normal" style:font-weight-complex="normal"/>
    </style:style>
    <style:style style:name="P190" style:family="paragraph" style:parent-style-name="Text_20_body" style:list-style-name="L21">
      <style:paragraph-properties fo:text-align="start" style:justify-single-word="false"/>
      <style:text-properties fo:language="uk" fo:country="UA" fo:font-style="normal" fo:font-weight="normal" officeooo:rsid="00ec6c80" officeooo:paragraph-rsid="0104bade" style:font-style-asian="normal" style:font-weight-asian="normal" style:font-style-complex="normal" style:font-weight-complex="normal"/>
    </style:style>
    <style:style style:name="P191" style:family="paragraph" style:parent-style-name="Text_20_body" style:list-style-name="L17">
      <style:paragraph-properties fo:text-align="start" style:justify-single-word="false"/>
      <style:text-properties fo:language="uk" fo:country="UA" fo:font-style="normal" fo:font-weight="normal" officeooo:rsid="00ee070c" officeooo:paragraph-rsid="00ee070c" style:font-style-asian="normal" style:font-weight-asian="normal" style:font-style-complex="normal" style:font-weight-complex="normal"/>
    </style:style>
    <style:style style:name="P192" style:family="paragraph" style:parent-style-name="Text_20_body" style:list-style-name="L18">
      <style:paragraph-properties fo:text-align="start" style:justify-single-word="false"/>
      <style:text-properties fo:language="uk" fo:country="UA" fo:font-style="normal" fo:font-weight="normal" officeooo:rsid="00efb40c" officeooo:paragraph-rsid="00efb40c" style:font-style-asian="normal" style:font-weight-asian="normal" style:font-style-complex="normal" style:font-weight-complex="normal"/>
    </style:style>
    <style:style style:name="P193" style:family="paragraph" style:parent-style-name="Text_20_body" style:list-style-name="L19">
      <style:paragraph-properties fo:text-align="start" style:justify-single-word="false"/>
      <style:text-properties fo:language="uk" fo:country="UA" fo:font-style="normal" fo:font-weight="normal" officeooo:rsid="00fc7377" officeooo:paragraph-rsid="00ff6489" style:font-style-asian="normal" style:font-weight-asian="normal" style:font-style-complex="normal" style:font-weight-complex="normal"/>
    </style:style>
    <style:style style:name="P194" style:family="paragraph" style:parent-style-name="Text_20_body" style:list-style-name="L22">
      <style:paragraph-properties fo:text-align="start" style:justify-single-word="false"/>
      <style:text-properties fo:language="uk" fo:country="UA" fo:font-style="normal" fo:font-weight="normal" officeooo:rsid="0104bade" officeooo:paragraph-rsid="0104bade" style:font-style-asian="normal" style:font-weight-asian="normal" style:font-style-complex="normal" style:font-weight-complex="normal"/>
    </style:style>
    <style:style style:name="P195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434f61" officeooo:paragraph-rsid="01467445" style:font-style-asian="normal" style:font-weight-asian="normal" style:font-style-complex="normal" style:font-weight-complex="normal"/>
    </style:style>
    <style:style style:name="P196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4d3fa7" officeooo:paragraph-rsid="014d3fa7" style:font-style-asian="normal" style:font-weight-asian="normal" style:font-style-complex="normal" style:font-weight-complex="normal"/>
    </style:style>
    <style:style style:name="P197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52f524" officeooo:paragraph-rsid="0152f524" style:font-style-asian="normal" style:font-weight-asian="normal" style:font-style-complex="normal" style:font-weight-complex="normal"/>
    </style:style>
    <style:style style:name="P198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530137" officeooo:paragraph-rsid="01530137" style:font-style-asian="normal" style:font-weight-asian="normal" style:font-style-complex="normal" style:font-weight-complex="normal"/>
    </style:style>
    <style:style style:name="P199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56ebdd" officeooo:paragraph-rsid="0156ebdd" style:font-style-asian="normal" style:font-weight-asian="normal" style:font-style-complex="normal" style:font-weight-complex="normal"/>
    </style:style>
    <style:style style:name="P200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580570" officeooo:paragraph-rsid="0159fbf1" style:font-style-asian="normal" style:font-weight-asian="normal" style:font-style-complex="normal" style:font-weight-complex="normal"/>
    </style:style>
    <style:style style:name="P201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59fbf1" officeooo:paragraph-rsid="015be507" style:font-style-asian="normal" style:font-weight-asian="normal" style:font-style-complex="normal" style:font-weight-complex="normal"/>
    </style:style>
    <style:style style:name="P202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5e0bd9" officeooo:paragraph-rsid="015e0bd9" style:font-style-asian="normal" style:font-weight-asian="normal" style:font-style-complex="normal" style:font-weight-complex="normal"/>
    </style:style>
    <style:style style:name="P203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5f255d" officeooo:paragraph-rsid="015f255d" style:font-style-asian="normal" style:font-weight-asian="normal" style:font-style-complex="normal" style:font-weight-complex="normal"/>
    </style:style>
    <style:style style:name="P204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5f2a29" officeooo:paragraph-rsid="0160abee" style:font-style-asian="normal" style:font-weight-asian="normal" style:font-style-complex="normal" style:font-weight-complex="normal"/>
    </style:style>
    <style:style style:name="P205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5f2a29" officeooo:paragraph-rsid="015f2a29" style:font-style-asian="normal" style:font-weight-asian="normal" style:font-style-complex="normal" style:font-weight-complex="normal"/>
    </style:style>
    <style:style style:name="P206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60abee" officeooo:paragraph-rsid="0160abee" style:font-style-asian="normal" style:font-weight-asian="normal" style:font-style-complex="normal" style:font-weight-complex="normal"/>
    </style:style>
    <style:style style:name="P207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63a826" officeooo:paragraph-rsid="0163a826" style:font-style-asian="normal" style:font-weight-asian="normal" style:font-style-complex="normal" style:font-weight-complex="normal"/>
    </style:style>
    <style:style style:name="P208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65aac3" officeooo:paragraph-rsid="0165aac3" style:font-style-asian="normal" style:font-weight-asian="normal" style:font-style-complex="normal" style:font-weight-complex="normal"/>
    </style:style>
    <style:style style:name="P209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65aac3" officeooo:paragraph-rsid="0165f8ec" style:font-style-asian="normal" style:font-weight-asian="normal" style:font-style-complex="normal" style:font-weight-complex="normal"/>
    </style:style>
    <style:style style:name="P210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614ab6" officeooo:paragraph-rsid="01786998" style:font-style-asian="normal" style:font-weight-asian="normal" style:font-style-complex="normal" style:font-weight-complex="normal"/>
    </style:style>
    <style:style style:name="P211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6d634b" officeooo:paragraph-rsid="016df915" style:font-style-asian="normal" style:font-weight-asian="normal" style:font-style-complex="normal" style:font-weight-complex="normal"/>
    </style:style>
    <style:style style:name="P212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6d634b" officeooo:paragraph-rsid="0170ed25" style:font-style-asian="normal" style:font-weight-asian="normal" style:font-style-complex="normal" style:font-weight-complex="normal"/>
    </style:style>
    <style:style style:name="P213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6d634b" officeooo:paragraph-rsid="016d634b" style:font-style-asian="normal" style:font-weight-asian="normal" style:font-style-complex="normal" style:font-weight-complex="normal"/>
    </style:style>
    <style:style style:name="P214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7e5db0" officeooo:paragraph-rsid="017e5db0" style:font-style-asian="normal" style:font-weight-asian="normal" style:font-style-complex="normal" style:font-weight-complex="normal"/>
    </style:style>
    <style:style style:name="P215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81593e" officeooo:paragraph-rsid="018306c9" style:font-style-asian="normal" style:font-weight-asian="normal" style:font-style-complex="normal" style:font-weight-complex="normal"/>
    </style:style>
    <style:style style:name="P216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81593e" officeooo:paragraph-rsid="0181593e" style:font-style-asian="normal" style:font-weight-asian="normal" style:font-style-complex="normal" style:font-weight-complex="normal"/>
    </style:style>
    <style:style style:name="P217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863c42" officeooo:paragraph-rsid="0188e45c" style:font-style-asian="normal" style:font-weight-asian="normal" style:font-style-complex="normal" style:font-weight-complex="normal"/>
    </style:style>
    <style:style style:name="P218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8c51f6" officeooo:paragraph-rsid="018d18c8" style:font-style-asian="normal" style:font-weight-asian="normal" style:font-style-complex="normal" style:font-weight-complex="normal"/>
    </style:style>
    <style:style style:name="P219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8c51f6" officeooo:paragraph-rsid="018fc435" style:font-style-asian="normal" style:font-weight-asian="normal" style:font-style-complex="normal" style:font-weight-complex="normal"/>
    </style:style>
    <style:style style:name="P220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8d18c8" officeooo:paragraph-rsid="018d18c8" style:font-style-asian="normal" style:font-weight-asian="normal" style:font-style-complex="normal" style:font-weight-complex="normal"/>
    </style:style>
    <style:style style:name="P221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949c61" officeooo:paragraph-rsid="01949c61" style:font-style-asian="normal" style:font-weight-asian="normal" style:font-style-complex="normal" style:font-weight-complex="normal"/>
    </style:style>
    <style:style style:name="P222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954b20" officeooo:paragraph-rsid="01954b20" style:font-style-asian="normal" style:font-weight-asian="normal" style:font-style-complex="normal" style:font-weight-complex="normal"/>
    </style:style>
    <style:style style:name="P223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990cd5" officeooo:paragraph-rsid="01990cd5" style:font-style-asian="normal" style:font-weight-asian="normal" style:font-style-complex="normal" style:font-weight-complex="normal"/>
    </style:style>
    <style:style style:name="P224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a2c709" officeooo:paragraph-rsid="01a3b512" style:font-style-asian="normal" style:font-weight-asian="normal" style:font-style-complex="normal" style:font-weight-complex="normal"/>
    </style:style>
    <style:style style:name="P225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a2c709" officeooo:paragraph-rsid="01a2c709" style:font-style-asian="normal" style:font-weight-asian="normal" style:font-style-complex="normal" style:font-weight-complex="normal"/>
    </style:style>
    <style:style style:name="P226" style:family="paragraph" style:parent-style-name="Text_20_body" style:list-style-name="L25">
      <style:text-properties fo:language="uk" fo:country="UA" fo:font-style="normal" fo:font-weight="normal" officeooo:rsid="01bf6b21" officeooo:paragraph-rsid="01bf6b21" style:font-style-asian="normal" style:font-weight-asian="normal" style:font-style-complex="normal" style:font-weight-complex="normal"/>
    </style:style>
    <style:style style:name="P227" style:family="paragraph" style:parent-style-name="Text_20_body" style:list-style-name="L25">
      <style:paragraph-properties fo:text-align="start" style:justify-single-word="false"/>
      <style:text-properties fo:language="uk" fo:country="UA" fo:font-style="normal" fo:font-weight="normal" officeooo:rsid="01d3d3f2" officeooo:paragraph-rsid="01d3d3f2" style:font-style-asian="normal" style:font-weight-asian="normal" style:font-style-complex="normal" style:font-weight-complex="normal"/>
    </style:style>
    <style:style style:name="P228" style:family="paragraph" style:parent-style-name="Text_20_body" style:list-style-name="L3">
      <style:text-properties officeooo:paragraph-rsid="0099f2fd"/>
    </style:style>
    <style:style style:name="P229" style:family="paragraph" style:parent-style-name="Text_20_body" style:list-style-name="L3">
      <style:text-properties officeooo:rsid="0099f2fd" officeooo:paragraph-rsid="0099f2fd"/>
    </style:style>
    <style:style style:name="P230" style:family="paragraph" style:parent-style-name="Text_20_body" style:list-style-name="L3">
      <style:text-properties officeooo:rsid="009bd5a4" officeooo:paragraph-rsid="009bd5a4"/>
    </style:style>
    <style:style style:name="P231" style:family="paragraph" style:parent-style-name="Text_20_body" style:list-style-name="L19">
      <style:paragraph-properties fo:text-align="start" style:justify-single-word="false"/>
      <style:text-properties officeooo:rsid="00e6bab4" officeooo:paragraph-rsid="00ff6489"/>
    </style:style>
    <style:style style:name="P232" style:family="paragraph" style:parent-style-name="Text_20_body" style:list-style-name="L25">
      <style:text-properties officeooo:rsid="01b8414e" officeooo:paragraph-rsid="01ba56bf"/>
    </style:style>
    <style:style style:name="P233" style:family="paragraph" style:parent-style-name="Text_20_body" style:list-style-name="L25">
      <style:text-properties officeooo:rsid="01bd0716" officeooo:paragraph-rsid="01bd0716"/>
    </style:style>
    <style:style style:name="P234" style:family="paragraph" style:parent-style-name="Text_20_body" style:list-style-name="L25">
      <style:text-properties officeooo:rsid="01be589b" officeooo:paragraph-rsid="01be589b"/>
    </style:style>
    <style:style style:name="P235" style:family="paragraph" style:parent-style-name="Text_20_body" style:list-style-name="L25">
      <style:text-properties officeooo:rsid="01bf204b" officeooo:paragraph-rsid="01bf204b"/>
    </style:style>
    <style:style style:name="P236" style:family="paragraph" style:parent-style-name="Text_20_body" style:list-style-name="L25">
      <style:text-properties officeooo:rsid="01c3b8c0" officeooo:paragraph-rsid="01c3b8c0"/>
    </style:style>
    <style:style style:name="P237" style:family="paragraph" style:parent-style-name="Text_20_body" style:list-style-name="L25">
      <style:text-properties officeooo:rsid="01c8a939" officeooo:paragraph-rsid="01c8a939"/>
    </style:style>
    <style:style style:name="P238" style:family="paragraph" style:parent-style-name="Text_20_body" style:list-style-name="L25">
      <style:text-properties officeooo:rsid="01c9a878" officeooo:paragraph-rsid="01c9a878"/>
    </style:style>
    <style:style style:name="P239" style:family="paragraph" style:parent-style-name="Text_20_body" style:list-style-name="L25">
      <style:text-properties officeooo:rsid="01cd0efe" officeooo:paragraph-rsid="01cd0efe"/>
    </style:style>
    <style:style style:name="P240" style:family="paragraph" style:parent-style-name="Text_20_body" style:list-style-name="L25">
      <style:text-properties officeooo:rsid="01cd888f" officeooo:paragraph-rsid="01cd888f"/>
    </style:style>
    <style:style style:name="P241" style:family="paragraph" style:parent-style-name="Text_20_body" style:list-style-name="L25">
      <style:paragraph-properties fo:text-align="start" style:justify-single-word="false"/>
      <style:text-properties officeooo:rsid="01d21259" officeooo:paragraph-rsid="01d21259"/>
    </style:style>
    <style:style style:name="P242" style:family="paragraph" style:parent-style-name="Text_20_body" style:list-style-name="L25">
      <style:paragraph-properties fo:text-align="start" style:justify-single-word="false"/>
      <style:text-properties officeooo:rsid="01d38d1a" officeooo:paragraph-rsid="01d38d1a"/>
    </style:style>
    <style:style style:name="P243" style:family="paragraph" style:parent-style-name="Text_20_body" style:list-style-name="L25">
      <style:paragraph-properties fo:text-align="start" style:justify-single-word="false"/>
      <style:text-properties officeooo:rsid="01ddbeca" officeooo:paragraph-rsid="01ddbeca"/>
    </style:style>
    <style:style style:name="P244" style:family="paragraph" style:parent-style-name="Text_20_body" style:list-style-name="L25">
      <style:paragraph-properties fo:text-align="start" style:justify-single-word="false"/>
      <style:text-properties officeooo:rsid="01e08143" officeooo:paragraph-rsid="01e08143"/>
    </style:style>
    <style:style style:name="P245" style:family="paragraph" style:parent-style-name="Text_20_body">
      <style:text-properties fo:font-size="8pt" officeooo:rsid="020ba8fd" officeooo:paragraph-rsid="020ba8fd" style:font-size-asian="7pt" style:font-size-complex="8pt"/>
    </style:style>
    <style:style style:name="P246" style:family="paragraph" style:parent-style-name="Heading_20_1">
      <style:text-properties officeooo:rsid="013cc432" officeooo:paragraph-rsid="013cc432"/>
    </style:style>
    <style:style style:name="P247" style:family="paragraph" style:parent-style-name="Heading_20_1">
      <style:paragraph-properties fo:break-before="page"/>
    </style:style>
    <style:style style:name="P248" style:family="paragraph" style:parent-style-name="Heading_20_1">
      <style:paragraph-properties fo:text-align="start" style:justify-single-word="false" fo:break-before="page"/>
      <style:text-properties officeooo:rsid="01a92019" officeooo:paragraph-rsid="01ad8500"/>
    </style:style>
    <style:style style:name="P249" style:family="paragraph" style:parent-style-name="Heading_20_1">
      <style:paragraph-properties fo:break-before="page"/>
      <style:text-properties officeooo:rsid="01e439a7" officeooo:paragraph-rsid="01e439a7"/>
    </style:style>
    <style:style style:name="P250" style:family="paragraph" style:parent-style-name="Heading_20_2" style:list-style-name=""/>
    <style:style style:name="P251" style:family="paragraph" style:parent-style-name="Heading_20_2">
      <style:text-properties officeooo:rsid="013e4e6e" officeooo:paragraph-rsid="013fc5e0"/>
    </style:style>
    <style:style style:name="P252" style:family="paragraph" style:parent-style-name="Heading_20_2">
      <style:text-properties officeooo:paragraph-rsid="01a92019"/>
    </style:style>
    <style:style style:name="P253" style:family="paragraph" style:parent-style-name="Heading_20_2">
      <style:text-properties officeooo:paragraph-rsid="01aa0360"/>
    </style:style>
    <style:style style:name="P254" style:family="paragraph" style:parent-style-name="Heading_20_2">
      <style:text-properties officeooo:paragraph-rsid="01aa5c29"/>
    </style:style>
    <style:style style:name="P255" style:family="paragraph" style:parent-style-name="Heading_20_2">
      <style:paragraph-properties fo:break-before="page"/>
      <style:text-properties officeooo:rsid="013e4e6e" officeooo:paragraph-rsid="014a0c3f"/>
    </style:style>
    <style:style style:name="P256" style:family="paragraph" style:parent-style-name="Heading_20_2">
      <style:paragraph-properties fo:break-before="page"/>
      <style:text-properties officeooo:rsid="013e4e6e" officeooo:paragraph-rsid="01512ee7"/>
    </style:style>
    <style:style style:name="P257" style:family="paragraph" style:parent-style-name="Heading_20_2">
      <style:paragraph-properties fo:break-before="page"/>
      <style:text-properties officeooo:rsid="013e4e6e" officeooo:paragraph-rsid="015be507"/>
    </style:style>
    <style:style style:name="P258" style:family="paragraph" style:parent-style-name="Heading_20_2">
      <style:paragraph-properties fo:break-before="page"/>
      <style:text-properties officeooo:rsid="013e4e6e" officeooo:paragraph-rsid="01614ab6"/>
    </style:style>
    <style:style style:name="P259" style:family="paragraph" style:parent-style-name="Heading_20_2">
      <style:paragraph-properties fo:break-before="page"/>
      <style:text-properties officeooo:rsid="013e4e6e" officeooo:paragraph-rsid="01694775"/>
    </style:style>
    <style:style style:name="P260" style:family="paragraph" style:parent-style-name="Heading_20_2">
      <style:paragraph-properties fo:break-before="page"/>
      <style:text-properties officeooo:rsid="013e4e6e" officeooo:paragraph-rsid="01798728"/>
    </style:style>
    <style:style style:name="P261" style:family="paragraph" style:parent-style-name="Heading_20_2">
      <style:paragraph-properties fo:break-before="page"/>
      <style:text-properties officeooo:rsid="013e4e6e" officeooo:paragraph-rsid="017ec231"/>
    </style:style>
    <style:style style:name="P262" style:family="paragraph" style:parent-style-name="Heading_20_2">
      <style:paragraph-properties fo:break-before="page"/>
      <style:text-properties officeooo:rsid="013e4e6e" officeooo:paragraph-rsid="0184dcfa"/>
    </style:style>
    <style:style style:name="P263" style:family="paragraph" style:parent-style-name="Heading_20_2">
      <style:paragraph-properties fo:break-before="page"/>
      <style:text-properties officeooo:rsid="013e4e6e" officeooo:paragraph-rsid="0188e45c"/>
    </style:style>
    <style:style style:name="P264" style:family="paragraph" style:parent-style-name="Heading_20_2">
      <style:paragraph-properties fo:break-before="page"/>
      <style:text-properties officeooo:rsid="013e4e6e" officeooo:paragraph-rsid="0192ae5a"/>
    </style:style>
    <style:style style:name="P265" style:family="paragraph" style:parent-style-name="Heading_20_2">
      <style:paragraph-properties fo:break-before="page"/>
      <style:text-properties officeooo:rsid="013e4e6e" officeooo:paragraph-rsid="0197398c"/>
    </style:style>
    <style:style style:name="P266" style:family="paragraph" style:parent-style-name="Heading_20_2">
      <style:paragraph-properties fo:break-before="page"/>
      <style:text-properties officeooo:rsid="013e4e6e" officeooo:paragraph-rsid="019e09b9"/>
    </style:style>
    <style:style style:name="P267" style:family="paragraph" style:parent-style-name="Heading_20_2">
      <style:paragraph-properties fo:break-before="page"/>
      <style:text-properties officeooo:rsid="01a7b304" officeooo:paragraph-rsid="01a7b304"/>
    </style:style>
    <style:style style:name="P268" style:family="paragraph" style:parent-style-name="Title">
      <style:text-properties officeooo:rsid="020a21a1" officeooo:paragraph-rsid="020a21a1"/>
    </style:style>
    <style:style style:name="T1" style:family="text">
      <style:text-properties officeooo:rsid="001bd812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4c7b9b"/>
    </style:style>
    <style:style style:name="T4" style:family="text">
      <style:text-properties fo:language="uk" fo:country="UA" officeooo:rsid="004f29ba"/>
    </style:style>
    <style:style style:name="T5" style:family="text">
      <style:text-properties fo:language="uk" fo:country="UA" fo:font-weight="bold" officeooo:rsid="004f29ba" style:font-weight-asian="bold" style:font-weight-complex="bold"/>
    </style:style>
    <style:style style:name="T6" style:family="text">
      <style:text-properties fo:language="uk" fo:country="UA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language="uk" fo:country="UA" fo:font-style="normal" fo:font-weight="normal" officeooo:rsid="00c0c303" style:font-style-asian="normal" style:font-weight-asian="normal" style:font-style-complex="normal" style:font-weight-complex="normal"/>
    </style:style>
    <style:style style:name="T8" style:family="text">
      <style:text-properties fo:language="uk" fo:country="UA" fo:font-style="normal" fo:font-weight="normal" officeooo:rsid="00fc7377" style:font-style-asian="normal" style:font-weight-asian="normal" style:font-style-complex="normal" style:font-weight-complex="normal"/>
    </style:style>
    <style:style style:name="T9" style:family="text">
      <style:text-properties fo:language="uk" fo:country="UA" fo:font-style="normal" fo:font-weight="normal" officeooo:rsid="001bd812" style:font-style-asian="normal" style:font-weight-asian="normal" style:font-style-complex="normal" style:font-weight-complex="normal"/>
    </style:style>
    <style:style style:name="T10" style:family="text">
      <style:text-properties fo:language="uk" fo:country="UA" fo:font-style="normal" fo:font-weight="normal" officeooo:rsid="001d6275" style:font-style-asian="normal" style:font-weight-asian="normal" style:font-style-complex="normal" style:font-weight-complex="normal"/>
    </style:style>
    <style:style style:name="T11" style:family="text">
      <style:text-properties fo:language="uk" fo:country="UA" fo:font-style="normal" fo:font-weight="normal" officeooo:rsid="005fb849" style:font-style-asian="normal" style:font-weight-asian="normal" style:font-style-complex="normal" style:font-weight-complex="normal"/>
    </style:style>
    <style:style style:name="T12" style:family="text">
      <style:text-properties fo:language="uk" fo:country="UA" fo:font-style="normal" fo:font-weight="normal" officeooo:rsid="013ff98c" style:font-style-asian="normal" style:font-weight-asian="normal" style:font-style-complex="normal" style:font-weight-complex="normal"/>
    </style:style>
    <style:style style:name="T13" style:family="text">
      <style:text-properties fo:language="uk" fo:country="UA" fo:font-style="normal" fo:font-weight="normal" officeooo:rsid="01231a49" style:font-style-asian="normal" style:font-weight-asian="normal" style:font-style-complex="normal" style:font-weight-complex="normal"/>
    </style:style>
    <style:style style:name="T14" style:family="text">
      <style:text-properties fo:language="uk" fo:country="UA" fo:font-style="normal" fo:font-weight="normal" officeooo:rsid="01512ee7" style:font-style-asian="normal" style:font-weight-asian="normal" style:font-style-complex="normal" style:font-weight-complex="normal"/>
    </style:style>
    <style:style style:name="T15" style:family="text">
      <style:text-properties fo:language="uk" fo:country="UA" fo:font-style="normal" fo:font-weight="normal" officeooo:rsid="015be507" style:font-style-asian="normal" style:font-weight-asian="normal" style:font-style-complex="normal" style:font-weight-complex="normal"/>
    </style:style>
    <style:style style:name="T16" style:family="text">
      <style:text-properties fo:language="uk" fo:country="UA" fo:font-style="normal" fo:font-weight="normal" officeooo:rsid="01614ab6" style:font-style-asian="normal" style:font-weight-asian="normal" style:font-style-complex="normal" style:font-weight-complex="normal"/>
    </style:style>
    <style:style style:name="T17" style:family="text">
      <style:text-properties fo:language="uk" fo:country="UA" fo:font-style="normal" fo:font-weight="normal" officeooo:rsid="016a2f46" style:font-style-asian="normal" style:font-weight-asian="normal" style:font-style-complex="normal" style:font-weight-complex="normal"/>
    </style:style>
    <style:style style:name="T18" style:family="text">
      <style:text-properties fo:language="uk" fo:country="UA" fo:font-style="normal" fo:font-weight="normal" officeooo:rsid="017a58a1" style:font-style-asian="normal" style:font-weight-asian="normal" style:font-style-complex="normal" style:font-weight-complex="normal"/>
    </style:style>
    <style:style style:name="T19" style:family="text">
      <style:text-properties fo:language="uk" fo:country="UA" fo:font-style="normal" fo:font-weight="normal" officeooo:rsid="017ec231" style:font-style-asian="normal" style:font-weight-asian="normal" style:font-style-complex="normal" style:font-weight-complex="normal"/>
    </style:style>
    <style:style style:name="T20" style:family="text">
      <style:text-properties fo:language="uk" fo:country="UA" fo:font-style="normal" fo:font-weight="normal" officeooo:rsid="0184dcfa" style:font-style-asian="normal" style:font-weight-asian="normal" style:font-style-complex="normal" style:font-weight-complex="normal"/>
    </style:style>
    <style:style style:name="T21" style:family="text">
      <style:text-properties fo:language="uk" fo:country="UA" fo:font-style="normal" fo:font-weight="normal" officeooo:rsid="01891358" style:font-style-asian="normal" style:font-weight-asian="normal" style:font-style-complex="normal" style:font-weight-complex="normal"/>
    </style:style>
    <style:style style:name="T22" style:family="text">
      <style:text-properties fo:language="uk" fo:country="UA" fo:font-style="normal" fo:font-weight="normal" officeooo:rsid="019392d0" style:font-style-asian="normal" style:font-weight-asian="normal" style:font-style-complex="normal" style:font-weight-complex="normal"/>
    </style:style>
    <style:style style:name="T23" style:family="text">
      <style:text-properties fo:language="uk" fo:country="UA" fo:font-style="normal" fo:font-weight="normal" officeooo:rsid="0197398c" style:font-style-asian="normal" style:font-weight-asian="normal" style:font-style-complex="normal" style:font-weight-complex="normal"/>
    </style:style>
    <style:style style:name="T24" style:family="text">
      <style:text-properties fo:language="uk" fo:country="UA" fo:font-style="normal" fo:font-weight="normal" officeooo:rsid="019fa78f" style:font-style-asian="normal" style:font-weight-asian="normal" style:font-style-complex="normal" style:font-weight-complex="normal"/>
    </style:style>
    <style:style style:name="T25" style:family="text">
      <style:text-properties fo:language="uk" fo:country="UA" fo:font-style="normal" fo:font-weight="normal" officeooo:rsid="01ad1192" style:font-style-asian="normal" style:font-weight-asian="normal" style:font-style-complex="normal" style:font-weight-complex="normal"/>
    </style:style>
    <style:style style:name="T26" style:family="text">
      <style:text-properties fo:language="uk" fo:country="UA" fo:font-style="normal" fo:font-weight="normal" officeooo:rsid="01b8bf45" style:font-style-asian="normal" style:font-weight-asian="normal" style:font-style-complex="normal" style:font-weight-complex="normal"/>
    </style:style>
    <style:style style:name="T27" style:family="text">
      <style:text-properties fo:language="uk" fo:country="UA" fo:font-style="normal" fo:font-weight="normal" officeooo:rsid="01ba56bf" style:font-style-asian="normal" style:font-weight-asian="normal" style:font-style-complex="normal" style:font-weight-complex="normal"/>
    </style:style>
    <style:style style:name="T28" style:family="text">
      <style:text-properties fo:language="uk" fo:country="UA" fo:font-style="normal" fo:font-weight="normal" officeooo:rsid="01bb244a" style:font-style-asian="normal" style:font-weight-asian="normal" style:font-style-complex="normal" style:font-weight-complex="normal"/>
    </style:style>
    <style:style style:name="T29" style:family="text">
      <style:text-properties fo:language="uk" fo:country="UA" fo:font-style="normal" fo:font-weight="normal" officeooo:rsid="01bd86f3" style:font-style-asian="normal" style:font-weight-asian="normal" style:font-style-complex="normal" style:font-weight-complex="normal"/>
    </style:style>
    <style:style style:name="T30" style:family="text">
      <style:text-properties fo:language="uk" fo:country="UA" fo:font-style="normal" fo:font-weight="normal" officeooo:rsid="01be589b" style:font-style-asian="normal" style:font-weight-asian="normal" style:font-style-complex="normal" style:font-weight-complex="normal"/>
    </style:style>
    <style:style style:name="T31" style:family="text">
      <style:text-properties fo:language="uk" fo:country="UA" fo:font-style="normal" fo:font-weight="normal" officeooo:rsid="01c0f212" style:font-style-asian="normal" style:font-weight-asian="normal" style:font-style-complex="normal" style:font-weight-complex="normal"/>
    </style:style>
    <style:style style:name="T32" style:family="text">
      <style:text-properties fo:language="uk" fo:country="UA" fo:font-style="normal" fo:font-weight="normal" officeooo:rsid="01c29fb9" style:font-style-asian="normal" style:font-weight-asian="normal" style:font-style-complex="normal" style:font-weight-complex="normal"/>
    </style:style>
    <style:style style:name="T33" style:family="text">
      <style:text-properties fo:language="uk" fo:country="UA" fo:font-style="normal" fo:font-weight="normal" officeooo:rsid="01c69048" style:font-style-asian="normal" style:font-weight-asian="normal" style:font-style-complex="normal" style:font-weight-complex="normal"/>
    </style:style>
    <style:style style:name="T34" style:family="text">
      <style:text-properties fo:language="uk" fo:country="UA" fo:font-style="normal" fo:font-weight="normal" officeooo:rsid="01c8b888" style:font-style-asian="normal" style:font-weight-asian="normal" style:font-style-complex="normal" style:font-weight-complex="normal"/>
    </style:style>
    <style:style style:name="T35" style:family="text">
      <style:text-properties fo:language="uk" fo:country="UA" fo:font-style="normal" fo:font-weight="normal" officeooo:rsid="01cb0f30" style:font-style-asian="normal" style:font-weight-asian="normal" style:font-style-complex="normal" style:font-weight-complex="normal"/>
    </style:style>
    <style:style style:name="T36" style:family="text">
      <style:text-properties fo:language="uk" fo:country="UA" fo:font-style="normal" fo:font-weight="normal" officeooo:rsid="01bf204b" style:font-style-asian="normal" style:font-weight-asian="normal" style:font-style-complex="normal" style:font-weight-complex="normal"/>
    </style:style>
    <style:style style:name="T37" style:family="text">
      <style:text-properties fo:language="uk" fo:country="UA" fo:font-style="normal" fo:font-weight="normal" officeooo:rsid="01ceeaf9" style:font-style-asian="normal" style:font-weight-asian="normal" style:font-style-complex="normal" style:font-weight-complex="normal"/>
    </style:style>
    <style:style style:name="T38" style:family="text">
      <style:text-properties fo:language="uk" fo:country="UA" fo:font-style="normal" fo:font-weight="normal" officeooo:rsid="01d2ec9d" style:font-style-asian="normal" style:font-weight-asian="normal" style:font-style-complex="normal" style:font-weight-complex="normal"/>
    </style:style>
    <style:style style:name="T39" style:family="text">
      <style:text-properties fo:language="uk" fo:country="UA" fo:font-style="normal" fo:font-weight="normal" officeooo:rsid="01d5262e" style:font-style-asian="normal" style:font-weight-asian="normal" style:font-style-complex="normal" style:font-weight-complex="normal"/>
    </style:style>
    <style:style style:name="T40" style:family="text">
      <style:text-properties fo:language="uk" fo:country="UA" fo:font-style="normal" fo:font-weight="normal" officeooo:rsid="01d95dca" style:font-style-asian="normal" style:font-weight-asian="normal" style:font-style-complex="normal" style:font-weight-complex="normal"/>
    </style:style>
    <style:style style:name="T41" style:family="text">
      <style:text-properties fo:language="uk" fo:country="UA" fo:font-style="normal" fo:font-weight="normal" officeooo:rsid="01e1d1b4" style:font-style-asian="normal" style:font-weight-asian="normal" style:font-style-complex="normal" style:font-weight-complex="normal"/>
    </style:style>
    <style:style style:name="T42" style:family="text">
      <style:text-properties fo:language="uk" fo:country="UA" fo:font-style="normal" fo:font-weight="normal" officeooo:rsid="01e62036" style:font-style-asian="normal" style:font-weight-asian="normal" style:font-style-complex="normal" style:font-weight-complex="normal"/>
    </style:style>
    <style:style style:name="T43" style:family="text">
      <style:text-properties fo:language="uk" fo:country="UA" fo:font-style="normal" fo:font-weight="bold" officeooo:rsid="001bd812" style:font-style-asian="normal" style:font-weight-asian="bold" style:font-style-complex="normal" style:font-weight-complex="bold"/>
    </style:style>
    <style:style style:name="T44" style:family="text">
      <style:text-properties fo:language="uk" fo:country="UA" fo:font-style="normal" fo:text-shadow="none" fo:font-weight="bold" officeooo:rsid="001d6275" style:font-style-asian="normal" style:font-weight-asian="bold" style:font-style-complex="normal" style:font-weight-complex="bold"/>
    </style:style>
    <style:style style:name="T45" style:family="text">
      <style:text-properties fo:language="uk" fo:country="UA" fo:font-style="normal" fo:text-shadow="none" fo:font-weight="bold" officeooo:rsid="013fc5e0" style:font-style-asian="normal" style:font-weight-asian="bold" style:font-style-complex="normal" style:font-weight-complex="bold"/>
    </style:style>
    <style:style style:name="T46" style:family="text">
      <style:text-properties fo:language="uk" fo:country="UA" fo:font-style="normal" fo:text-shadow="none" fo:font-weight="bold" officeooo:rsid="01512ee7" style:font-style-asian="normal" style:font-weight-asian="bold" style:font-style-complex="normal" style:font-weight-complex="bold"/>
    </style:style>
    <style:style style:name="T47" style:family="text">
      <style:text-properties fo:language="uk" fo:country="UA" fo:font-style="normal" fo:text-shadow="none" fo:font-weight="bold" officeooo:rsid="015be507" style:font-style-asian="normal" style:font-weight-asian="bold" style:font-style-complex="normal" style:font-weight-complex="bold"/>
    </style:style>
    <style:style style:name="T48" style:family="text">
      <style:text-properties fo:language="uk" fo:country="UA" fo:font-style="normal" fo:text-shadow="none" fo:font-weight="bold" officeooo:rsid="01623abe" style:font-style-asian="normal" style:font-weight-asian="bold" style:font-style-complex="normal" style:font-weight-complex="bold"/>
    </style:style>
    <style:style style:name="T49" style:family="text">
      <style:text-properties fo:language="uk" fo:country="UA" fo:font-style="normal" fo:text-shadow="none" fo:font-weight="bold" officeooo:rsid="01694775" style:font-style-asian="normal" style:font-weight-asian="bold" style:font-style-complex="normal" style:font-weight-complex="bold"/>
    </style:style>
    <style:style style:name="T50" style:family="text">
      <style:text-properties fo:language="uk" fo:country="UA" fo:font-style="normal" fo:text-shadow="none" fo:font-weight="bold" officeooo:rsid="017ec231" style:font-style-asian="normal" style:font-weight-asian="bold" style:font-style-complex="normal" style:font-weight-complex="bold"/>
    </style:style>
    <style:style style:name="T51" style:family="text">
      <style:text-properties fo:language="uk" fo:country="UA" fo:font-style="normal" fo:text-shadow="none" fo:font-weight="bold" officeooo:rsid="0184dcfa" style:font-style-asian="normal" style:font-weight-asian="bold" style:font-style-complex="normal" style:font-weight-complex="bold"/>
    </style:style>
    <style:style style:name="T52" style:family="text">
      <style:text-properties fo:language="uk" fo:country="UA" fo:font-style="normal" fo:text-shadow="none" fo:font-weight="bold" officeooo:rsid="018a3483" style:font-style-asian="normal" style:font-weight-asian="bold" style:font-style-complex="normal" style:font-weight-complex="bold"/>
    </style:style>
    <style:style style:name="T53" style:family="text">
      <style:text-properties fo:language="uk" fo:country="UA" fo:font-style="normal" fo:text-shadow="none" fo:font-weight="bold" officeooo:rsid="019392d0" style:font-style-asian="normal" style:font-weight-asian="bold" style:font-style-complex="normal" style:font-weight-complex="bold"/>
    </style:style>
    <style:style style:name="T54" style:family="text">
      <style:text-properties fo:language="uk" fo:country="UA" fo:font-style="normal" fo:text-shadow="none" fo:font-weight="bold" officeooo:rsid="019e09b9" style:font-style-asian="normal" style:font-weight-asian="bold" style:font-style-complex="normal" style:font-weight-complex="bold"/>
    </style:style>
    <style:style style:name="T55" style:family="text">
      <style:text-properties fo:language="uk" fo:country="UA" fo:font-style="normal" fo:text-shadow="none" fo:font-weight="bold" officeooo:rsid="01ad1192" style:font-style-asian="normal" style:font-weight-asian="bold" style:font-style-complex="normal" style:font-weight-complex="bold"/>
    </style:style>
    <style:style style:name="T56" style:family="text">
      <style:text-properties fo:language="uk" fo:country="UA" fo:font-style="normal" fo:text-shadow="none" fo:font-weight="bold" officeooo:rsid="01b8bf45" style:font-style-asian="normal" style:font-weight-asian="bold" style:font-style-complex="normal" style:font-weight-complex="bold"/>
    </style:style>
    <style:style style:name="T57" style:family="text">
      <style:text-properties fo:language="uk" fo:country="UA" fo:font-style="normal" fo:text-shadow="none" fo:font-weight="bold" officeooo:rsid="01be589b" style:font-style-asian="normal" style:font-weight-asian="bold" style:font-style-complex="normal" style:font-weight-complex="bold"/>
    </style:style>
    <style:style style:name="T58" style:family="text">
      <style:text-properties fo:language="uk" fo:country="UA" fo:font-style="normal" fo:text-shadow="none" fo:font-weight="bold" officeooo:rsid="01c0f212" style:font-style-asian="normal" style:font-weight-asian="bold" style:font-style-complex="normal" style:font-weight-complex="bold"/>
    </style:style>
    <style:style style:name="T59" style:family="text">
      <style:text-properties fo:language="uk" fo:country="UA" fo:font-style="normal" fo:text-shadow="none" fo:font-weight="bold" officeooo:rsid="01c69048" style:font-style-asian="normal" style:font-weight-asian="bold" style:font-style-complex="normal" style:font-weight-complex="bold"/>
    </style:style>
    <style:style style:name="T60" style:family="text">
      <style:text-properties fo:language="uk" fo:country="UA" fo:font-style="normal" fo:text-shadow="none" fo:font-weight="bold" officeooo:rsid="01cad9c0" style:font-style-asian="normal" style:font-weight-asian="bold" style:font-style-complex="normal" style:font-weight-complex="bold"/>
    </style:style>
    <style:style style:name="T61" style:family="text">
      <style:text-properties fo:language="uk" fo:country="UA" fo:font-style="normal" fo:text-shadow="none" fo:font-weight="bold" officeooo:rsid="01d2852e" style:font-style-asian="normal" style:font-weight-asian="bold" style:font-style-complex="normal" style:font-weight-complex="bold"/>
    </style:style>
    <style:style style:name="T62" style:family="text">
      <style:text-properties fo:language="uk" fo:country="UA" fo:font-style="normal" fo:text-shadow="none" fo:font-weight="bold" officeooo:rsid="01d80c0d" style:font-style-asian="normal" style:font-weight-asian="bold" style:font-style-complex="normal" style:font-weight-complex="bold"/>
    </style:style>
    <style:style style:name="T63" style:family="text">
      <style:text-properties fo:language="uk" fo:country="UA" fo:font-style="normal" fo:text-shadow="none" fo:font-weight="bold" officeooo:rsid="01e0a97a" style:font-style-asian="normal" style:font-weight-asian="bold" style:font-style-complex="normal" style:font-weight-complex="bold"/>
    </style:style>
    <style:style style:name="T64" style:family="text">
      <style:text-properties fo:language="uk" fo:country="UA" fo:font-style="normal" fo:text-shadow="none" fo:font-weight="bold" officeooo:rsid="01e62036" style:font-style-asian="normal" style:font-weight-asian="bold" style:font-style-complex="normal" style:font-weight-complex="bold"/>
    </style:style>
    <style:style style:name="T65" style:family="text">
      <style:text-properties officeooo:rsid="001d6275"/>
    </style:style>
    <style:style style:name="T66" style:family="text">
      <style:text-properties fo:text-shadow="none"/>
    </style:style>
    <style:style style:name="T67" style:family="text">
      <style:text-properties fo:text-shadow="none" fo:font-weight="bold" style:font-weight-asian="bold" style:font-weight-complex="bold"/>
    </style:style>
    <style:style style:name="T68" style:family="text">
      <style:text-properties fo:text-shadow="none" fo:font-weight="bold" officeooo:rsid="0029ae5b" style:font-weight-asian="bold" style:font-weight-complex="bold"/>
    </style:style>
    <style:style style:name="T69" style:family="text">
      <style:text-properties fo:text-shadow="none" fo:font-weight="bold" officeooo:rsid="0033020b" style:font-weight-asian="bold" style:font-weight-complex="bold"/>
    </style:style>
    <style:style style:name="T70" style:family="text">
      <style:text-properties fo:text-shadow="none" fo:font-weight="bold" officeooo:rsid="005fb849" style:font-weight-asian="bold" style:font-weight-complex="bold"/>
    </style:style>
    <style:style style:name="T71" style:family="text">
      <style:text-properties fo:text-shadow="none" officeooo:rsid="005fb849"/>
    </style:style>
    <style:style style:name="T72" style:family="text">
      <style:text-properties fo:text-shadow="none" officeooo:rsid="006e75b1"/>
    </style:style>
    <style:style style:name="T73" style:family="text">
      <style:text-properties fo:text-shadow="none" officeooo:rsid="00ceeaab"/>
    </style:style>
    <style:style style:name="T74" style:family="text">
      <style:text-properties fo:text-shadow="none" officeooo:rsid="00e8f516"/>
    </style:style>
    <style:style style:name="T75" style:family="text">
      <style:text-properties fo:text-shadow="none" officeooo:rsid="00eabc87"/>
    </style:style>
    <style:style style:name="T76" style:family="text">
      <style:text-properties fo:text-shadow="none" officeooo:rsid="00f5a9c0"/>
    </style:style>
    <style:style style:name="T77" style:family="text">
      <style:text-properties fo:text-shadow="none" officeooo:rsid="00f6fdcb"/>
    </style:style>
    <style:style style:name="T78" style:family="text">
      <style:text-properties fo:text-shadow="none" officeooo:rsid="01215502"/>
    </style:style>
    <style:style style:name="T79" style:family="text">
      <style:text-properties fo:text-shadow="none" officeooo:rsid="013fc5e0"/>
    </style:style>
    <style:style style:name="T80" style:family="text">
      <style:text-properties fo:text-shadow="none" officeooo:rsid="014a0c3f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officeooo:rsid="001bd812" style:font-weight-asian="bold" style:font-weight-complex="bold"/>
    </style:style>
    <style:style style:name="T83" style:family="text">
      <style:text-properties fo:font-weight="bold" officeooo:rsid="008be53b" style:font-weight-asian="bold" style:font-weight-complex="bold"/>
    </style:style>
    <style:style style:name="T84" style:family="text">
      <style:text-properties fo:font-weight="bold" officeooo:rsid="008a03e0" style:font-weight-asian="bold" style:font-weight-complex="bold"/>
    </style:style>
    <style:style style:name="T85" style:family="text">
      <style:text-properties fo:font-weight="bold" officeooo:rsid="0091a496" style:font-weight-asian="bold" style:font-weight-complex="bold"/>
    </style:style>
    <style:style style:name="T86" style:family="text">
      <style:text-properties fo:font-weight="bold" officeooo:rsid="0092cf8a" style:font-weight-asian="bold" style:font-weight-complex="bold"/>
    </style:style>
    <style:style style:name="T87" style:family="text">
      <style:text-properties fo:font-weight="bold" officeooo:rsid="00949469" style:font-weight-asian="bold" style:font-weight-complex="bold"/>
    </style:style>
    <style:style style:name="T88" style:family="text">
      <style:text-properties fo:font-weight="bold" officeooo:rsid="0099f2fd" style:font-weight-asian="bold" style:font-weight-complex="bold"/>
    </style:style>
    <style:style style:name="T89" style:family="text">
      <style:text-properties fo:font-weight="bold" officeooo:rsid="00b81241" style:font-weight-asian="bold" style:font-weight-complex="bold"/>
    </style:style>
    <style:style style:name="T90" style:family="text">
      <style:text-properties fo:font-weight="bold" officeooo:rsid="00ac7ba8" style:font-weight-asian="bold" style:font-weight-complex="bold"/>
    </style:style>
    <style:style style:name="T91" style:family="text">
      <style:text-properties officeooo:rsid="001ecb6e"/>
    </style:style>
    <style:style style:name="T92" style:family="text">
      <style:text-properties fo:font-weight="normal" style:font-weight-asian="normal" style:font-weight-complex="normal"/>
    </style:style>
    <style:style style:name="T93" style:family="text">
      <style:text-properties fo:font-weight="normal" officeooo:rsid="0037b8dd" style:font-weight-asian="normal" style:font-weight-complex="normal"/>
    </style:style>
    <style:style style:name="T94" style:family="text">
      <style:text-properties fo:font-weight="normal" officeooo:rsid="001bd812" style:font-weight-asian="normal" style:font-weight-complex="normal"/>
    </style:style>
    <style:style style:name="T95" style:family="text">
      <style:text-properties fo:font-weight="normal" officeooo:rsid="005fb849" style:font-weight-asian="normal" style:font-weight-complex="normal"/>
    </style:style>
    <style:style style:name="T96" style:family="text">
      <style:text-properties fo:font-weight="normal" officeooo:rsid="006e75b1" style:font-weight-asian="normal" style:font-weight-complex="normal"/>
    </style:style>
    <style:style style:name="T97" style:family="text">
      <style:text-properties fo:font-weight="normal" officeooo:rsid="007b5cec" style:font-weight-asian="normal" style:font-weight-complex="normal"/>
    </style:style>
    <style:style style:name="T98" style:family="text">
      <style:text-properties fo:font-weight="normal" officeooo:rsid="007bd67a" style:font-weight-asian="normal" style:font-weight-complex="normal"/>
    </style:style>
    <style:style style:name="T99" style:family="text">
      <style:text-properties fo:font-weight="normal" officeooo:rsid="007d1d83" style:font-weight-asian="normal" style:font-weight-complex="normal"/>
    </style:style>
    <style:style style:name="T100" style:family="text">
      <style:text-properties fo:font-weight="normal" officeooo:rsid="007e6e16" style:font-weight-asian="normal" style:font-weight-complex="normal"/>
    </style:style>
    <style:style style:name="T101" style:family="text">
      <style:text-properties fo:font-weight="normal" officeooo:rsid="007f6189" style:font-weight-asian="normal" style:font-weight-complex="normal"/>
    </style:style>
    <style:style style:name="T102" style:family="text">
      <style:text-properties fo:font-weight="normal" officeooo:rsid="008024c5" style:font-weight-asian="normal" style:font-weight-complex="normal"/>
    </style:style>
    <style:style style:name="T103" style:family="text">
      <style:text-properties fo:font-weight="normal" officeooo:rsid="0082159d" style:font-weight-asian="normal" style:font-weight-complex="normal"/>
    </style:style>
    <style:style style:name="T104" style:family="text">
      <style:text-properties fo:font-weight="normal" officeooo:rsid="00a10678" style:font-weight-asian="normal" style:font-weight-complex="normal"/>
    </style:style>
    <style:style style:name="T105" style:family="text">
      <style:text-properties fo:font-weight="normal" officeooo:rsid="00a146d3" style:font-weight-asian="normal" style:font-weight-complex="normal"/>
    </style:style>
    <style:style style:name="T106" style:family="text">
      <style:text-properties fo:font-weight="normal" officeooo:rsid="00a31cc1" style:font-weight-asian="normal" style:font-weight-complex="normal"/>
    </style:style>
    <style:style style:name="T107" style:family="text">
      <style:text-properties fo:font-weight="normal" officeooo:rsid="00a4cfe7" style:font-weight-asian="normal" style:font-weight-complex="normal"/>
    </style:style>
    <style:style style:name="T108" style:family="text">
      <style:text-properties fo:font-weight="normal" officeooo:rsid="00a5b213" style:font-weight-asian="normal" style:font-weight-complex="normal"/>
    </style:style>
    <style:style style:name="T109" style:family="text">
      <style:text-properties fo:font-weight="normal" officeooo:rsid="00a76ec7" style:font-weight-asian="normal" style:font-weight-complex="normal"/>
    </style:style>
    <style:style style:name="T110" style:family="text">
      <style:text-properties fo:font-weight="normal" officeooo:rsid="00a69bce" style:font-weight-asian="normal" style:font-weight-complex="normal"/>
    </style:style>
    <style:style style:name="T111" style:family="text">
      <style:text-properties fo:font-weight="normal" officeooo:rsid="00a7cc22" style:font-weight-asian="normal" style:font-weight-complex="normal"/>
    </style:style>
    <style:style style:name="T112" style:family="text">
      <style:text-properties fo:font-weight="normal" officeooo:rsid="00a98c23" style:font-weight-asian="normal" style:font-weight-complex="normal"/>
    </style:style>
    <style:style style:name="T113" style:family="text">
      <style:text-properties fo:font-weight="normal" officeooo:rsid="00ab2449" style:font-weight-asian="normal" style:font-weight-complex="normal"/>
    </style:style>
    <style:style style:name="T114" style:family="text">
      <style:text-properties fo:font-weight="normal" officeooo:rsid="00ac499d" style:font-weight-asian="normal" style:font-weight-complex="normal"/>
    </style:style>
    <style:style style:name="T115" style:family="text">
      <style:text-properties fo:font-weight="normal" officeooo:rsid="00ad9aad" style:font-weight-asian="normal" style:font-weight-complex="normal"/>
    </style:style>
    <style:style style:name="T116" style:family="text">
      <style:text-properties fo:font-weight="normal" officeooo:rsid="00af7e48" style:font-weight-asian="normal" style:font-weight-complex="normal"/>
    </style:style>
    <style:style style:name="T117" style:family="text">
      <style:text-properties fo:font-weight="normal" officeooo:rsid="00b81241" style:font-weight-asian="normal" style:font-weight-complex="normal"/>
    </style:style>
    <style:style style:name="T118" style:family="text">
      <style:text-properties fo:font-weight="normal" officeooo:rsid="0052656a" style:font-weight-asian="normal" style:font-weight-complex="normal"/>
    </style:style>
    <style:style style:name="T119" style:family="text">
      <style:text-properties fo:font-weight="normal" officeooo:rsid="00cfc343" style:font-weight-asian="normal" style:font-weight-complex="normal"/>
    </style:style>
    <style:style style:name="T120" style:family="text">
      <style:text-properties fo:font-weight="normal" officeooo:rsid="00d2fd35" style:font-weight-asian="normal" style:font-weight-complex="normal"/>
    </style:style>
    <style:style style:name="T121" style:family="text">
      <style:text-properties fo:font-weight="normal" officeooo:rsid="00d4f3e6" style:font-weight-asian="normal" style:font-weight-complex="normal"/>
    </style:style>
    <style:style style:name="T122" style:family="text">
      <style:text-properties fo:font-weight="normal" officeooo:rsid="00d6fef3" style:font-weight-asian="normal" style:font-weight-complex="normal"/>
    </style:style>
    <style:style style:name="T123" style:family="text">
      <style:text-properties fo:font-weight="normal" officeooo:rsid="00d76304" style:font-weight-asian="normal" style:font-weight-complex="normal"/>
    </style:style>
    <style:style style:name="T124" style:family="text">
      <style:text-properties fo:font-weight="normal" officeooo:rsid="00d7c1b2" style:font-weight-asian="normal" style:font-weight-complex="normal"/>
    </style:style>
    <style:style style:name="T125" style:family="text">
      <style:text-properties fo:font-weight="normal" officeooo:rsid="00db349d" style:font-weight-asian="normal" style:font-weight-complex="normal"/>
    </style:style>
    <style:style style:name="T126" style:family="text">
      <style:text-properties fo:font-weight="normal" officeooo:rsid="00dcdda8" style:font-weight-asian="normal" style:font-weight-complex="normal"/>
    </style:style>
    <style:style style:name="T127" style:family="text">
      <style:text-properties fo:font-weight="normal" officeooo:rsid="00dd84d6" style:font-weight-asian="normal" style:font-weight-complex="normal"/>
    </style:style>
    <style:style style:name="T128" style:family="text">
      <style:text-properties fo:font-weight="normal" officeooo:rsid="00e11eef" style:font-weight-asian="normal" style:font-weight-complex="normal"/>
    </style:style>
    <style:style style:name="T129" style:family="text">
      <style:text-properties fo:font-weight="normal" officeooo:rsid="00e1b92c" style:font-weight-asian="normal" style:font-weight-complex="normal"/>
    </style:style>
    <style:style style:name="T130" style:family="text">
      <style:text-properties fo:font-weight="normal" officeooo:rsid="00e2dbcf" style:font-weight-asian="normal" style:font-weight-complex="normal"/>
    </style:style>
    <style:style style:name="T131" style:family="text">
      <style:text-properties fo:font-weight="normal" officeooo:rsid="00e3890c" style:font-weight-asian="normal" style:font-weight-complex="normal"/>
    </style:style>
    <style:style style:name="T132" style:family="text">
      <style:text-properties fo:font-weight="normal" officeooo:rsid="00c0c303" style:font-weight-asian="normal" style:font-weight-complex="normal"/>
    </style:style>
    <style:style style:name="T133" style:family="text">
      <style:text-properties fo:font-weight="normal" officeooo:rsid="00e0a5b7" style:font-weight-asian="normal" style:font-weight-complex="normal"/>
    </style:style>
    <style:style style:name="T134" style:family="text">
      <style:text-properties fo:font-weight="normal" officeooo:rsid="00f3f7d7" style:font-weight-asian="normal" style:font-weight-complex="normal"/>
    </style:style>
    <style:style style:name="T135" style:family="text">
      <style:text-properties fo:font-weight="normal" officeooo:rsid="00f8a550" style:font-weight-asian="normal" style:font-weight-complex="normal"/>
    </style:style>
    <style:style style:name="T136" style:family="text">
      <style:text-properties fo:font-weight="normal" officeooo:rsid="00fa7cb8" style:font-weight-asian="normal" style:font-weight-complex="normal"/>
    </style:style>
    <style:style style:name="T137" style:family="text">
      <style:text-properties fo:font-weight="normal" officeooo:rsid="00fc7377" style:font-weight-asian="normal" style:font-weight-complex="normal"/>
    </style:style>
    <style:style style:name="T138" style:family="text">
      <style:text-properties fo:font-weight="normal" officeooo:rsid="004f29ba" style:font-weight-asian="normal" style:font-weight-complex="normal"/>
    </style:style>
    <style:style style:name="T139" style:family="text">
      <style:text-properties fo:font-weight="normal" officeooo:rsid="01128c51" style:font-weight-asian="normal" style:font-weight-complex="normal"/>
    </style:style>
    <style:style style:name="T140" style:family="text">
      <style:text-properties fo:font-weight="normal" officeooo:rsid="011291f0" style:font-weight-asian="normal" style:font-weight-complex="normal"/>
    </style:style>
    <style:style style:name="T141" style:family="text">
      <style:text-properties fo:font-weight="normal" officeooo:rsid="01146933" style:font-weight-asian="normal" style:font-weight-complex="normal"/>
    </style:style>
    <style:style style:name="T142" style:family="text">
      <style:text-properties fo:font-weight="normal" officeooo:rsid="01151bd0" style:font-weight-asian="normal" style:font-weight-complex="normal"/>
    </style:style>
    <style:style style:name="T143" style:family="text">
      <style:text-properties fo:font-weight="normal" officeooo:rsid="011529e2" style:font-weight-asian="normal" style:font-weight-complex="normal"/>
    </style:style>
    <style:style style:name="T144" style:family="text">
      <style:text-properties fo:font-weight="normal" officeooo:rsid="01160cd3" style:font-weight-asian="normal" style:font-weight-complex="normal"/>
    </style:style>
    <style:style style:name="T145" style:family="text">
      <style:text-properties fo:font-weight="normal" officeooo:rsid="0117ffa3" style:font-weight-asian="normal" style:font-weight-complex="normal"/>
    </style:style>
    <style:style style:name="T146" style:family="text">
      <style:text-properties fo:font-weight="normal" officeooo:rsid="0118e9a5" style:font-weight-asian="normal" style:font-weight-complex="normal"/>
    </style:style>
    <style:style style:name="T147" style:family="text">
      <style:text-properties fo:font-weight="normal" officeooo:rsid="011a0907" style:font-weight-asian="normal" style:font-weight-complex="normal"/>
    </style:style>
    <style:style style:name="T148" style:family="text">
      <style:text-properties fo:font-weight="normal" officeooo:rsid="011bd96c" style:font-weight-asian="normal" style:font-weight-complex="normal"/>
    </style:style>
    <style:style style:name="T149" style:family="text">
      <style:text-properties fo:font-weight="normal" officeooo:rsid="011d78c6" style:font-weight-asian="normal" style:font-weight-complex="normal"/>
    </style:style>
    <style:style style:name="T150" style:family="text">
      <style:text-properties fo:font-weight="normal" officeooo:rsid="01231a49" style:font-weight-asian="normal" style:font-weight-complex="normal"/>
    </style:style>
    <style:style style:name="T151" style:family="text">
      <style:text-properties fo:font-weight="normal" officeooo:rsid="013ff98c" style:font-weight-asian="normal" style:font-weight-complex="normal"/>
    </style:style>
    <style:style style:name="T152" style:family="text">
      <style:text-properties fo:font-weight="normal" officeooo:rsid="013e4e6e" style:font-weight-asian="normal" style:font-weight-complex="normal"/>
    </style:style>
    <style:style style:name="T153" style:family="text">
      <style:text-properties fo:font-weight="normal" officeooo:rsid="014a0c3f" style:font-weight-asian="normal" style:font-weight-complex="normal"/>
    </style:style>
    <style:style style:name="T154" style:family="text">
      <style:text-properties officeooo:rsid="00218419"/>
    </style:style>
    <style:style style:name="T155" style:family="text">
      <style:text-properties officeooo:rsid="0026e0d1"/>
    </style:style>
    <style:style style:name="T156" style:family="text">
      <style:text-properties officeooo:rsid="002437cb"/>
    </style:style>
    <style:style style:name="T157" style:family="text">
      <style:text-properties officeooo:rsid="002b1405"/>
    </style:style>
    <style:style style:name="T158" style:family="text">
      <style:text-properties officeooo:rsid="002f2ae1"/>
    </style:style>
    <style:style style:name="T159" style:family="text">
      <style:text-properties officeooo:rsid="00317bf9"/>
    </style:style>
    <style:style style:name="T160" style:family="text">
      <style:text-properties officeooo:rsid="0033020b"/>
    </style:style>
    <style:style style:name="T161" style:family="text">
      <style:text-properties officeooo:rsid="003447e1"/>
    </style:style>
    <style:style style:name="T162" style:family="text">
      <style:text-properties officeooo:rsid="003482a9"/>
    </style:style>
    <style:style style:name="T163" style:family="text">
      <style:text-properties officeooo:rsid="0037b8dd"/>
    </style:style>
    <style:style style:name="T164" style:family="text">
      <style:text-properties officeooo:rsid="00384df9"/>
    </style:style>
    <style:style style:name="T165" style:family="text">
      <style:text-properties officeooo:rsid="003da312"/>
    </style:style>
    <style:style style:name="T166" style:family="text">
      <style:text-properties officeooo:rsid="003e05f9"/>
    </style:style>
    <style:style style:name="T167" style:family="text">
      <style:text-properties officeooo:rsid="004983e5"/>
    </style:style>
    <style:style style:name="T168" style:family="text">
      <style:text-properties officeooo:rsid="0049ab06"/>
    </style:style>
    <style:style style:name="T169" style:family="text">
      <style:text-properties officeooo:rsid="004f29ba"/>
    </style:style>
    <style:style style:name="T170" style:family="text">
      <style:text-properties officeooo:rsid="0052656a"/>
    </style:style>
    <style:style style:name="T171" style:family="text">
      <style:text-properties fo:font-style="normal" fo:font-weight="bold" officeooo:rsid="008a03e0" style:font-style-asian="normal" style:font-weight-asian="bold" style:font-style-complex="normal" style:font-weight-complex="bold"/>
    </style:style>
    <style:style style:name="T172" style:family="text">
      <style:text-properties fo:font-style="normal" fo:font-weight="bold" officeooo:rsid="00949469" style:font-style-asian="normal" style:font-weight-asian="bold" style:font-style-complex="normal" style:font-weight-complex="bold"/>
    </style:style>
    <style:style style:name="T173" style:family="text">
      <style:text-properties officeooo:rsid="005fb849"/>
    </style:style>
    <style:style style:name="T174" style:family="text">
      <style:text-properties officeooo:rsid="006ada77"/>
    </style:style>
    <style:style style:name="T175" style:family="text">
      <style:text-properties officeooo:rsid="00702a34"/>
    </style:style>
    <style:style style:name="T176" style:family="text">
      <style:text-properties officeooo:rsid="008a03e0"/>
    </style:style>
    <style:style style:name="T177" style:family="text">
      <style:text-properties officeooo:rsid="008be53b"/>
    </style:style>
    <style:style style:name="T178" style:family="text">
      <style:text-properties officeooo:rsid="009732d9"/>
    </style:style>
    <style:style style:name="T179" style:family="text">
      <style:text-properties officeooo:rsid="0099f2fd"/>
    </style:style>
    <style:style style:name="T180" style:family="text">
      <style:text-properties officeooo:rsid="00a98c23"/>
    </style:style>
    <style:style style:name="T181" style:family="text">
      <style:text-properties officeooo:rsid="00ac7ba8"/>
    </style:style>
    <style:style style:name="T182" style:family="text">
      <style:text-properties officeooo:rsid="00b154b9"/>
    </style:style>
    <style:style style:name="T183" style:family="text">
      <style:text-properties officeooo:rsid="00b44685"/>
    </style:style>
    <style:style style:name="T184" style:family="text">
      <style:text-properties officeooo:rsid="00b81241"/>
    </style:style>
    <style:style style:name="T185" style:family="text">
      <style:text-properties officeooo:rsid="00bb37bf"/>
    </style:style>
    <style:style style:name="T186" style:family="text">
      <style:text-properties officeooo:rsid="00c0c303"/>
    </style:style>
    <style:style style:name="T187" style:family="text">
      <style:text-properties officeooo:rsid="00c86874"/>
    </style:style>
    <style:style style:name="T188" style:family="text">
      <style:text-properties officeooo:rsid="00d0d424"/>
    </style:style>
    <style:style style:name="T189" style:family="text">
      <style:text-properties officeooo:rsid="00d14f96"/>
    </style:style>
    <style:style style:name="T190" style:family="text">
      <style:text-properties officeooo:rsid="00e0a5b7"/>
    </style:style>
    <style:style style:name="T191" style:family="text">
      <style:text-properties officeooo:rsid="00e3890c"/>
    </style:style>
    <style:style style:name="T192" style:family="text">
      <style:text-properties officeooo:rsid="00e47c42"/>
    </style:style>
    <style:style style:name="T193" style:family="text">
      <style:text-properties officeooo:rsid="00e6671d"/>
    </style:style>
    <style:style style:name="T194" style:family="text">
      <style:text-properties officeooo:rsid="00ec6c80"/>
    </style:style>
    <style:style style:name="T195" style:family="text">
      <style:text-properties officeooo:rsid="00ee070c"/>
    </style:style>
    <style:style style:name="T196" style:family="text">
      <style:text-properties officeooo:rsid="00f0ea5c"/>
    </style:style>
    <style:style style:name="T197" style:family="text">
      <style:text-properties officeooo:rsid="00fc7377"/>
    </style:style>
    <style:style style:name="T198" style:family="text">
      <style:text-properties officeooo:rsid="0103f136"/>
    </style:style>
    <style:style style:name="T199" style:family="text">
      <style:text-properties officeooo:rsid="0104bade"/>
    </style:style>
    <style:style style:name="T200" style:family="text">
      <style:text-properties officeooo:rsid="0108728b"/>
    </style:style>
    <style:style style:name="T201" style:family="text">
      <style:text-properties officeooo:rsid="011d78c6"/>
    </style:style>
    <style:style style:name="T202" style:family="text">
      <style:text-properties officeooo:rsid="01262dd6"/>
    </style:style>
    <style:style style:name="T203" style:family="text">
      <style:text-properties officeooo:rsid="0127c032"/>
    </style:style>
    <style:style style:name="T204" style:family="text">
      <style:text-properties officeooo:rsid="012c447d"/>
    </style:style>
    <style:style style:name="T205" style:family="text">
      <style:text-properties officeooo:rsid="012ece34"/>
    </style:style>
    <style:style style:name="T206" style:family="text">
      <style:text-properties officeooo:rsid="0130e317"/>
    </style:style>
    <style:style style:name="T207" style:family="text">
      <style:text-properties officeooo:rsid="0137d225"/>
    </style:style>
    <style:style style:name="T208" style:family="text">
      <style:text-properties officeooo:rsid="013e4e6e"/>
    </style:style>
    <style:style style:name="T209" style:family="text">
      <style:text-properties officeooo:rsid="01512ee7"/>
    </style:style>
    <style:style style:name="T210" style:family="text">
      <style:text-properties officeooo:rsid="01530137"/>
    </style:style>
    <style:style style:name="T211" style:family="text">
      <style:text-properties officeooo:rsid="015656d6"/>
    </style:style>
    <style:style style:name="T212" style:family="text">
      <style:text-properties officeooo:rsid="01580570"/>
    </style:style>
    <style:style style:name="T213" style:family="text">
      <style:text-properties officeooo:rsid="015884f8"/>
    </style:style>
    <style:style style:name="T214" style:family="text">
      <style:text-properties officeooo:rsid="0159fbf1"/>
    </style:style>
    <style:style style:name="T215" style:family="text">
      <style:text-properties officeooo:rsid="015be507"/>
    </style:style>
    <style:style style:name="T216" style:family="text">
      <style:text-properties officeooo:rsid="0160abee"/>
    </style:style>
    <style:style style:name="T217" style:family="text">
      <style:text-properties officeooo:rsid="01614ab6"/>
    </style:style>
    <style:style style:name="T218" style:family="text">
      <style:text-properties officeooo:rsid="01648d79"/>
    </style:style>
    <style:style style:name="T219" style:family="text">
      <style:text-properties officeooo:rsid="0165f8ec"/>
    </style:style>
    <style:style style:name="T220" style:family="text">
      <style:text-properties officeooo:rsid="016848c5"/>
    </style:style>
    <style:style style:name="T221" style:family="text">
      <style:text-properties officeooo:rsid="016df915"/>
    </style:style>
    <style:style style:name="T222" style:family="text">
      <style:text-properties officeooo:rsid="017a58a1"/>
    </style:style>
    <style:style style:name="T223" style:family="text">
      <style:text-properties officeooo:rsid="017ec231"/>
    </style:style>
    <style:style style:name="T224" style:family="text">
      <style:text-properties officeooo:rsid="018306c9"/>
    </style:style>
    <style:style style:name="T225" style:family="text">
      <style:text-properties officeooo:rsid="0184dcfa"/>
    </style:style>
    <style:style style:name="T226" style:family="text">
      <style:text-properties officeooo:rsid="0187bd0b"/>
    </style:style>
    <style:style style:name="T227" style:family="text">
      <style:text-properties officeooo:rsid="01891358"/>
    </style:style>
    <style:style style:name="T228" style:family="text">
      <style:text-properties officeooo:rsid="018d18c8"/>
    </style:style>
    <style:style style:name="T229" style:family="text">
      <style:text-properties officeooo:rsid="018e0fba"/>
    </style:style>
    <style:style style:name="T230" style:family="text">
      <style:text-properties officeooo:rsid="018fe548"/>
    </style:style>
    <style:style style:name="T231" style:family="text">
      <style:text-properties officeooo:rsid="0197398c"/>
    </style:style>
    <style:style style:name="T232" style:family="text">
      <style:text-properties officeooo:rsid="019a52ba"/>
    </style:style>
    <style:style style:name="T233" style:family="text">
      <style:text-properties officeooo:rsid="019c6d11"/>
    </style:style>
    <style:style style:name="T234" style:family="text">
      <style:text-properties officeooo:rsid="019fa78f"/>
    </style:style>
    <style:style style:name="T235" style:family="text">
      <style:text-properties officeooo:rsid="01a3b512"/>
    </style:style>
    <style:style style:name="T236" style:family="text">
      <style:text-properties officeooo:rsid="01a92019"/>
    </style:style>
    <style:style style:name="T237" style:family="text">
      <style:text-properties officeooo:rsid="01aa0360"/>
    </style:style>
    <style:style style:name="T238" style:family="text">
      <style:text-properties officeooo:rsid="01aa5c29"/>
    </style:style>
    <style:style style:name="T239" style:family="text">
      <style:text-properties officeooo:rsid="01b1e903"/>
    </style:style>
    <style:style style:name="T240" style:family="text">
      <style:text-properties officeooo:rsid="01b20236"/>
    </style:style>
    <style:style style:name="T241" style:family="text">
      <style:text-properties officeooo:rsid="01b33061"/>
    </style:style>
    <style:style style:name="T242" style:family="text">
      <style:text-properties officeooo:rsid="01b8bf45"/>
    </style:style>
    <style:style style:name="T243" style:family="text">
      <style:text-properties officeooo:rsid="01e5b435"/>
    </style:style>
    <style:style style:name="T244" style:family="text">
      <style:text-properties officeooo:rsid="01ea8031"/>
    </style:style>
    <style:style style:name="T245" style:family="text">
      <style:text-properties officeooo:rsid="01ee5892"/>
    </style:style>
    <style:style style:name="T246" style:family="text">
      <style:text-properties officeooo:rsid="01ee8a15"/>
    </style:style>
    <style:style style:name="T247" style:family="text">
      <style:text-properties officeooo:rsid="01f0681d"/>
    </style:style>
    <style:style style:name="T248" style:family="text">
      <style:text-properties officeooo:rsid="01f0aaad"/>
    </style:style>
    <style:style style:name="T249" style:family="text">
      <style:text-properties officeooo:rsid="01f1b3f3"/>
    </style:style>
    <style:style style:name="T250" style:family="text">
      <style:text-properties officeooo:rsid="01f5a40e"/>
    </style:style>
    <style:style style:name="T251" style:family="text">
      <style:text-properties officeooo:rsid="01f74ae7"/>
    </style:style>
    <style:style style:name="T252" style:family="text">
      <style:text-properties officeooo:rsid="0201d53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8">Додаток</text:p>
      <text:p text:style-name="P245">package application;</text:p>
      <text:p text:style-name="P245"/>
      <text:p text:style-name="P245">import javax.swing.*;</text:p>
      <text:p text:style-name="P245">import javax.swing.event.MouseInputAdapter;</text:p>
      <text:p text:style-name="P245">import java.awt.event.FocusAdapter;</text:p>
      <text:p text:style-name="P245">import java.awt.event.FocusEvent;</text:p>
      <text:p text:style-name="P245">import java.awt.event.MouseEvent;</text:p>
      <text:p text:style-name="P245"/>
      <text:p text:style-name="P245">/**</text:p>
      <text:p text:style-name="P245"><text:s/>* Created by dmitry on 07.05.16.</text:p>
      <text:p text:style-name="P245"><text:s/>*/</text:p>
      <text:p text:style-name="P245">public class AddEdgeListener extends MouseInputAdapter {</text:p>
      <text:p text:style-name="P245"><text:s text:c="4"/>@Override</text:p>
      <text:p text:style-name="P245"><text:s text:c="4"/>public void mouseClicked(MouseEvent e) {</text:p>
      <text:p text:style-name="P245"><text:s text:c="8"/>JLabel component = (JLabel) e.getComponent();</text:p>
      <text:p text:style-name="P245"><text:s text:c="8"/>GraphBuilder.getInstance().clearVertexes();</text:p>
      <text:p text:style-name="P245"><text:s text:c="8"/>if (!GraphBuilder.getInstance().edgeFlag) {</text:p>
      <text:p text:style-name="P245"><text:s text:c="12"/>GraphBuilder.getInstance().edge = new Edge();</text:p>
      <text:p text:style-name="P245"><text:s text:c="12"/>for (Vertex current : GraphBuilder.getInstance().vertexes) {</text:p>
      <text:p text:style-name="P245"><text:s text:c="16"/>if (current.getNumber().compareTo(component.getText()) == 0) {</text:p>
      <text:p text:style-name="P245"><text:s text:c="20"/>GraphBuilder.getInstance().edge.setStart(current);</text:p>
      <text:p text:style-name="P245"><text:s text:c="20"/>GraphBuilder.getInstance().select = current.getNumber();</text:p>
      <text:p text:style-name="P245"><text:s text:c="20"/>MyComponent decorator = new SelectedDecorator(current);</text:p>
      <text:p text:style-name="P245"><text:s text:c="20"/>decorator.draw();</text:p>
      <text:p text:style-name="P245"><text:s text:c="16"/>}</text:p>
      <text:p text:style-name="P245"><text:s text:c="12"/>}</text:p>
      <text:p text:style-name="P245"><text:s text:c="12"/>GraphBuilder.getInstance().edgeFlag = true;</text:p>
      <text:p text:style-name="P245"><text:s text:c="8"/>} else {</text:p>
      <text:p text:style-name="P245"><text:s text:c="12"/>if (GraphBuilder.getInstance().edge.getStart() == null) {</text:p>
      <text:p text:style-name="P245"><text:s text:c="16"/>GraphBuilder.getInstance().edgeFlag = false;</text:p>
      <text:p text:style-name="P245"><text:s text:c="16"/>return;</text:p>
      <text:p text:style-name="P245"><text:s text:c="12"/>}</text:p>
      <text:p text:style-name="P245"><text:s text:c="12"/>for (Vertex current : GraphBuilder.getInstance().vertexes) {</text:p>
      <text:p text:style-name="P245"><text:s text:c="16"/>if (current.getNumber().compareTo(component.getText()) == 0) {</text:p>
      <text:p text:style-name="P245"><text:s text:c="20"/>if (component.getX() == GraphBuilder.getInstance().edge.getStart().getLocation().getX() &amp;&amp; component.getY() == GraphBuilder.getInstance().edge.getStart().getLocation().getY()) {</text:p>
      <text:p text:style-name="P245"><text:s text:c="24"/>return;</text:p>
      <text:p text:style-name="P245"><text:s text:c="20"/>}</text:p>
      <text:p text:style-name="P245"><text:s text:c="20"/>GraphBuilder.getInstance().edge.setEnd(current);</text:p>
      <text:p text:style-name="P245"><text:s text:c="16"/>}</text:p>
      <text:p text:style-name="P245"><text:s text:c="12"/>}</text:p>
      <text:p text:style-name="P245"><text:s text:c="12"/>GraphBuilder.getInstance().edgeFlag = false;</text:p>
      <text:p text:style-name="P245"><text:s text:c="12"/>MyComponent decorator = new ResetDecorator(GraphBuilder.getInstance().edge.getStart());</text:p>
      <text:p text:style-name="P245"><text:soft-page-break/><text:s text:c="12"/>decorator.draw();</text:p>
      <text:p text:style-name="P245"><text:s text:c="12"/>GraphBuilder.getInstance().select = "";</text:p>
      <text:p text:style-name="P245"><text:s text:c="12"/>GraphBuilder.getInstance().workPanel.addEdge(GraphBuilder.getInstance().edge);</text:p>
      <text:p text:style-name="P245"><text:s text:c="12"/>/*GraphBuilder.getInstance().edge.getWeight().addFocusListener(new FocusAdapter() {</text:p>
      <text:p text:style-name="P245"><text:s text:c="16"/>@Override</text:p>
      <text:p text:style-name="P245"><text:s text:c="16"/>public void focusLost(FocusEvent e) {</text:p>
      <text:p text:style-name="P245"><text:s text:c="20"/>GraphBuilder.getInstance().clearVertexes();</text:p>
      <text:p text:style-name="P245"><text:s text:c="20"/>GraphBuilder.getInstance().saveState();</text:p>
      <text:p text:style-name="P245"><text:s text:c="16"/>}</text:p>
      <text:p text:style-name="P245"><text:s text:c="12"/>});*/</text:p>
      <text:p text:style-name="P245"><text:s text:c="12"/>GraphBuilder.getInstance().saveVertexLocation();</text:p>
      <text:p text:style-name="P245"><text:s text:c="12"/>GraphBuilder.getInstance().workPanel.validate();</text:p>
      <text:p text:style-name="P245"><text:s text:c="12"/>GraphBuilder.getInstance().rePaint();</text:p>
      <text:p text:style-name="P245"><text:s text:c="12"/>GraphBuilder.getInstance().historyModel.add(0, "Добавлено новое ребро: от вершины " + GraphBuilder.getInstance().edge.getStart().getNumber() + " к вершине " + GraphBuilder.getInstance().edge.getEnd().getNumber());</text:p>
      <text:p text:style-name="P245"><text:s text:c="12"/>GraphBuilder.getInstance().saveState();</text:p>
      <text:p text:style-name="P245"><text:s text:c="12"/>GraphBuilder.getInstance().setFocus();</text:p>
      <text:p text:style-name="P245"><text:s text:c="8"/>}</text:p>
      <text:p text:style-name="P245"><text:s text:c="8"/>GraphBuilder.getInstance().setFocus();</text:p>
      <text:p text:style-name="P245"><text:s text:c="4"/>}</text:p>
      <text:p text:style-name="P245">}</text:p>
      <text:p text:style-name="P245">package application;</text:p>
      <text:p text:style-name="P245"/>
      <text:p text:style-name="P245">import java.awt.event.ActionEvent;</text:p>
      <text:p text:style-name="P245">import java.awt.event.ActionListener;</text:p>
      <text:p text:style-name="P245"/>
      <text:p text:style-name="P245">/**</text:p>
      <text:p text:style-name="P245"><text:s/>* Created by dmitry on 07.05.16.</text:p>
      <text:p text:style-name="P245"><text:s/>*/</text:p>
      <text:p text:style-name="P245">public class AddVertexListener implements ActionListener {</text:p>
      <text:p text:style-name="P245"><text:s text:c="4"/>@Override</text:p>
      <text:p text:style-name="P245"><text:s text:c="4"/>public void actionPerformed(ActionEvent e) {</text:p>
      <text:p text:style-name="P245"><text:s text:c="8"/>GraphBuilder.getInstance().addNewVer();</text:p>
      <text:p text:style-name="P245"><text:s text:c="8"/>GraphBuilder.getInstance().setFocus();</text:p>
      <text:p text:style-name="P245"><text:s text:c="4"/>}</text:p>
      <text:p text:style-name="P245">}</text:p>
      <text:p text:style-name="P245">package application;</text:p>
      <text:p text:style-name="P245"/>
      <text:p text:style-name="P245">import javax.swing.*;</text:p>
      <text:p text:style-name="P245">import javax.swing.event.MouseInputAdapter;</text:p>
      <text:p text:style-name="P245">import java.awt.*;</text:p>
      <text:p text:style-name="P245">import java.awt.event.MouseEvent;</text:p>
      <text:p text:style-name="P245"/>
      <text:p text:style-name="P245">/**</text:p>
      <text:p text:style-name="P245"><text:s/>* Created by dmitry on 07.05.16.</text:p>
      <text:p text:style-name="P245"><text:soft-page-break/><text:s/>*/</text:p>
      <text:p text:style-name="P245">public class DragListener extends MouseInputAdapter {</text:p>
      <text:p text:style-name="P245"><text:s text:c="4"/>private Point location;</text:p>
      <text:p text:style-name="P245"><text:s text:c="4"/>private MouseEvent pressed;</text:p>
      <text:p text:style-name="P245"><text:s text:c="4"/>private int oldX = 0;</text:p>
      <text:p text:style-name="P245"><text:s text:c="4"/>private int oldY = 0;</text:p>
      <text:p text:style-name="P245"/>
      <text:p text:style-name="P245"><text:s text:c="4"/>@Override</text:p>
      <text:p text:style-name="P245"><text:s text:c="4"/>public void mousePressed(MouseEvent e) {</text:p>
      <text:p text:style-name="P245"><text:s text:c="8"/>pressed = e;</text:p>
      <text:p text:style-name="P245"><text:s text:c="8"/>oldX = e.getComponent().getX();</text:p>
      <text:p text:style-name="P245"><text:s text:c="8"/>oldY = e.getComponent().getY();</text:p>
      <text:p text:style-name="P245"><text:s text:c="4"/>}</text:p>
      <text:p text:style-name="P245"/>
      <text:p text:style-name="P245"><text:s text:c="4"/>@Override</text:p>
      <text:p text:style-name="P245"><text:s text:c="4"/>public void mouseEntered(MouseEvent e) {</text:p>
      <text:p text:style-name="P245"><text:s text:c="8"/>JLabel label = (JLabel) e.getComponent();</text:p>
      <text:p text:style-name="P245"><text:s text:c="8"/>label.setCursor(Cursor.getPredefinedCursor(Cursor.HAND_CURSOR));</text:p>
      <text:p text:style-name="P245"><text:s text:c="8"/>if (GraphBuilder.getInstance().select.compareTo(label.getText()) == 0) {</text:p>
      <text:p text:style-name="P245"><text:s text:c="12"/>return;</text:p>
      <text:p text:style-name="P245"><text:s text:c="8"/>}</text:p>
      <text:p text:style-name="P245"><text:s text:c="8"/>for (Vertex current : GraphBuilder.getInstance().vertexes) {</text:p>
      <text:p text:style-name="P245"><text:s text:c="12"/>if (current.getNumber().compareTo(GraphBuilder.getInstance().select) != 0) {</text:p>
      <text:p text:style-name="P245"><text:s text:c="16"/>MyComponent decorator = new ResetDecorator(current);</text:p>
      <text:p text:style-name="P245"><text:s text:c="16"/>decorator.draw();</text:p>
      <text:p text:style-name="P245"><text:s text:c="12"/>}</text:p>
      <text:p text:style-name="P245"><text:s text:c="8"/>}</text:p>
      <text:p text:style-name="P245"><text:s text:c="8"/>for (Vertex vertex : GraphBuilder.getInstance().vertexes) {</text:p>
      <text:p text:style-name="P245"><text:s text:c="12"/>if (vertex.getNumber().compareTo(label.getText()) == 0) {</text:p>
      <text:p text:style-name="P245"><text:s text:c="16"/>MyComponent decorator = new HoverDecorator(vertex);</text:p>
      <text:p text:style-name="P245"><text:s text:c="16"/>decorator.draw();</text:p>
      <text:p text:style-name="P245"><text:s text:c="12"/>}</text:p>
      <text:p text:style-name="P245"><text:s text:c="8"/>}</text:p>
      <text:p text:style-name="P245"><text:s text:c="4"/>}</text:p>
      <text:p text:style-name="P245"/>
      <text:p text:style-name="P245"><text:s text:c="4"/>@Override</text:p>
      <text:p text:style-name="P245"><text:s text:c="4"/>public void mouseExited(MouseEvent e) {</text:p>
      <text:p text:style-name="P245"><text:s text:c="8"/>JLabel label = (JLabel) e.getComponent();</text:p>
      <text:p text:style-name="P245"><text:s text:c="8"/>if (GraphBuilder.getInstance().select.compareTo(label.getText()) == 0) {</text:p>
      <text:p text:style-name="P245"><text:s text:c="12"/>return;</text:p>
      <text:p text:style-name="P245"><text:s text:c="8"/>}</text:p>
      <text:p text:style-name="P245"><text:s text:c="8"/>for (Vertex vertex : GraphBuilder.getInstance().vertexes) {</text:p>
      <text:p text:style-name="P245"><text:s text:c="12"/>if (vertex.getNumber().compareTo(label.getText()) == 0) {</text:p>
      <text:p text:style-name="P245"><text:s text:c="16"/>MyComponent decorator = new ResetDecorator(vertex);</text:p>
      <text:p text:style-name="P245"><text:s text:c="16"/>decorator.draw();</text:p>
      <text:p text:style-name="P245"><text:soft-page-break/><text:s text:c="12"/>}</text:p>
      <text:p text:style-name="P245"><text:s text:c="8"/>}</text:p>
      <text:p text:style-name="P245"><text:s text:c="4"/>}</text:p>
      <text:p text:style-name="P245"/>
      <text:p text:style-name="P245"><text:s text:c="4"/>@Override</text:p>
      <text:p text:style-name="P245"><text:s text:c="4"/>public void mouseDragged(MouseEvent e) {</text:p>
      <text:p text:style-name="P245"><text:s text:c="8"/>Component component = e.getComponent();</text:p>
      <text:p text:style-name="P245"><text:s text:c="8"/>location = component.getLocation(location);</text:p>
      <text:p text:style-name="P245"><text:s text:c="8"/>int x = location.x - pressed.getX() + e.getX();</text:p>
      <text:p text:style-name="P245"><text:s text:c="8"/>int y = location.y - pressed.getY() + e.getY();</text:p>
      <text:p text:style-name="P245"><text:s text:c="8"/>if (x + component.getWidth() &gt; GraphBuilder.getInstance().workPanel.getWidth() || x &lt; 0) {</text:p>
      <text:p text:style-name="P245"><text:s text:c="12"/>return;</text:p>
      <text:p text:style-name="P245"><text:s text:c="8"/>}</text:p>
      <text:p text:style-name="P245"><text:s text:c="8"/>if (y + component.getHeight() &gt; GraphBuilder.getInstance().workPanel.getHeight() || y &lt; 0) {</text:p>
      <text:p text:style-name="P245"><text:s text:c="12"/>return;</text:p>
      <text:p text:style-name="P245"><text:s text:c="8"/>}</text:p>
      <text:p text:style-name="P245"><text:s text:c="8"/>component.setLocation(x, y);</text:p>
      <text:p text:style-name="P245"><text:s text:c="8"/>GraphBuilder.getInstance().workPanel.repaint();</text:p>
      <text:p text:style-name="P245"><text:s text:c="4"/>}</text:p>
      <text:p text:style-name="P245"/>
      <text:p text:style-name="P245"><text:s text:c="4"/>@Override</text:p>
      <text:p text:style-name="P245"><text:s text:c="4"/>public void mouseReleased(MouseEvent e) {</text:p>
      <text:p text:style-name="P245"><text:s text:c="8"/>if (oldX != e.getComponent().getX() &amp;&amp; oldY != e.getComponent().getY()) {</text:p>
      <text:p text:style-name="P245"><text:s text:c="12"/>GraphBuilder.getInstance().saveState();</text:p>
      <text:p text:style-name="P245"><text:s text:c="12"/>GraphBuilder.getInstance().saveVertexLocation();</text:p>
      <text:p text:style-name="P245"><text:s text:c="8"/>}</text:p>
      <text:p text:style-name="P245"><text:s text:c="4"/>}</text:p>
      <text:p text:style-name="P245">}</text:p>
      <text:p text:style-name="P245">package application;</text:p>
      <text:p text:style-name="P245"/>
      <text:p text:style-name="P245">import javax.swing.*;</text:p>
      <text:p text:style-name="P245"/>
      <text:p text:style-name="P245">/**</text:p>
      <text:p text:style-name="P245"><text:s/>* Created by dmitry on 28.04.16.</text:p>
      <text:p text:style-name="P245"><text:s/>*/</text:p>
      <text:p text:style-name="P245">public class Edge implements Cloneable {</text:p>
      <text:p text:style-name="P245"/>
      <text:p text:style-name="P245"><text:s text:c="4"/>private Vertex start, end;</text:p>
      <text:p text:style-name="P245"><text:s text:c="4"/>private JFormattedTextField weight;</text:p>
      <text:p text:style-name="P245"/>
      <text:p text:style-name="P245"><text:s text:c="4"/>public Edge() {</text:p>
      <text:p text:style-name="P245"><text:s text:c="8"/>weight = new JFormattedTextField(1);</text:p>
      <text:p text:style-name="P245"><text:s text:c="8"/>weight.setColumns(2);</text:p>
      <text:p text:style-name="P245"><text:s text:c="4"/>}</text:p>
      <text:p text:style-name="P245"/>
      <text:p text:style-name="P245"><text:soft-page-break/><text:s text:c="4"/>public void validWeight() {</text:p>
      <text:p text:style-name="P245"><text:s text:c="8"/>if (weight.getValue() == null) {</text:p>
      <text:p text:style-name="P245"><text:s text:c="12"/>weight.setValue(1);</text:p>
      <text:p text:style-name="P245"><text:s text:c="8"/>}</text:p>
      <text:p text:style-name="P245"><text:s text:c="8"/>if ((Integer) weight.getValue() &lt; 0) {</text:p>
      <text:p text:style-name="P245"><text:s text:c="12"/>weight.setValue(Math.abs((Integer) weight.getValue()));</text:p>
      <text:p text:style-name="P245"><text:s text:c="8"/>}</text:p>
      <text:p text:style-name="P245"><text:s text:c="8"/>if ((Integer) weight.getValue() == 0) {</text:p>
      <text:p text:style-name="P245"><text:s text:c="12"/>weight.setValue(1);</text:p>
      <text:p text:style-name="P245"><text:s text:c="8"/>}</text:p>
      <text:p text:style-name="P245"><text:s text:c="4"/>}</text:p>
      <text:p text:style-name="P245"/>
      <text:p text:style-name="P245"><text:s text:c="4"/>public void drawWeight() {</text:p>
      <text:p text:style-name="P245"><text:s text:c="8"/>int x = (start.getCenterX() + end.getCenterX()) / 2;</text:p>
      <text:p text:style-name="P245"><text:s text:c="8"/>int y = (start.getCenterY() + end.getCenterY()) / 2;</text:p>
      <text:p text:style-name="P245"><text:s text:c="8"/>weight.setLocation(x, y);</text:p>
      <text:p text:style-name="P245"><text:s text:c="4"/>}</text:p>
      <text:p text:style-name="P245"/>
      <text:p text:style-name="P245"><text:s text:c="4"/>public Vertex getStart() {</text:p>
      <text:p text:style-name="P245"><text:s text:c="8"/>return start;</text:p>
      <text:p text:style-name="P245"><text:s text:c="4"/>}</text:p>
      <text:p text:style-name="P245"/>
      <text:p text:style-name="P245"><text:s text:c="4"/>public void setStart(Vertex start) {</text:p>
      <text:p text:style-name="P245"><text:s text:c="8"/>this.start = start;</text:p>
      <text:p text:style-name="P245"><text:s text:c="4"/>}</text:p>
      <text:p text:style-name="P245"/>
      <text:p text:style-name="P245"><text:s text:c="4"/>public Vertex getEnd() {</text:p>
      <text:p text:style-name="P245"><text:s text:c="8"/>return end;</text:p>
      <text:p text:style-name="P245"><text:s text:c="4"/>}</text:p>
      <text:p text:style-name="P245"/>
      <text:p text:style-name="P245"><text:s text:c="4"/>public void setEnd(Vertex end) {</text:p>
      <text:p text:style-name="P245"><text:s text:c="8"/>this.end = end;</text:p>
      <text:p text:style-name="P245"><text:s text:c="4"/>}</text:p>
      <text:p text:style-name="P245"/>
      <text:p text:style-name="P245"><text:s text:c="4"/>public void setWeight(JFormattedTextField weight) {</text:p>
      <text:p text:style-name="P245"><text:s text:c="8"/>this.weight = weight;</text:p>
      <text:p text:style-name="P245"><text:s text:c="4"/>}</text:p>
      <text:p text:style-name="P245"/>
      <text:p text:style-name="P245"><text:s text:c="4"/>public void setWeight(int weight) {</text:p>
      <text:p text:style-name="P245"><text:s text:c="8"/>this.weight.setValue(weight);</text:p>
      <text:p text:style-name="P245"><text:s text:c="4"/>}</text:p>
      <text:p text:style-name="P245"/>
      <text:p text:style-name="P245"><text:s text:c="4"/>public JFormattedTextField getWeight() {</text:p>
      <text:p text:style-name="P245"><text:s text:c="8"/>return weight;</text:p>
      <text:p text:style-name="P245"><text:s text:c="4"/>}</text:p>
      <text:p text:style-name="P245"><text:soft-page-break/></text:p>
      <text:p text:style-name="P245"><text:s text:c="4"/>public boolean equals(Edge edge) {</text:p>
      <text:p text:style-name="P245"><text:s text:c="8"/>return edge.getStart().equals(start) &amp;&amp; edge.getEnd().equals(end);</text:p>
      <text:p text:style-name="P245"><text:s text:c="4"/>}</text:p>
      <text:p text:style-name="P245"/>
      <text:p text:style-name="P245"><text:s text:c="4"/>public boolean counterEdge(Edge edge) {</text:p>
      <text:p text:style-name="P245"><text:s text:c="8"/>return edge.getEnd().equals(start) &amp;&amp; edge.getStart().equals(end);</text:p>
      <text:p text:style-name="P245"><text:s text:c="4"/>}</text:p>
      <text:p text:style-name="P245"/>
      <text:p text:style-name="P245"><text:s text:c="4"/>public Edge clone() {</text:p>
      <text:p text:style-name="P245"><text:s text:c="8"/>Edge clone = new Edge();</text:p>
      <text:p text:style-name="P245"><text:s text:c="8"/>clone.setStart(start.clone());</text:p>
      <text:p text:style-name="P245"><text:s text:c="8"/>clone.setEnd(end.clone());</text:p>
      <text:p text:style-name="P245"><text:s text:c="8"/>clone.setWeight((Integer) weight.getValue());</text:p>
      <text:p text:style-name="P245"><text:s text:c="8"/>return clone;</text:p>
      <text:p text:style-name="P245"><text:s text:c="4"/>}</text:p>
      <text:p text:style-name="P245">}</text:p>
      <text:p text:style-name="P245">package application;</text:p>
      <text:p text:style-name="P245"/>
      <text:p text:style-name="P245">import java.util.ArrayList;</text:p>
      <text:p text:style-name="P245"/>
      <text:p text:style-name="P245">/**</text:p>
      <text:p text:style-name="P245"><text:s/>* Created by dmitry on 05.04.16.</text:p>
      <text:p text:style-name="P245"><text:s/>*/</text:p>
      <text:p text:style-name="P245">public class Graph {</text:p>
      <text:p text:style-name="P245"/>
      <text:p text:style-name="P245"><text:s text:c="4"/>private int[][] vertexArray;</text:p>
      <text:p text:style-name="P245"><text:s text:c="4"/>private int[][] parentArray;</text:p>
      <text:p text:style-name="P245"><text:s text:c="4"/>private ArrayList&lt;Integer&gt; result = new ArrayList&lt;&gt;();</text:p>
      <text:p text:style-name="P245"/>
      <text:p text:style-name="P245"><text:s text:c="4"/>public Graph(int[][] vertexArray) {</text:p>
      <text:p text:style-name="P245"><text:s text:c="8"/>this.vertexArray = new int[vertexArray.length][vertexArray.length];</text:p>
      <text:p text:style-name="P245"><text:s text:c="8"/>parentArray = new int[vertexArray.length][vertexArray.length];</text:p>
      <text:p text:style-name="P245"><text:s text:c="8"/>for (int i = 0; i &lt; vertexArray.length; i++) {</text:p>
      <text:p text:style-name="P245"><text:s text:c="12"/>for (int j = 0; j &lt; vertexArray.length; j++) {</text:p>
      <text:p text:style-name="P245"><text:s text:c="16"/>this.vertexArray[i][j] = (vertexArray[i][j] == 0 ? Integer.MAX_VALUE : vertexArray[i][j]);</text:p>
      <text:p text:style-name="P245"><text:s text:c="16"/>parentArray[i][j] = i;</text:p>
      <text:p text:style-name="P245"><text:s text:c="12"/>}</text:p>
      <text:p text:style-name="P245"><text:s text:c="8"/>}</text:p>
      <text:p text:style-name="P245"><text:s text:c="4"/>}</text:p>
      <text:p text:style-name="P245"/>
      <text:p text:style-name="P245"><text:s text:c="4"/>public void show() {</text:p>
      <text:p text:style-name="P245"><text:s text:c="8"/>System.out.println();</text:p>
      <text:p text:style-name="P245"><text:s text:c="8"/>for (int i = 0; i &lt; vertexArray.length; i++) {</text:p>
      <text:p text:style-name="P245"><text:s text:c="12"/>for (int j = 0; j &lt; vertexArray.length; j++) {</text:p>
      <text:p text:style-name="P245"><text:soft-page-break/><text:s text:c="16"/>if (vertexArray[i][j] == Integer.MAX_VALUE || i == j)</text:p>
      <text:p text:style-name="P245"><text:s text:c="20"/>System.out.print(0 + " <text:s/>");</text:p>
      <text:p text:style-name="P245"><text:s text:c="16"/>else</text:p>
      <text:p text:style-name="P245"><text:s text:c="20"/>System.out.print(vertexArray[i][j] + " <text:s/>");</text:p>
      <text:p text:style-name="P245"><text:s text:c="12"/>}</text:p>
      <text:p text:style-name="P245"><text:s text:c="12"/>System.out.println();</text:p>
      <text:p text:style-name="P245"><text:s text:c="8"/>}</text:p>
      <text:p text:style-name="P245"><text:s text:c="4"/>}</text:p>
      <text:p text:style-name="P245"/>
      <text:p text:style-name="P245"><text:s text:c="4"/>public void floyd() {</text:p>
      <text:p text:style-name="P245"><text:s text:c="8"/>for (int k = 0; k &lt; vertexArray.length; k++)</text:p>
      <text:p text:style-name="P245"><text:s text:c="12"/>for (int i = 0; i &lt; vertexArray.length; i++) {</text:p>
      <text:p text:style-name="P245"><text:s text:c="16"/>for (int j = 0; j &lt; vertexArray.length; j++) {</text:p>
      <text:p text:style-name="P245"><text:s text:c="20"/>if (vertexArray[i][k] == Integer.MAX_VALUE || vertexArray[k][j] == Integer.MAX_VALUE)</text:p>
      <text:p text:style-name="P245"><text:s text:c="24"/>continue;</text:p>
      <text:p text:style-name="P245"><text:s text:c="20"/>if (vertexArray[i][j] &gt; vertexArray[i][k] + vertexArray[k][j]) {</text:p>
      <text:p text:style-name="P245"><text:s text:c="24"/>vertexArray[i][j] = vertexArray[i][k] + vertexArray[k][j];</text:p>
      <text:p text:style-name="P245"><text:s text:c="24"/>parentArray[i][j] = parentArray[k][j];</text:p>
      <text:p text:style-name="P245"><text:s text:c="20"/>}</text:p>
      <text:p text:style-name="P245"><text:s text:c="16"/>}</text:p>
      <text:p text:style-name="P245"><text:s text:c="12"/>}</text:p>
      <text:p text:style-name="P245"><text:s text:c="4"/>}</text:p>
      <text:p text:style-name="P245"/>
      <text:p text:style-name="P245"><text:s text:c="4"/>public ArrayList&lt;Integer&gt; getResult() {</text:p>
      <text:p text:style-name="P245"><text:s text:c="8"/>return result;</text:p>
      <text:p text:style-name="P245"><text:s text:c="4"/>}</text:p>
      <text:p text:style-name="P245"/>
      <text:p text:style-name="P245"><text:s text:c="4"/>private void getWay(int current, int start) {</text:p>
      <text:p text:style-name="P245"><text:s text:c="8"/>if (current == start) {</text:p>
      <text:p text:style-name="P245"><text:s text:c="12"/>result.add(current);</text:p>
      <text:p text:style-name="P245"><text:s text:c="12"/>//System.out.print(current + " ");</text:p>
      <text:p text:style-name="P245"><text:s text:c="8"/>} else {</text:p>
      <text:p text:style-name="P245"><text:s text:c="12"/>getWay(parentArray[start][current], start);</text:p>
      <text:p text:style-name="P245"><text:s text:c="12"/>//System.out.print(current + " ");</text:p>
      <text:p text:style-name="P245"><text:s text:c="12"/>result.add(current);</text:p>
      <text:p text:style-name="P245"><text:s text:c="8"/>}</text:p>
      <text:p text:style-name="P245"><text:s text:c="4"/>}</text:p>
      <text:p text:style-name="P245"/>
      <text:p text:style-name="P245"><text:s text:c="4"/>public int printWay(int start, int finish) {</text:p>
      <text:p text:style-name="P245"><text:s text:c="8"/>if (start &lt; 0 || start &gt; vertexArray.length || finish &lt; 0 || finish &gt; vertexArray.length) {</text:p>
      <text:p text:style-name="P245"><text:s text:c="12"/>System.out.println("Not a vertex!");</text:p>
      <text:p text:style-name="P245"><text:s text:c="12"/>return -1;</text:p>
      <text:p text:style-name="P245"><text:s text:c="8"/>}</text:p>
      <text:p text:style-name="P245"><text:s text:c="8"/>//System.out.print("\nWeight " + start + " to " + finish + " = ");</text:p>
      <text:p text:style-name="P245"><text:s text:c="8"/>if (vertexArray[start][finish] &lt; Integer.MAX_VALUE) {</text:p>
      <text:p text:style-name="P245"><text:soft-page-break/><text:s text:c="12"/>//System.out.println(vertexArray[start][finish]);</text:p>
      <text:p text:style-name="P245"><text:s text:c="12"/>getWay(finish, start);</text:p>
      <text:p text:style-name="P245"><text:s text:c="12"/>//System.out.println();</text:p>
      <text:p text:style-name="P245"><text:s text:c="8"/>} else {</text:p>
      <text:p text:style-name="P245"><text:s text:c="12"/>//System.out.println("Not exists a way!");</text:p>
      <text:p text:style-name="P245"><text:s text:c="12"/>return -1;</text:p>
      <text:p text:style-name="P245"><text:s text:c="8"/>}</text:p>
      <text:p text:style-name="P245"><text:s text:c="8"/>return vertexArray[start][finish];</text:p>
      <text:p text:style-name="P245"><text:s text:c="4"/>}</text:p>
      <text:p text:style-name="P245"/>
      <text:p text:style-name="P245">}</text:p>
      <text:p text:style-name="P245">package application;</text:p>
      <text:p text:style-name="P245"/>
      <text:p text:style-name="P245">import javax.swing.*;</text:p>
      <text:p text:style-name="P245">import java.awt.*;</text:p>
      <text:p text:style-name="P245">import java.awt.event.*;</text:p>
      <text:p text:style-name="P245">import java.util.ArrayList;</text:p>
      <text:p text:style-name="P245"/>
      <text:p text:style-name="P245">/**</text:p>
      <text:p text:style-name="P245"><text:s/>* Created by dmitry on 27.04.16.</text:p>
      <text:p text:style-name="P245"><text:s/>*/</text:p>
      <text:p text:style-name="P245">public class GraphBuilder extends JFrame {</text:p>
      <text:p text:style-name="P245"/>
      <text:p text:style-name="P245"><text:s text:c="4"/>protected WorkPanel workPanel = new WorkPanel();</text:p>
      <text:p text:style-name="P245"><text:s text:c="4"/>protected ArrayList&lt;Vertex&gt; vertexes = new ArrayList&lt;&gt;();</text:p>
      <text:p text:style-name="P245"><text:s text:c="4"/>protected ArrayList&lt;Point&gt; points = new ArrayList&lt;&gt;();</text:p>
      <text:p text:style-name="P245"><text:s text:c="4"/>protected int width, height;</text:p>
      <text:p text:style-name="P245"/>
      <text:p text:style-name="P245"><text:s text:c="4"/>protected Edge edge;</text:p>
      <text:p text:style-name="P245"><text:s text:c="4"/>protected boolean edgeFlag = false;</text:p>
      <text:p text:style-name="P245"/>
      <text:p text:style-name="P245"><text:s text:c="4"/>protected JFormattedTextField start = new JFormattedTextField(0);</text:p>
      <text:p text:style-name="P245"><text:s text:c="4"/>protected JFormattedTextField finish = new JFormattedTextField(0);</text:p>
      <text:p text:style-name="P245"><text:s text:c="4"/>protected JTextField resultField = new JTextField();</text:p>
      <text:p text:style-name="P245"/>
      <text:p text:style-name="P245"><text:s text:c="4"/>protected DefaultListModel historyModel = new DefaultListModel();</text:p>
      <text:p text:style-name="P245"><text:s text:c="4"/>protected JList historyList = new JList(historyModel);</text:p>
      <text:p text:style-name="P245"><text:s text:c="4"/>protected JScrollPane historyScrollPane = new JScrollPane(historyList);</text:p>
      <text:p text:style-name="P245"><text:s text:c="4"/>protected History history = new History();</text:p>
      <text:p text:style-name="P245"><text:s text:c="4"/>protected int currentState = -1;</text:p>
      <text:p text:style-name="P245"/>
      <text:p text:style-name="P245"><text:s text:c="4"/>protected String select = "";</text:p>
      <text:p text:style-name="P245"><text:s text:c="4"/>protected ArrayList&lt;String&gt; numbers = new ArrayList&lt;&gt;();</text:p>
      <text:p text:style-name="P245"/>
      <text:p text:style-name="P245"><text:s text:c="4"/>private static GraphBuilder instance;</text:p>
      <text:p text:style-name="P245"><text:soft-page-break/></text:p>
      <text:p text:style-name="P245"><text:s text:c="4"/>private GraphBuilder() throws HeadlessException {</text:p>
      <text:p text:style-name="P245"><text:s text:c="8"/>super("Graph Builder");</text:p>
      <text:p text:style-name="P245"><text:s text:c="8"/>pack();</text:p>
      <text:p text:style-name="P245"><text:s text:c="8"/>setDefaultCloseOperation(JFrame.EXIT_ON_CLOSE);</text:p>
      <text:p text:style-name="P245"><text:s text:c="8"/>setSize(1350, 800);</text:p>
      <text:p text:style-name="P245"><text:s text:c="8"/>setMinimumSize(new Dimension(600, 400));</text:p>
      <text:p text:style-name="P245"><text:s text:c="8"/>//setExtendedState(JFrame.MAXIMIZED_BOTH);</text:p>
      <text:p text:style-name="P245"><text:s text:c="8"/>setLocationRelativeTo(null);</text:p>
      <text:p text:style-name="P245"><text:s text:c="8"/>setResizable(true);</text:p>
      <text:p text:style-name="P245"/>
      <text:p text:style-name="P245"><text:s text:c="8"/>height = this.getHeight();</text:p>
      <text:p text:style-name="P245"><text:s text:c="8"/>width = this.getWidth();</text:p>
      <text:p text:style-name="P245"/>
      <text:p text:style-name="P245"><text:s text:c="8"/>addComponentListener(new ComponentAdapter() {</text:p>
      <text:p text:style-name="P245"><text:s text:c="12"/>@Override</text:p>
      <text:p text:style-name="P245"><text:s text:c="12"/>public void componentResized(ComponentEvent e) {</text:p>
      <text:p text:style-name="P245"><text:s text:c="16"/>rePaint();</text:p>
      <text:p text:style-name="P245"><text:s text:c="12"/>}</text:p>
      <text:p text:style-name="P245"><text:s text:c="8"/>});</text:p>
      <text:p text:style-name="P245"/>
      <text:p text:style-name="P245"><text:s text:c="8"/>addToolBar();</text:p>
      <text:p text:style-name="P245"><text:s text:c="8"/>add(workPanel);</text:p>
      <text:p text:style-name="P245"><text:s text:c="8"/>addHistory();</text:p>
      <text:p text:style-name="P245"/>
      <text:p text:style-name="P245"><text:s text:c="8"/>saveState();</text:p>
      <text:p text:style-name="P245"/>
      <text:p text:style-name="P245"><text:s text:c="8"/>workPanel.addKeyListener(new MyKeyListener());</text:p>
      <text:p text:style-name="P245"><text:s text:c="8"/>workPanel.addMouseListener(new MouseAdapter() {</text:p>
      <text:p text:style-name="P245"><text:s text:c="12"/>@Override</text:p>
      <text:p text:style-name="P245"><text:s text:c="12"/>public void mouseClicked(MouseEvent e) {</text:p>
      <text:p text:style-name="P245"><text:s text:c="16"/>if (select.compareTo("") != 0) {</text:p>
      <text:p text:style-name="P245"><text:s text:c="20"/>edgeFlag = false;</text:p>
      <text:p text:style-name="P245"><text:s text:c="20"/>MyComponent decorator = new ResetDecorator(edge.getStart());</text:p>
      <text:p text:style-name="P245"><text:s text:c="20"/>decorator.draw();</text:p>
      <text:p text:style-name="P245"><text:s text:c="20"/>select = "";</text:p>
      <text:p text:style-name="P245"><text:s text:c="16"/>}</text:p>
      <text:p text:style-name="P245"><text:s text:c="16"/>setFocus();</text:p>
      <text:p text:style-name="P245"><text:s text:c="12"/>}</text:p>
      <text:p text:style-name="P245"><text:s text:c="8"/>});</text:p>
      <text:p text:style-name="P245"><text:s text:c="8"/>setFocus();</text:p>
      <text:p text:style-name="P245"/>
      <text:p text:style-name="P245"><text:s text:c="8"/>setVisible(true);</text:p>
      <text:p text:style-name="P245"><text:s text:c="4"/>}</text:p>
      <text:p text:style-name="P245"/>
      <text:p text:style-name="P245"><text:soft-page-break/><text:s text:c="4"/>public static GraphBuilder getInstance() {</text:p>
      <text:p text:style-name="P245"><text:s text:c="8"/>if (instance == null) {</text:p>
      <text:p text:style-name="P245"><text:s text:c="12"/>instance = new GraphBuilder();</text:p>
      <text:p text:style-name="P245"><text:s text:c="8"/>}</text:p>
      <text:p text:style-name="P245"><text:s text:c="8"/>return instance;</text:p>
      <text:p text:style-name="P245"><text:s text:c="4"/>}</text:p>
      <text:p text:style-name="P245"/>
      <text:p text:style-name="P245"><text:s text:c="4"/>public void setFocus() {</text:p>
      <text:p text:style-name="P245"><text:s text:c="8"/>workPanel.setFocusable(true);</text:p>
      <text:p text:style-name="P245"><text:s text:c="8"/>workPanel.requestFocusInWindow();</text:p>
      <text:p text:style-name="P245"><text:s text:c="4"/>}</text:p>
      <text:p text:style-name="P245"/>
      <text:p text:style-name="P245"><text:s text:c="4"/>public void saveVertexLocation() {</text:p>
      <text:p text:style-name="P245"><text:s text:c="8"/>points = new ArrayList&lt;&gt;();</text:p>
      <text:p text:style-name="P245"><text:s text:c="8"/>if (vertexes.size() &gt; 0) {</text:p>
      <text:p text:style-name="P245"><text:s text:c="12"/>for (Vertex current : vertexes) {</text:p>
      <text:p text:style-name="P245"><text:s text:c="16"/>points.add(current.getLocation());</text:p>
      <text:p text:style-name="P245"><text:s text:c="12"/>}</text:p>
      <text:p text:style-name="P245"><text:s text:c="8"/>}</text:p>
      <text:p text:style-name="P245"><text:s text:c="4"/>}</text:p>
      <text:p text:style-name="P245"/>
      <text:p text:style-name="P245"><text:s text:c="4"/>public void saveState() {</text:p>
      <text:p text:style-name="P245"><text:s text:c="8"/>ArrayList&lt;String&gt; historyLog = new ArrayList&lt;&gt;();</text:p>
      <text:p text:style-name="P245"><text:s text:c="8"/>for (int i = 0; i &lt; historyModel.size(); i++) {</text:p>
      <text:p text:style-name="P245"><text:s text:c="12"/>historyLog.add((String) historyModel.get(i));</text:p>
      <text:p text:style-name="P245"><text:s text:c="8"/>}</text:p>
      <text:p text:style-name="P245"><text:s text:c="8"/>Memento state = new Memento(vertexes, workPanel.getEdges(), historyLog);</text:p>
      <text:p text:style-name="P245"><text:s text:c="8"/>currentState++;</text:p>
      <text:p text:style-name="P245"><text:s text:c="8"/>history.addState(state, currentState);</text:p>
      <text:p text:style-name="P245"><text:s text:c="4"/>}</text:p>
      <text:p text:style-name="P245"/>
      <text:p text:style-name="P245"><text:s text:c="4"/>public boolean loadState(int index) {</text:p>
      <text:p text:style-name="P245"><text:s text:c="8"/>clearState();</text:p>
      <text:p text:style-name="P245"><text:s text:c="8"/>historyModel.removeAllElements();</text:p>
      <text:p text:style-name="P245"><text:s text:c="8"/>Memento state = history.getState(index);</text:p>
      <text:p text:style-name="P245"><text:s text:c="8"/>if (state == null) {</text:p>
      <text:p text:style-name="P245"><text:s text:c="12"/>return false;</text:p>
      <text:p text:style-name="P245"><text:s text:c="8"/>}</text:p>
      <text:p text:style-name="P245"><text:s text:c="8"/>for (String log : state.getHistoryLog()) {</text:p>
      <text:p text:style-name="P245"><text:s text:c="12"/>historyModel.addElement(log);</text:p>
      <text:p text:style-name="P245"><text:s text:c="8"/>}</text:p>
      <text:p text:style-name="P245"><text:s text:c="8"/>vertexes = state.getVertexes();</text:p>
      <text:p text:style-name="P245"><text:s text:c="8"/>for (Vertex current : vertexes) {</text:p>
      <text:p text:style-name="P245"><text:s text:c="12"/>addVertex(current);</text:p>
      <text:p text:style-name="P245"><text:s text:c="8"/>}</text:p>
      <text:p text:style-name="P245"><text:soft-page-break/><text:s text:c="8"/>ArrayList&lt;Edge&gt; edges = state.getEdges();</text:p>
      <text:p text:style-name="P245"><text:s text:c="8"/>for (Edge edge : edges) {</text:p>
      <text:p text:style-name="P245"><text:s text:c="12"/>Edge newEdge = new Edge();</text:p>
      <text:p text:style-name="P245"><text:s text:c="12"/>for (Vertex vertex : this.vertexes) {</text:p>
      <text:p text:style-name="P245"><text:s text:c="16"/>if (vertex.getNumber().compareTo(edge.getStart().getNumber()) == 0) {</text:p>
      <text:p text:style-name="P245"><text:s text:c="20"/>newEdge.setStart(vertex);</text:p>
      <text:p text:style-name="P245"><text:s text:c="16"/>}</text:p>
      <text:p text:style-name="P245"><text:s text:c="16"/>if (vertex.getNumber().compareTo(edge.getEnd().getNumber()) == 0) {</text:p>
      <text:p text:style-name="P245"><text:s text:c="20"/>newEdge.setEnd(vertex);</text:p>
      <text:p text:style-name="P245"><text:s text:c="16"/>}</text:p>
      <text:p text:style-name="P245"><text:s text:c="12"/>}</text:p>
      <text:p text:style-name="P245"><text:s text:c="12"/>newEdge.setWeight(edge.getWeight());</text:p>
      <text:p text:style-name="P245"><text:s text:c="12"/>workPanel.addEdge(newEdge);</text:p>
      <text:p text:style-name="P245"><text:s text:c="8"/>}</text:p>
      <text:p text:style-name="P245"><text:s text:c="8"/>saveVertexLocation();</text:p>
      <text:p text:style-name="P245"><text:s text:c="8"/>workPanel.validate();</text:p>
      <text:p text:style-name="P245"><text:s text:c="8"/>rePaint();</text:p>
      <text:p text:style-name="P245"><text:s text:c="8"/>return true;</text:p>
      <text:p text:style-name="P245"><text:s text:c="4"/>}</text:p>
      <text:p text:style-name="P245"/>
      <text:p text:style-name="P245"><text:s text:c="4"/>public void clearState() {</text:p>
      <text:p text:style-name="P245"><text:s text:c="8"/>points.clear();</text:p>
      <text:p text:style-name="P245"><text:s text:c="8"/>vertexes.clear();</text:p>
      <text:p text:style-name="P245"><text:s text:c="8"/>resultField.setText("");</text:p>
      <text:p text:style-name="P245"><text:s text:c="8"/>workPanel.getEdges().clear();</text:p>
      <text:p text:style-name="P245"><text:s text:c="8"/>workPanel.removeAll();</text:p>
      <text:p text:style-name="P245"><text:s text:c="8"/>workPanel.validate();</text:p>
      <text:p text:style-name="P245"><text:s text:c="8"/>workPanel.repaint();</text:p>
      <text:p text:style-name="P245"><text:s text:c="8"/>historyModel.removeAllElements();</text:p>
      <text:p text:style-name="P245"><text:s text:c="8"/>start.setValue(0);</text:p>
      <text:p text:style-name="P245"><text:s text:c="8"/>finish.setValue(0);</text:p>
      <text:p text:style-name="P245"><text:s text:c="8"/>historyModel.add(0, "Рабочее пространство очищено");</text:p>
      <text:p text:style-name="P245"><text:s text:c="4"/>}</text:p>
      <text:p text:style-name="P245"/>
      <text:p text:style-name="P245"><text:s text:c="4"/>public void rePaint() {</text:p>
      <text:p text:style-name="P245"><text:s text:c="8"/>int counter = 0;</text:p>
      <text:p text:style-name="P245"><text:s text:c="8"/>for (Point current : points) {</text:p>
      <text:p text:style-name="P245"><text:s text:c="12"/>vertexes.get(counter).setLocation(current);</text:p>
      <text:p text:style-name="P245"><text:s text:c="12"/>counter++;</text:p>
      <text:p text:style-name="P245"><text:s text:c="8"/>}</text:p>
      <text:p text:style-name="P245"><text:s text:c="4"/>}</text:p>
      <text:p text:style-name="P245"/>
      <text:p text:style-name="P245"><text:s text:c="4"/>public void validWay(JFormattedTextField tf) {</text:p>
      <text:p text:style-name="P245"><text:s text:c="8"/>if (tf.getValue() == null) {</text:p>
      <text:p text:style-name="P245"><text:s text:c="12"/>tf.setValue(0);</text:p>
      <text:p text:style-name="P245"><text:soft-page-break/><text:s text:c="8"/>}</text:p>
      <text:p text:style-name="P245"><text:s text:c="8"/>if ((Integer) tf.getValue() &lt; 0) {</text:p>
      <text:p text:style-name="P245"><text:s text:c="12"/>tf.setValue(Math.abs((Integer) tf.getValue()));</text:p>
      <text:p text:style-name="P245"><text:s text:c="8"/>}</text:p>
      <text:p text:style-name="P245"><text:s text:c="4"/>}</text:p>
      <text:p text:style-name="P245"/>
      <text:p text:style-name="P245"><text:s text:c="4"/>public void addToolBar() {</text:p>
      <text:p text:style-name="P245"><text:s text:c="8"/>JToolBar toolBar = new JToolBar();</text:p>
      <text:p text:style-name="P245"><text:s text:c="8"/>JButton addVer = new JButton("Добавить вершину");</text:p>
      <text:p text:style-name="P245"><text:s text:c="8"/>JButton delVer = new JButton("Удалить вершину");</text:p>
      <text:p text:style-name="P245"><text:s text:c="8"/>JButton calculateWay = new JButton("Найти путь");</text:p>
      <text:p text:style-name="P245"/>
      <text:p text:style-name="P245"><text:s text:c="8"/>addVer.addActionListener(new AddVertexListener());</text:p>
      <text:p text:style-name="P245"><text:s text:c="8"/>delVer.addActionListener(new ActionListener() {</text:p>
      <text:p text:style-name="P245"><text:s text:c="12"/>@Override</text:p>
      <text:p text:style-name="P245"><text:s text:c="12"/>public void actionPerformed(ActionEvent e) {</text:p>
      <text:p text:style-name="P245"><text:s text:c="16"/>deleteVertex();</text:p>
      <text:p text:style-name="P245"><text:s text:c="16"/>setFocus();</text:p>
      <text:p text:style-name="P245"><text:s text:c="12"/>}</text:p>
      <text:p text:style-name="P245"><text:s text:c="8"/>});</text:p>
      <text:p text:style-name="P245"><text:s text:c="8"/>calculateWay.addActionListener(new WayListener());</text:p>
      <text:p text:style-name="P245"><text:s text:c="8"/>start.setColumns(2);</text:p>
      <text:p text:style-name="P245"><text:s text:c="8"/>finish.setColumns(2);</text:p>
      <text:p text:style-name="P245"/>
      <text:p text:style-name="P245"><text:s text:c="8"/>toolBar.add(addVer);</text:p>
      <text:p text:style-name="P245"><text:s text:c="8"/>toolBar.add(delVer);</text:p>
      <text:p text:style-name="P245"><text:s text:c="8"/>addVer.setCursor(Cursor.getPredefinedCursor(Cursor.HAND_CURSOR));</text:p>
      <text:p text:style-name="P245"><text:s text:c="8"/>delVer.setCursor(Cursor.getPredefinedCursor(Cursor.HAND_CURSOR));</text:p>
      <text:p text:style-name="P245"><text:s text:c="8"/>calculateWay.setCursor(Cursor.getPredefinedCursor(Cursor.HAND_CURSOR));</text:p>
      <text:p text:style-name="P245"><text:s text:c="8"/>toolBar.add(new JLabel(" Начальная вершина: <text:s/>"));</text:p>
      <text:p text:style-name="P245"><text:s text:c="8"/>toolBar.add(start);</text:p>
      <text:p text:style-name="P245"><text:s text:c="8"/>start.setMaximumSize(new Dimension(30, 20));</text:p>
      <text:p text:style-name="P245"><text:s text:c="8"/>toolBar.add(new JLabel(" Конечная вершина: <text:s/>"));</text:p>
      <text:p text:style-name="P245"><text:s text:c="8"/>toolBar.add(finish);</text:p>
      <text:p text:style-name="P245"><text:s text:c="8"/>finish.setMaximumSize(new Dimension(30, 20));</text:p>
      <text:p text:style-name="P245"><text:s text:c="8"/>toolBar.add(new JLabel(" Вес кратчайшего пути: "));</text:p>
      <text:p text:style-name="P245"><text:s text:c="8"/>toolBar.add(resultField);</text:p>
      <text:p text:style-name="P245"><text:s text:c="8"/>resultField.setMaximumSize(new Dimension(140, 20));</text:p>
      <text:p text:style-name="P245"><text:s text:c="8"/>resultField.setEditable(false);</text:p>
      <text:p text:style-name="P245"><text:s text:c="8"/>toolBar.add(calculateWay);</text:p>
      <text:p text:style-name="P245"><text:s text:c="8"/>JButton clear = new JButton("Очистить");</text:p>
      <text:p text:style-name="P245"><text:s text:c="8"/>clear.setCursor(Cursor.getPredefinedCursor(Cursor.HAND_CURSOR));</text:p>
      <text:p text:style-name="P245"><text:s text:c="8"/>clear.addActionListener(new ActionListener() {</text:p>
      <text:p text:style-name="P245"><text:s text:c="12"/>@Override</text:p>
      <text:p text:style-name="P245"><text:s text:c="12"/>public void actionPerformed(ActionEvent e) {</text:p>
      <text:p text:style-name="P245"><text:soft-page-break/><text:s text:c="16"/>clearState();</text:p>
      <text:p text:style-name="P245"><text:s text:c="16"/>saveState();</text:p>
      <text:p text:style-name="P245"><text:s text:c="16"/>setFocus();</text:p>
      <text:p text:style-name="P245"><text:s text:c="12"/>}</text:p>
      <text:p text:style-name="P245"><text:s text:c="8"/>});</text:p>
      <text:p text:style-name="P245"><text:s text:c="8"/>toolBar.add(clear);</text:p>
      <text:p text:style-name="P245"/>
      <text:p text:style-name="P245"><text:s text:c="8"/>JButton b1 = new JButton(new ImageIcon("images/forwardButton.png"));</text:p>
      <text:p text:style-name="P245"><text:s text:c="8"/>JButton b2 = new JButton(new ImageIcon("images/backButton.png"));</text:p>
      <text:p text:style-name="P245"><text:s text:c="8"/>b1.setCursor(Cursor.getPredefinedCursor(Cursor.HAND_CURSOR));</text:p>
      <text:p text:style-name="P245"><text:s text:c="8"/>b2.setCursor(Cursor.getPredefinedCursor(Cursor.HAND_CURSOR));</text:p>
      <text:p text:style-name="P245"><text:s text:c="8"/>b1.setMaximumSize(new Dimension(30, 30));</text:p>
      <text:p text:style-name="P245"><text:s text:c="8"/>b2.setMaximumSize(new Dimension(30, 30));</text:p>
      <text:p text:style-name="P245"><text:s text:c="8"/>toolBar.add(b2);</text:p>
      <text:p text:style-name="P245"><text:s text:c="8"/>toolBar.add(b1);</text:p>
      <text:p text:style-name="P245"><text:s text:c="8"/>b1.addActionListener(new ActionListener() {</text:p>
      <text:p text:style-name="P245"><text:s text:c="12"/>@Override</text:p>
      <text:p text:style-name="P245"><text:s text:c="12"/>public void actionPerformed(ActionEvent e) {</text:p>
      <text:p text:style-name="P245"><text:s text:c="16"/>ctrlY();</text:p>
      <text:p text:style-name="P245"><text:s text:c="16"/>setFocus();</text:p>
      <text:p text:style-name="P245"><text:s text:c="12"/>}</text:p>
      <text:p text:style-name="P245"><text:s text:c="8"/>});</text:p>
      <text:p text:style-name="P245"><text:s text:c="8"/>b2.addActionListener(new ActionListener() {</text:p>
      <text:p text:style-name="P245"><text:s text:c="12"/>@Override</text:p>
      <text:p text:style-name="P245"><text:s text:c="12"/>public void actionPerformed(ActionEvent e) {</text:p>
      <text:p text:style-name="P245"><text:s text:c="16"/>ctrlZ();</text:p>
      <text:p text:style-name="P245"><text:s text:c="16"/>setFocus();</text:p>
      <text:p text:style-name="P245"><text:s text:c="12"/>}</text:p>
      <text:p text:style-name="P245"><text:s text:c="8"/>});</text:p>
      <text:p text:style-name="P245"/>
      <text:p text:style-name="P245"><text:s text:c="8"/>this.add(toolBar, BorderLayout.NORTH);</text:p>
      <text:p text:style-name="P245"><text:s text:c="4"/>}</text:p>
      <text:p text:style-name="P245"/>
      <text:p text:style-name="P245"><text:s text:c="4"/>public void ctrlY() {</text:p>
      <text:p text:style-name="P245"><text:s text:c="8"/>if (loadState(currentState + 1)) {</text:p>
      <text:p text:style-name="P245"><text:s text:c="12"/>currentState++;</text:p>
      <text:p text:style-name="P245"><text:s text:c="8"/>}</text:p>
      <text:p text:style-name="P245"><text:s text:c="8"/>loadState(currentState);</text:p>
      <text:p text:style-name="P245"><text:s text:c="4"/>}</text:p>
      <text:p text:style-name="P245"/>
      <text:p text:style-name="P245"><text:s text:c="4"/>public void ctrlZ() {</text:p>
      <text:p text:style-name="P245"><text:s text:c="8"/>if (loadState(currentState - 1)) {</text:p>
      <text:p text:style-name="P245"><text:s text:c="12"/>currentState--;</text:p>
      <text:p text:style-name="P245"><text:s text:c="8"/>}</text:p>
      <text:p text:style-name="P245"><text:s text:c="8"/>loadState(currentState);</text:p>
      <text:p text:style-name="P245"><text:soft-page-break/><text:s text:c="4"/>}</text:p>
      <text:p text:style-name="P245"/>
      <text:p text:style-name="P245"><text:s text:c="4"/>public void addHistory() {</text:p>
      <text:p text:style-name="P245"><text:s text:c="8"/>historyScrollPane.setPreferredSize(new Dimension(this.getWidth(), 100));</text:p>
      <text:p text:style-name="P245"><text:s text:c="8"/>this.add(historyScrollPane, BorderLayout.SOUTH);</text:p>
      <text:p text:style-name="P245"><text:s text:c="8"/>historyList.setLayoutOrientation(JList.VERTICAL);</text:p>
      <text:p text:style-name="P245"><text:s text:c="4"/>}</text:p>
      <text:p text:style-name="P245"/>
      <text:p text:style-name="P245"><text:s text:c="4"/>public void addVertex(Vertex vertex) {</text:p>
      <text:p text:style-name="P245"><text:s text:c="8"/>AddEdgeListener edgeListener = new AddEdgeListener();</text:p>
      <text:p text:style-name="P245"><text:s text:c="8"/>vertex.getIcon().addMouseListener(edgeListener);</text:p>
      <text:p text:style-name="P245"><text:s text:c="8"/>vertex.getIcon().addMouseMotionListener(edgeListener);</text:p>
      <text:p text:style-name="P245"><text:s text:c="8"/>saveVertexLocation();</text:p>
      <text:p text:style-name="P245"><text:s text:c="8"/>vertex.draw();</text:p>
      <text:p text:style-name="P245"><text:s text:c="8"/>DragListener drag = new DragListener();</text:p>
      <text:p text:style-name="P245"><text:s text:c="8"/>vertex.getIcon().addMouseListener(drag);</text:p>
      <text:p text:style-name="P245"><text:s text:c="8"/>vertex.getIcon().addMouseMotionListener(drag);</text:p>
      <text:p text:style-name="P245"><text:s text:c="8"/>rePaint();</text:p>
      <text:p text:style-name="P245"><text:s text:c="4"/>}</text:p>
      <text:p text:style-name="P245"/>
      <text:p text:style-name="P245"><text:s text:c="4"/>public void addNewVer() {</text:p>
      <text:p text:style-name="P245"><text:s text:c="8"/>clearVertexes();</text:p>
      <text:p text:style-name="P245"><text:s text:c="8"/>Vertex newVer = new Vertex(workPanel);</text:p>
      <text:p text:style-name="P245"><text:s text:c="8"/>if (!numbers.isEmpty()) {</text:p>
      <text:p text:style-name="P245"><text:s text:c="12"/>sortNumbers();</text:p>
      <text:p text:style-name="P245"><text:s text:c="12"/>newVer.setNumber(Integer.valueOf(numbers.get(0)));</text:p>
      <text:p text:style-name="P245"><text:s text:c="12"/>numbers.remove(0);</text:p>
      <text:p text:style-name="P245"><text:s text:c="8"/>} else {</text:p>
      <text:p text:style-name="P245"><text:s text:c="12"/>newVer.setNumber(vertexes.size());</text:p>
      <text:p text:style-name="P245"><text:s text:c="8"/>}</text:p>
      <text:p text:style-name="P245"><text:s text:c="8"/>addVertex(newVer);</text:p>
      <text:p text:style-name="P245"><text:s text:c="8"/>vertexes.add(newVer);</text:p>
      <text:p text:style-name="P245"><text:s text:c="8"/>historyModel.add(0, "Добавлена новая вершина: " + newVer.getNumber());</text:p>
      <text:p text:style-name="P245"><text:s text:c="8"/>saveState();</text:p>
      <text:p text:style-name="P245"><text:s text:c="4"/>}</text:p>
      <text:p text:style-name="P245"/>
      <text:p text:style-name="P245"><text:s text:c="4"/>public void sortNumbers() {</text:p>
      <text:p text:style-name="P245"><text:s text:c="8"/>boolean isSwapped = true;</text:p>
      <text:p text:style-name="P245"><text:s text:c="8"/>while (isSwapped) {</text:p>
      <text:p text:style-name="P245"><text:s text:c="12"/>isSwapped = false;</text:p>
      <text:p text:style-name="P245"><text:s text:c="12"/>for (int j = 1; j &lt; numbers.size(); j++) {</text:p>
      <text:p text:style-name="P245"><text:s text:c="16"/>if (Integer.valueOf(numbers.get(j - 1)) &gt; Integer.valueOf(numbers.get(j))) {</text:p>
      <text:p text:style-name="P245"><text:s text:c="20"/>numbers.add(j - 1, numbers.get(j));</text:p>
      <text:p text:style-name="P245"><text:s text:c="20"/>numbers.remove(j + 1);</text:p>
      <text:p text:style-name="P245"><text:s text:c="20"/>isSwapped = true;</text:p>
      <text:p text:style-name="P245"><text:soft-page-break/><text:s text:c="16"/>}</text:p>
      <text:p text:style-name="P245"><text:s text:c="12"/>}</text:p>
      <text:p text:style-name="P245"><text:s text:c="8"/>}</text:p>
      <text:p text:style-name="P245"><text:s text:c="4"/>}</text:p>
      <text:p text:style-name="P245"/>
      <text:p text:style-name="P245"><text:s text:c="4"/>public void clearVertexes() {</text:p>
      <text:p text:style-name="P245"><text:s text:c="8"/>for (Vertex current : vertexes) {</text:p>
      <text:p text:style-name="P245"><text:s text:c="12"/>MyComponent decorator = new ResetDecorator(current);</text:p>
      <text:p text:style-name="P245"><text:s text:c="12"/>decorator.draw();</text:p>
      <text:p text:style-name="P245"><text:s text:c="8"/>}</text:p>
      <text:p text:style-name="P245"><text:s text:c="4"/>}</text:p>
      <text:p text:style-name="P245"/>
      <text:p text:style-name="P245"><text:s text:c="4"/>public void deleteVertex() {</text:p>
      <text:p text:style-name="P245"><text:s text:c="8"/>for (Vertex vertex : vertexes) {</text:p>
      <text:p text:style-name="P245"><text:s text:c="12"/>if (vertex.getNumber().compareTo(select) == 0) {</text:p>
      <text:p text:style-name="P245"><text:s text:c="16"/>boolean isDelete = true;</text:p>
      <text:p text:style-name="P245"><text:s text:c="16"/>while (isDelete) {</text:p>
      <text:p text:style-name="P245"><text:s text:c="20"/>isDelete = false;</text:p>
      <text:p text:style-name="P245"><text:s text:c="20"/>for (Edge edge : workPanel.getEdges()) {</text:p>
      <text:p text:style-name="P245"><text:s text:c="24"/>if (edge.getStart().equals(vertex) || edge.getEnd().equals(vertex)) {</text:p>
      <text:p text:style-name="P245"><text:s text:c="28"/>workPanel.remove(edge.getWeight());</text:p>
      <text:p text:style-name="P245"><text:s text:c="28"/>workPanel.getEdges().remove(edge);</text:p>
      <text:p text:style-name="P245"><text:s text:c="28"/>isDelete = true;</text:p>
      <text:p text:style-name="P245"><text:s text:c="28"/>break;</text:p>
      <text:p text:style-name="P245"><text:s text:c="24"/>}</text:p>
      <text:p text:style-name="P245"><text:s text:c="20"/>}</text:p>
      <text:p text:style-name="P245"><text:s text:c="16"/>}</text:p>
      <text:p text:style-name="P245"><text:s text:c="16"/>workPanel.remove(vertex.getIcon());</text:p>
      <text:p text:style-name="P245"><text:s text:c="16"/>numbers.add(vertex.getNumber());</text:p>
      <text:p text:style-name="P245"><text:s text:c="16"/>vertexes.remove(vertex);</text:p>
      <text:p text:style-name="P245"><text:s text:c="16"/>saveVertexLocation();</text:p>
      <text:p text:style-name="P245"><text:s text:c="16"/>workPanel.validate();</text:p>
      <text:p text:style-name="P245"><text:s text:c="16"/>workPanel.repaint();</text:p>
      <text:p text:style-name="P245"><text:s text:c="16"/>rePaint();</text:p>
      <text:p text:style-name="P245"><text:s text:c="16"/>select = "";</text:p>
      <text:p text:style-name="P245"><text:s text:c="16"/>edgeFlag = false;</text:p>
      <text:p text:style-name="P245"><text:s text:c="16"/>historyModel.add(0, "Удалена вершина: " + vertex.getNumber());</text:p>
      <text:p text:style-name="P245"><text:s text:c="16"/>saveState();</text:p>
      <text:p text:style-name="P245"><text:s text:c="16"/>return;</text:p>
      <text:p text:style-name="P245"><text:s text:c="12"/>}</text:p>
      <text:p text:style-name="P245"><text:s text:c="8"/>}</text:p>
      <text:p text:style-name="P245"><text:s text:c="4"/>}</text:p>
      <text:p text:style-name="P245">}</text:p>
      <text:p text:style-name="P245">package application;</text:p>
      <text:p text:style-name="P245"/>
      <text:p text:style-name="P245"><text:soft-page-break/>import java.util.ArrayList;</text:p>
      <text:p text:style-name="P245"/>
      <text:p text:style-name="P245">/**</text:p>
      <text:p text:style-name="P245"><text:s/>* Created by dmitry on 03.05.16.</text:p>
      <text:p text:style-name="P245"><text:s/>*/</text:p>
      <text:p text:style-name="P245">public class History {</text:p>
      <text:p text:style-name="P245"/>
      <text:p text:style-name="P245"><text:s text:c="4"/>private ArrayList&lt;Memento&gt; states = new ArrayList&lt;&gt;();</text:p>
      <text:p text:style-name="P245"/>
      <text:p text:style-name="P245"><text:s text:c="4"/>public void addState(Memento state, int index) {</text:p>
      <text:p text:style-name="P245"><text:s text:c="8"/>if (index &lt; states.size()) {</text:p>
      <text:p text:style-name="P245"><text:s text:c="12"/>for (int i = states.size() - 1; i &gt;= index; i--) {</text:p>
      <text:p text:style-name="P245"><text:s text:c="16"/>states.remove(states.get(i));</text:p>
      <text:p text:style-name="P245"><text:s text:c="12"/>}</text:p>
      <text:p text:style-name="P245"><text:s text:c="8"/>}</text:p>
      <text:p text:style-name="P245"><text:s text:c="8"/>states.add(state);</text:p>
      <text:p text:style-name="P245"><text:s text:c="4"/>}</text:p>
      <text:p text:style-name="P245"/>
      <text:p text:style-name="P245"><text:s text:c="4"/>public Memento getState(int index) {</text:p>
      <text:p text:style-name="P245"><text:s text:c="8"/>if (index &lt; 0 || index &gt;= states.size()) {</text:p>
      <text:p text:style-name="P245"><text:s text:c="12"/>return null;</text:p>
      <text:p text:style-name="P245"><text:s text:c="8"/>}</text:p>
      <text:p text:style-name="P245"><text:s text:c="8"/>return states.get(index);</text:p>
      <text:p text:style-name="P245"><text:s text:c="4"/>}</text:p>
      <text:p text:style-name="P245">}</text:p>
      <text:p text:style-name="P245">package application;</text:p>
      <text:p text:style-name="P245"/>
      <text:p text:style-name="P245">import javax.swing.*;</text:p>
      <text:p text:style-name="P245"/>
      <text:p text:style-name="P245">/**</text:p>
      <text:p text:style-name="P245"><text:s/>* Created by dmitry on 06.05.16.</text:p>
      <text:p text:style-name="P245"><text:s/>*/</text:p>
      <text:p text:style-name="P245">public class HoverDecorator extends VertexDecorator {</text:p>
      <text:p text:style-name="P245"/>
      <text:p text:style-name="P245"><text:s text:c="4"/>public HoverDecorator(MyComponent vertex) {</text:p>
      <text:p text:style-name="P245"><text:s text:c="8"/>super(vertex);</text:p>
      <text:p text:style-name="P245"><text:s text:c="4"/>}</text:p>
      <text:p text:style-name="P245"/>
      <text:p text:style-name="P245"><text:s text:c="4"/>@Override</text:p>
      <text:p text:style-name="P245"><text:s text:c="4"/>public void draw() {</text:p>
      <text:p text:style-name="P245"><text:s text:c="8"/>Vertex ver = (Vertex) vertex;</text:p>
      <text:p text:style-name="P245"><text:s text:c="8"/>ver.getIcon().setIcon(new ImageIcon("images/hoverVer.png"));</text:p>
      <text:p text:style-name="P245"><text:s text:c="4"/>}</text:p>
      <text:p text:style-name="P245">}</text:p>
      <text:p text:style-name="P245">package application;</text:p>
      <text:p text:style-name="P245"><text:soft-page-break/></text:p>
      <text:p text:style-name="P245">import java.util.ArrayList;</text:p>
      <text:p text:style-name="P245"/>
      <text:p text:style-name="P245">/**</text:p>
      <text:p text:style-name="P245"><text:s/>* Created by dmitry on 03.05.16.</text:p>
      <text:p text:style-name="P245"><text:s/>*/</text:p>
      <text:p text:style-name="P245">public class Memento {</text:p>
      <text:p text:style-name="P245"/>
      <text:p text:style-name="P245"><text:s text:c="4"/>private ArrayList&lt;Vertex&gt; vertexes;</text:p>
      <text:p text:style-name="P245"><text:s text:c="4"/>private ArrayList&lt;Edge&gt; edges;</text:p>
      <text:p text:style-name="P245"><text:s text:c="4"/>private ArrayList&lt;String&gt; historyLog;</text:p>
      <text:p text:style-name="P245"/>
      <text:p text:style-name="P245"><text:s text:c="4"/>public Memento(ArrayList&lt;Vertex&gt; vertexes, ArrayList&lt;Edge&gt; edges, ArrayList&lt;String&gt; historyLog) {</text:p>
      <text:p text:style-name="P245"><text:s text:c="8"/>this.vertexes = new ArrayList&lt;&gt;();</text:p>
      <text:p text:style-name="P245"><text:s text:c="8"/>this.edges = new ArrayList&lt;&gt;();</text:p>
      <text:p text:style-name="P245"><text:s text:c="8"/>this.historyLog = new ArrayList&lt;&gt;();</text:p>
      <text:p text:style-name="P245"><text:s text:c="8"/>for (String str : historyLog) {</text:p>
      <text:p text:style-name="P245"><text:s text:c="12"/>this.historyLog.add(str);</text:p>
      <text:p text:style-name="P245"><text:s text:c="8"/>}</text:p>
      <text:p text:style-name="P245"><text:s text:c="8"/>for (Vertex current : vertexes) {</text:p>
      <text:p text:style-name="P245"><text:s text:c="12"/>this.vertexes.add(current.clone());</text:p>
      <text:p text:style-name="P245"><text:s text:c="8"/>}</text:p>
      <text:p text:style-name="P245"><text:s text:c="8"/>for (Edge edge : edges) {</text:p>
      <text:p text:style-name="P245"><text:s text:c="12"/>Edge newEdge = new Edge();</text:p>
      <text:p text:style-name="P245"><text:s text:c="12"/>for (Vertex vertex: this.vertexes) {</text:p>
      <text:p text:style-name="P245"><text:s text:c="16"/>if (vertex.getNumber().compareTo(edge.getStart().getNumber()) == 0) {</text:p>
      <text:p text:style-name="P245"><text:s text:c="20"/>newEdge.setStart(vertex);</text:p>
      <text:p text:style-name="P245"><text:s text:c="16"/>}</text:p>
      <text:p text:style-name="P245"><text:s text:c="16"/>if (vertex.getNumber().compareTo(edge.getEnd().getNumber()) == 0) {</text:p>
      <text:p text:style-name="P245"><text:s text:c="20"/>newEdge.setEnd(vertex);</text:p>
      <text:p text:style-name="P245"><text:s text:c="16"/>}</text:p>
      <text:p text:style-name="P245"><text:s text:c="12"/>}</text:p>
      <text:p text:style-name="P245"><text:s text:c="12"/>newEdge.setWeight((Integer) edge.getWeight().getValue());</text:p>
      <text:p text:style-name="P245"><text:s text:c="12"/>this.edges.add(newEdge);</text:p>
      <text:p text:style-name="P245"><text:s text:c="8"/>}</text:p>
      <text:p text:style-name="P245"><text:s text:c="4"/>}</text:p>
      <text:p text:style-name="P245"/>
      <text:p text:style-name="P245"><text:s text:c="4"/>public ArrayList&lt;Vertex&gt; getVertexes() {</text:p>
      <text:p text:style-name="P245"><text:s text:c="8"/>ArrayList&lt;Vertex&gt; newVer = new ArrayList&lt;&gt;();</text:p>
      <text:p text:style-name="P245"><text:s text:c="8"/>for (Vertex current : vertexes) {</text:p>
      <text:p text:style-name="P245"><text:s text:c="12"/>newVer.add(current.clone());</text:p>
      <text:p text:style-name="P245"><text:s text:c="8"/>}</text:p>
      <text:p text:style-name="P245"><text:s text:c="8"/>return newVer;</text:p>
      <text:p text:style-name="P245"><text:s text:c="4"/>}</text:p>
      <text:p text:style-name="P245"/>
      <text:p text:style-name="P245"><text:soft-page-break/><text:s text:c="4"/>public ArrayList&lt;Edge&gt; getEdges() {</text:p>
      <text:p text:style-name="P245"><text:s text:c="8"/>ArrayList&lt;Edge&gt; newEdges = new ArrayList&lt;&gt;();</text:p>
      <text:p text:style-name="P245"><text:s text:c="8"/>for (Edge current : edges) {</text:p>
      <text:p text:style-name="P245"><text:s text:c="12"/>newEdges.add(current.clone());</text:p>
      <text:p text:style-name="P245"><text:s text:c="8"/>}</text:p>
      <text:p text:style-name="P245"><text:s text:c="8"/>return newEdges;</text:p>
      <text:p text:style-name="P245"><text:s text:c="4"/>}</text:p>
      <text:p text:style-name="P245"/>
      <text:p text:style-name="P245"><text:s text:c="4"/>public ArrayList&lt;String&gt; getHistoryLog() {</text:p>
      <text:p text:style-name="P245"><text:s text:c="8"/>return historyLog;</text:p>
      <text:p text:style-name="P245"><text:s text:c="4"/>}</text:p>
      <text:p text:style-name="P245">}</text:p>
      <text:p text:style-name="P245">package application;</text:p>
      <text:p text:style-name="P245"/>
      <text:p text:style-name="P245">/**</text:p>
      <text:p text:style-name="P245"><text:s/>* Created by dmitry on 06.05.16.</text:p>
      <text:p text:style-name="P245"><text:s/>*/</text:p>
      <text:p text:style-name="P245">public interface MyComponent {</text:p>
      <text:p text:style-name="P245"><text:s text:c="4"/>void draw();</text:p>
      <text:p text:style-name="P245">}</text:p>
      <text:p text:style-name="P245">package application;</text:p>
      <text:p text:style-name="P245"/>
      <text:p text:style-name="P245">import java.awt.event.KeyAdapter;</text:p>
      <text:p text:style-name="P245">import java.awt.event.KeyEvent;</text:p>
      <text:p text:style-name="P245"/>
      <text:p text:style-name="P245">/**</text:p>
      <text:p text:style-name="P245"><text:s/>* Created by dmitry on 07.05.16.</text:p>
      <text:p text:style-name="P245"><text:s/>*/</text:p>
      <text:p text:style-name="P245">public class MyKeyListener extends KeyAdapter {</text:p>
      <text:p text:style-name="P245"><text:s text:c="4"/>@Override</text:p>
      <text:p text:style-name="P245"><text:s text:c="4"/>public void keyPressed(KeyEvent e) {</text:p>
      <text:p text:style-name="P245"><text:s text:c="8"/>//back</text:p>
      <text:p text:style-name="P245"><text:s text:c="8"/>if (e.isControlDown() &amp;&amp; e.getKeyCode() == KeyEvent.VK_Z) {</text:p>
      <text:p text:style-name="P245"><text:s text:c="12"/>GraphBuilder.getInstance().ctrlZ();</text:p>
      <text:p text:style-name="P245"><text:s text:c="8"/>}</text:p>
      <text:p text:style-name="P245"><text:s text:c="8"/>//forward</text:p>
      <text:p text:style-name="P245"><text:s text:c="8"/>if (e.isControlDown() &amp;&amp; e.getKeyCode() == KeyEvent.VK_Y) {</text:p>
      <text:p text:style-name="P245"><text:s text:c="12"/>GraphBuilder.getInstance().ctrlY();</text:p>
      <text:p text:style-name="P245"><text:s text:c="8"/>}</text:p>
      <text:p text:style-name="P245"><text:s text:c="8"/>//add new vertex</text:p>
      <text:p text:style-name="P245"><text:s text:c="8"/>if (e.isControlDown() &amp;&amp; e.getKeyCode() == KeyEvent.VK_V) {</text:p>
      <text:p text:style-name="P245"><text:s text:c="12"/>GraphBuilder.getInstance().addNewVer();</text:p>
      <text:p text:style-name="P245"><text:s text:c="8"/>}</text:p>
      <text:p text:style-name="P245"><text:s text:c="8"/>//clear workPanel</text:p>
      <text:p text:style-name="P245"><text:s text:c="8"/>if (e.isControlDown() &amp;&amp; e.getKeyCode() == KeyEvent.VK_C) {</text:p>
      <text:p text:style-name="P245"><text:soft-page-break/><text:s text:c="12"/>GraphBuilder.getInstance().clearState();</text:p>
      <text:p text:style-name="P245"><text:s text:c="12"/>GraphBuilder.getInstance().saveState();</text:p>
      <text:p text:style-name="P245"><text:s text:c="8"/>}</text:p>
      <text:p text:style-name="P245"><text:s text:c="8"/>//delete vertex</text:p>
      <text:p text:style-name="P245"><text:s text:c="8"/>if (e.isControlDown() &amp;&amp; e.getKeyCode() == KeyEvent.VK_X) {</text:p>
      <text:p text:style-name="P245"><text:s text:c="12"/>GraphBuilder.getInstance().deleteVertex();</text:p>
      <text:p text:style-name="P245"><text:s text:c="8"/>}</text:p>
      <text:p text:style-name="P245"><text:s text:c="4"/>}</text:p>
      <text:p text:style-name="P245">}</text:p>
      <text:p text:style-name="P245">package application;</text:p>
      <text:p text:style-name="P245"/>
      <text:p text:style-name="P245">import javax.swing.*;</text:p>
      <text:p text:style-name="P245"/>
      <text:p text:style-name="P245">/**</text:p>
      <text:p text:style-name="P245"><text:s/>* Created by dmitry on 06.05.16.</text:p>
      <text:p text:style-name="P245"><text:s/>*/</text:p>
      <text:p text:style-name="P245">public class ResetDecorator extends VertexDecorator {</text:p>
      <text:p text:style-name="P245"/>
      <text:p text:style-name="P245"><text:s text:c="4"/>public ResetDecorator(MyComponent vertex) {</text:p>
      <text:p text:style-name="P245"><text:s text:c="8"/>super(vertex);</text:p>
      <text:p text:style-name="P245"><text:s text:c="4"/>}</text:p>
      <text:p text:style-name="P245"/>
      <text:p text:style-name="P245"><text:s text:c="4"/>@Override</text:p>
      <text:p text:style-name="P245"><text:s text:c="4"/>public void draw() {</text:p>
      <text:p text:style-name="P245"><text:s text:c="8"/>Vertex ver = (Vertex) vertex;</text:p>
      <text:p text:style-name="P245"><text:s text:c="8"/>ver.getIcon().setIcon(new ImageIcon("images/ver.png"));</text:p>
      <text:p text:style-name="P245"><text:s text:c="4"/>}</text:p>
      <text:p text:style-name="P245">}</text:p>
      <text:p text:style-name="P245">package application;</text:p>
      <text:p text:style-name="P245"/>
      <text:p text:style-name="P245">import javax.swing.*;</text:p>
      <text:p text:style-name="P245"/>
      <text:p text:style-name="P245">/**</text:p>
      <text:p text:style-name="P245"><text:s/>* Created by dmitry on 06.05.16.</text:p>
      <text:p text:style-name="P245"><text:s/>*/</text:p>
      <text:p text:style-name="P245">public class SelectedDecorator extends VertexDecorator {</text:p>
      <text:p text:style-name="P245"/>
      <text:p text:style-name="P245"><text:s text:c="4"/>public SelectedDecorator(MyComponent vertex) {</text:p>
      <text:p text:style-name="P245"><text:s text:c="8"/>super(vertex);</text:p>
      <text:p text:style-name="P245"><text:s text:c="4"/>}</text:p>
      <text:p text:style-name="P245"/>
      <text:p text:style-name="P245"><text:s text:c="4"/>@Override</text:p>
      <text:p text:style-name="P245"><text:s text:c="4"/>public void draw() {</text:p>
      <text:p text:style-name="P245"><text:s text:c="8"/>Vertex ver = (Vertex) vertex;</text:p>
      <text:p text:style-name="P245"><text:s text:c="8"/>ver.getIcon().setIcon(new ImageIcon("images/selectedVer.png"));</text:p>
      <text:p text:style-name="P245"><text:soft-page-break/><text:s text:c="4"/>}</text:p>
      <text:p text:style-name="P245">}</text:p>
      <text:p text:style-name="P245">package application;</text:p>
      <text:p text:style-name="P245"/>
      <text:p text:style-name="P245">import javax.swing.*;</text:p>
      <text:p text:style-name="P245"/>
      <text:p text:style-name="P245">/**</text:p>
      <text:p text:style-name="P245"><text:s/>* Created by dmitry on 06.05.16.</text:p>
      <text:p text:style-name="P245"><text:s/>*/</text:p>
      <text:p text:style-name="P245">public class SuitedDecorator extends VertexDecorator {</text:p>
      <text:p text:style-name="P245"/>
      <text:p text:style-name="P245"><text:s text:c="4"/>public SuitedDecorator(MyComponent vertex) {</text:p>
      <text:p text:style-name="P245"><text:s text:c="8"/>super(vertex);</text:p>
      <text:p text:style-name="P245"><text:s text:c="4"/>}</text:p>
      <text:p text:style-name="P245"/>
      <text:p text:style-name="P245"><text:s text:c="4"/>@Override</text:p>
      <text:p text:style-name="P245"><text:s text:c="4"/>public void draw() {</text:p>
      <text:p text:style-name="P245"><text:s text:c="8"/>Vertex ver = (Vertex) vertex;</text:p>
      <text:p text:style-name="P245"><text:s text:c="8"/>ver.getIcon().setIcon(new ImageIcon("images/suitedVer.png"));</text:p>
      <text:p text:style-name="P245"><text:s text:c="4"/>}</text:p>
      <text:p text:style-name="P245">}</text:p>
      <text:p text:style-name="P245">package application;</text:p>
      <text:p text:style-name="P245"/>
      <text:p text:style-name="P245">import javax.swing.*;</text:p>
      <text:p text:style-name="P245">import java.awt.*;</text:p>
      <text:p text:style-name="P245"/>
      <text:p text:style-name="P245">/**</text:p>
      <text:p text:style-name="P245"><text:s/>* Created by dmitry on 15.04.16.</text:p>
      <text:p text:style-name="P245"><text:s/>*/</text:p>
      <text:p text:style-name="P245">public class Vertex implements Cloneable, MyComponent {</text:p>
      <text:p text:style-name="P245"/>
      <text:p text:style-name="P245"><text:s text:c="4"/>private JLabel icon;</text:p>
      <text:p text:style-name="P245"><text:s text:c="4"/>private JPanel panel;</text:p>
      <text:p text:style-name="P245"><text:s text:c="4"/>private String number = "";</text:p>
      <text:p text:style-name="P245"/>
      <text:p text:style-name="P245"><text:s text:c="4"/>public Vertex(JPanel panel) {</text:p>
      <text:p text:style-name="P245"><text:s text:c="8"/>icon = new JLabel(new ImageIcon("images/ver.png"));</text:p>
      <text:p text:style-name="P245"><text:s text:c="8"/>this.panel = panel;</text:p>
      <text:p text:style-name="P245"><text:s text:c="4"/>}</text:p>
      <text:p text:style-name="P245"/>
      <text:p text:style-name="P245"><text:s text:c="4"/>public Point getLocation() {</text:p>
      <text:p text:style-name="P245"><text:s text:c="8"/>return new Point(icon.getLocation());</text:p>
      <text:p text:style-name="P245"><text:s text:c="4"/>}</text:p>
      <text:p text:style-name="P245"/>
      <text:p text:style-name="P245"><text:s text:c="4"/>public void setLocation(Point location) {</text:p>
      <text:p text:style-name="P245"><text:soft-page-break/><text:s text:c="8"/>icon.setLocation(location);</text:p>
      <text:p text:style-name="P245"><text:s text:c="4"/>}</text:p>
      <text:p text:style-name="P245"/>
      <text:p text:style-name="P245"><text:s text:c="4"/>public void draw() {</text:p>
      <text:p text:style-name="P245"><text:s text:c="8"/>panel.add(icon);</text:p>
      <text:p text:style-name="P245"><text:s text:c="8"/>panel.validate();</text:p>
      <text:p text:style-name="P245"><text:s text:c="4"/>}</text:p>
      <text:p text:style-name="P245"/>
      <text:p text:style-name="P245"><text:s text:c="4"/>public String getNumber() {</text:p>
      <text:p text:style-name="P245"><text:s text:c="8"/>return number;</text:p>
      <text:p text:style-name="P245"><text:s text:c="4"/>}</text:p>
      <text:p text:style-name="P245"/>
      <text:p text:style-name="P245"><text:s text:c="4"/>public int getCenterX() {</text:p>
      <text:p text:style-name="P245"><text:s text:c="8"/>return (icon.getWidth() / 2) + icon.getX();</text:p>
      <text:p text:style-name="P245"><text:s text:c="4"/>}</text:p>
      <text:p text:style-name="P245"/>
      <text:p text:style-name="P245"><text:s text:c="4"/>public int getCenterY() {</text:p>
      <text:p text:style-name="P245"><text:s text:c="8"/>return (icon.getHeight() / 2) + icon.getY();</text:p>
      <text:p text:style-name="P245"><text:s text:c="4"/>}</text:p>
      <text:p text:style-name="P245"/>
      <text:p text:style-name="P245"><text:s text:c="4"/>public JLabel getIcon() {</text:p>
      <text:p text:style-name="P245"><text:s text:c="8"/>return icon;</text:p>
      <text:p text:style-name="P245"><text:s text:c="4"/>}</text:p>
      <text:p text:style-name="P245"/>
      <text:p text:style-name="P245"><text:s text:c="4"/>public void setNumber(int number) {</text:p>
      <text:p text:style-name="P245"><text:s text:c="8"/>this.number = number + "";</text:p>
      <text:p text:style-name="P245"><text:s text:c="8"/>icon.setText(this.number);</text:p>
      <text:p text:style-name="P245"><text:s text:c="8"/>icon.setVerticalTextPosition(SwingConstants.CENTER);</text:p>
      <text:p text:style-name="P245"><text:s text:c="8"/>icon.setHorizontalTextPosition(SwingConstants.CENTER);</text:p>
      <text:p text:style-name="P245"><text:s text:c="4"/>}</text:p>
      <text:p text:style-name="P245"/>
      <text:p text:style-name="P245"><text:s text:c="4"/>public boolean equals(Vertex vertex) {</text:p>
      <text:p text:style-name="P245"><text:s text:c="8"/>return vertex.getCenterX() == getCenterX() &amp;&amp; vertex.getCenterY() == getCenterY() &amp;&amp; vertex.getNumber().compareTo(number) == 0;</text:p>
      <text:p text:style-name="P245"><text:s text:c="4"/>}</text:p>
      <text:p text:style-name="P245"/>
      <text:p text:style-name="P245"><text:s text:c="4"/>public Vertex clone() {</text:p>
      <text:p text:style-name="P245"><text:s text:c="8"/>Vertex clone = new Vertex(panel);</text:p>
      <text:p text:style-name="P245"><text:s text:c="8"/>clone.setNumber(Integer.valueOf(number));</text:p>
      <text:p text:style-name="P245"><text:s text:c="8"/>clone.setLocation(getLocation());</text:p>
      <text:p text:style-name="P245"><text:s text:c="8"/>return clone;</text:p>
      <text:p text:style-name="P245"><text:s text:c="4"/>}</text:p>
      <text:p text:style-name="P245">}</text:p>
      <text:p text:style-name="P245">package application;</text:p>
      <text:p text:style-name="P245"/>
      <text:p text:style-name="P245">/**</text:p>
      <text:p text:style-name="P245"><text:soft-page-break/><text:s/>* Created by dmitry on 06.05.16.</text:p>
      <text:p text:style-name="P245"><text:s/>*/</text:p>
      <text:p text:style-name="P245">public abstract class VertexDecorator implements MyComponent {</text:p>
      <text:p text:style-name="P245"/>
      <text:p text:style-name="P245"><text:s text:c="4"/>protected MyComponent vertex;</text:p>
      <text:p text:style-name="P245"/>
      <text:p text:style-name="P245"><text:s text:c="4"/>public VertexDecorator(MyComponent vertex) {</text:p>
      <text:p text:style-name="P245"><text:s text:c="8"/>this.vertex = vertex;</text:p>
      <text:p text:style-name="P245"><text:s text:c="4"/>}</text:p>
      <text:p text:style-name="P245">}</text:p>
      <text:p text:style-name="P245">package application;</text:p>
      <text:p text:style-name="P245"/>
      <text:p text:style-name="P245">import java.awt.event.ActionEvent;</text:p>
      <text:p text:style-name="P245">import java.awt.event.ActionListener;</text:p>
      <text:p text:style-name="P245">import java.util.ArrayList;</text:p>
      <text:p text:style-name="P245"/>
      <text:p text:style-name="P245">/**</text:p>
      <text:p text:style-name="P245"><text:s/>* Created by dmitry on 07.05.16.</text:p>
      <text:p text:style-name="P245"><text:s/>*/</text:p>
      <text:p text:style-name="P245">public class WayListener implements ActionListener {</text:p>
      <text:p text:style-name="P245"><text:s text:c="4"/>@Override</text:p>
      <text:p text:style-name="P245"><text:s text:c="4"/>public void actionPerformed(ActionEvent e) {</text:p>
      <text:p text:style-name="P245"><text:s text:c="8"/>GraphBuilder gb = GraphBuilder.getInstance();</text:p>
      <text:p text:style-name="P245"><text:s text:c="8"/>gb.clearVertexes();</text:p>
      <text:p text:style-name="P245"><text:s text:c="8"/>gb.validWay(gb.start);</text:p>
      <text:p text:style-name="P245"><text:s text:c="8"/>gb.validWay(gb.finish);</text:p>
      <text:p text:style-name="P245"><text:s text:c="8"/>if (gb.vertexes.size() == 0) {</text:p>
      <text:p text:style-name="P245"><text:s text:c="12"/>gb.setFocus();</text:p>
      <text:p text:style-name="P245"><text:s text:c="12"/>return;</text:p>
      <text:p text:style-name="P245"><text:s text:c="8"/>}</text:p>
      <text:p text:style-name="P245"><text:s text:c="8"/>if ((int) gb.start.getValue() == (int) gb.finish.getValue()) {</text:p>
      <text:p text:style-name="P245"><text:s text:c="12"/>gb.resultField.setText("не существует!");</text:p>
      <text:p text:style-name="P245"><text:s text:c="12"/>gb.setFocus();</text:p>
      <text:p text:style-name="P245"><text:s text:c="12"/>return;</text:p>
      <text:p text:style-name="P245"><text:s text:c="8"/>}</text:p>
      <text:p text:style-name="P245"><text:s text:c="8"/>int max = 0;</text:p>
      <text:p text:style-name="P245"><text:s text:c="8"/>for (Vertex vertex : gb.vertexes) {</text:p>
      <text:p text:style-name="P245"><text:s text:c="12"/>if (max &lt; Integer.valueOf(vertex.getNumber())) {</text:p>
      <text:p text:style-name="P245"><text:s text:c="16"/>max = Integer.valueOf(vertex.getNumber());</text:p>
      <text:p text:style-name="P245"><text:s text:c="12"/>}</text:p>
      <text:p text:style-name="P245"><text:s text:c="8"/>}</text:p>
      <text:p text:style-name="P245"><text:s text:c="8"/>max = max + 1;</text:p>
      <text:p text:style-name="P245"><text:s text:c="8"/>ArrayList&lt;Integer&gt; result = gb.workPanel.getShortestWay(max, (int) gb.start.getValue(), (int) gb.finish.getValue(), gb.resultField);</text:p>
      <text:p text:style-name="P245"><text:s text:c="8"/>for (Vertex vertex : gb.vertexes) {</text:p>
      <text:p text:style-name="P245"><text:s text:c="12"/>for (Integer current : result) {</text:p>
      <text:p text:style-name="P245"><text:soft-page-break/><text:s text:c="16"/>if (Integer.valueOf(vertex.getNumber()) == (int) current) {</text:p>
      <text:p text:style-name="P245"><text:s text:c="20"/>MyComponent decorator = new SuitedDecorator(vertex);</text:p>
      <text:p text:style-name="P245"><text:s text:c="20"/>decorator.draw();</text:p>
      <text:p text:style-name="P245"><text:s text:c="20"/>break;</text:p>
      <text:p text:style-name="P245"><text:s text:c="16"/>}</text:p>
      <text:p text:style-name="P245"><text:s text:c="12"/>}</text:p>
      <text:p text:style-name="P245"><text:s text:c="8"/>}</text:p>
      <text:p text:style-name="P245"><text:s text:c="8"/>gb.setFocus();</text:p>
      <text:p text:style-name="P245"><text:s text:c="4"/>}</text:p>
      <text:p text:style-name="P245">}</text:p>
      <text:p text:style-name="P245">package application;</text:p>
      <text:p text:style-name="P245"/>
      <text:p text:style-name="P245">import javax.swing.*;</text:p>
      <text:p text:style-name="P245">import java.awt.*;</text:p>
      <text:p text:style-name="P245">import java.util.ArrayList;</text:p>
      <text:p text:style-name="P245"/>
      <text:p text:style-name="P245">/**</text:p>
      <text:p text:style-name="P245"><text:s/>* Created by dmitry on 26.04.16.</text:p>
      <text:p text:style-name="P245"><text:s/>*/</text:p>
      <text:p text:style-name="P245">public class WorkPanel extends JPanel {</text:p>
      <text:p text:style-name="P245"/>
      <text:p text:style-name="P245"><text:s text:c="4"/>private ArrayList&lt;Edge&gt; edges = new ArrayList&lt;&gt;();</text:p>
      <text:p text:style-name="P245"/>
      <text:p text:style-name="P245"><text:s text:c="4"/>public void addEdge(Edge edge) {</text:p>
      <text:p text:style-name="P245"><text:s text:c="8"/>for (Edge current : edges) {</text:p>
      <text:p text:style-name="P245"><text:s text:c="12"/>if (current.equals(edge)) {</text:p>
      <text:p text:style-name="P245"><text:s text:c="16"/>return;</text:p>
      <text:p text:style-name="P245"><text:s text:c="12"/>}</text:p>
      <text:p text:style-name="P245"><text:s text:c="12"/>if (current.counterEdge(edge)) {</text:p>
      <text:p text:style-name="P245"><text:s text:c="16"/>edge.setWeight(current.getWeight());</text:p>
      <text:p text:style-name="P245"><text:s text:c="16"/>edges.add(edge);</text:p>
      <text:p text:style-name="P245"><text:s text:c="16"/>repaint();</text:p>
      <text:p text:style-name="P245"><text:s text:c="16"/>return;</text:p>
      <text:p text:style-name="P245"><text:s text:c="12"/>}</text:p>
      <text:p text:style-name="P245"><text:s text:c="8"/>}</text:p>
      <text:p text:style-name="P245"><text:s text:c="8"/>edges.add(edge);</text:p>
      <text:p text:style-name="P245"><text:s text:c="8"/>repaint();</text:p>
      <text:p text:style-name="P245"><text:s text:c="8"/>add(edge.getWeight());</text:p>
      <text:p text:style-name="P245"><text:s text:c="4"/>}</text:p>
      <text:p text:style-name="P245"/>
      <text:p text:style-name="P245"><text:s text:c="4"/>public ArrayList&lt;Edge&gt; getEdges() {</text:p>
      <text:p text:style-name="P245"><text:s text:c="8"/>return edges;</text:p>
      <text:p text:style-name="P245"><text:s text:c="4"/>}</text:p>
      <text:p text:style-name="P245"/>
      <text:p text:style-name="P245"><text:s text:c="4"/>@Override</text:p>
      <text:p text:style-name="P245"><text:soft-page-break/><text:s text:c="4"/>protected void paintComponent(Graphics g) {</text:p>
      <text:p text:style-name="P245"><text:s text:c="8"/>super.paintComponent(g);</text:p>
      <text:p text:style-name="P245"><text:s text:c="8"/>Graphics2D graphics2D = (Graphics2D) g;</text:p>
      <text:p text:style-name="P245"><text:s text:c="8"/>graphics2D.setRenderingHint(RenderingHints.KEY_ANTIALIASING, RenderingHints.VALUE_ANTIALIAS_ON);</text:p>
      <text:p text:style-name="P245"><text:s text:c="8"/>for (Edge edge : edges) {</text:p>
      <text:p text:style-name="P245"><text:s text:c="12"/>int x1 = edge.getStart().getCenterX();</text:p>
      <text:p text:style-name="P245"><text:s text:c="12"/>int y1 = edge.getStart().getCenterY();</text:p>
      <text:p text:style-name="P245"><text:s text:c="12"/>int x2 = edge.getEnd().getCenterX();</text:p>
      <text:p text:style-name="P245"><text:s text:c="12"/>int y2 = edge.getEnd().getCenterY();</text:p>
      <text:p text:style-name="P245"><text:s text:c="12"/>drawArrowLine(g, x1, y1, x2, y2);</text:p>
      <text:p text:style-name="P245"><text:s text:c="12"/>edge.drawWeight();</text:p>
      <text:p text:style-name="P245"><text:s text:c="8"/>}</text:p>
      <text:p text:style-name="P245"><text:s text:c="4"/>}</text:p>
      <text:p text:style-name="P245"/>
      <text:p text:style-name="P245"><text:s text:c="4"/>private void drawArrowLine(Graphics g, int x1, int y1, int x2, int y2) {</text:p>
      <text:p text:style-name="P245"><text:s text:c="8"/>int dx = x2 - x1, dy = y2 - y1, d = 22, h = 4;</text:p>
      <text:p text:style-name="P245"><text:s text:c="8"/>double D = Math.sqrt(dx * dx + dy * dy);</text:p>
      <text:p text:style-name="P245"><text:s text:c="8"/>double xm = D - d, xn = xm, ym = h, yn = -h, x;</text:p>
      <text:p text:style-name="P245"><text:s text:c="8"/>double sin = dy / D, cos = dx / D;</text:p>
      <text:p text:style-name="P245"/>
      <text:p text:style-name="P245"><text:s text:c="8"/>x = xm * cos - ym * sin + x1;</text:p>
      <text:p text:style-name="P245"><text:s text:c="8"/>ym = xm * sin + ym * cos + y1;</text:p>
      <text:p text:style-name="P245"><text:s text:c="8"/>xm = x;</text:p>
      <text:p text:style-name="P245"><text:s text:c="8"/>x = xn * cos - yn * sin + x1;</text:p>
      <text:p text:style-name="P245"><text:s text:c="8"/>yn = xn * sin + yn * cos + y1;</text:p>
      <text:p text:style-name="P245"><text:s text:c="8"/>xn = x;</text:p>
      <text:p text:style-name="P245"><text:s text:c="8"/>int[] xPoints = {x2, (int) xm, (int) xn};</text:p>
      <text:p text:style-name="P245"><text:s text:c="8"/>int[] yPoints = {y2, (int) ym, (int) yn};</text:p>
      <text:p text:style-name="P245"/>
      <text:p text:style-name="P245"><text:s text:c="8"/>g.drawLine(x1, y1, x2, y2);</text:p>
      <text:p text:style-name="P245"><text:s text:c="8"/>g.fillPolygon(xPoints, yPoints, 3);</text:p>
      <text:p text:style-name="P245"><text:s text:c="4"/>}</text:p>
      <text:p text:style-name="P245"/>
      <text:p text:style-name="P245"><text:s text:c="4"/>public ArrayList&lt;Integer&gt; getShortestWay(int size, int start, int finish, JTextField resField) {</text:p>
      <text:p text:style-name="P245"><text:s text:c="8"/>int[][] vertexArray = new int[size][size];</text:p>
      <text:p text:style-name="P245"><text:s text:c="8"/>for (int i = 0; i &lt; vertexArray.length; i++) {</text:p>
      <text:p text:style-name="P245"><text:s text:c="12"/>for (int j = 0; j &lt; vertexArray[i].length; j++) {</text:p>
      <text:p text:style-name="P245"><text:s text:c="16"/>vertexArray[i][j] = 0;</text:p>
      <text:p text:style-name="P245"><text:s text:c="12"/>}</text:p>
      <text:p text:style-name="P245"><text:s text:c="8"/>}</text:p>
      <text:p text:style-name="P245"/>
      <text:p text:style-name="P245"><text:s text:c="8"/>for (Edge current : edges) {</text:p>
      <text:p text:style-name="P245"><text:s text:c="12"/>int i = Integer.valueOf(current.getStart().getNumber());</text:p>
      <text:p text:style-name="P245"><text:s text:c="12"/>int j = Integer.valueOf(current.getEnd().getNumber());</text:p>
      <text:p text:style-name="P245"><text:s text:c="12"/>current.validWeight();</text:p>
      <text:p text:style-name="P245"><text:soft-page-break/><text:s text:c="12"/>vertexArray[i][j] = (int) current.getWeight().getValue();</text:p>
      <text:p text:style-name="P245"><text:s text:c="8"/>}</text:p>
      <text:p text:style-name="P245"/>
      <text:p text:style-name="P245"><text:s text:c="8"/>Graph graph = new Graph(vertexArray);</text:p>
      <text:p text:style-name="P245"/>
      <text:p text:style-name="P245"><text:s text:c="8"/>graph.floyd();</text:p>
      <text:p text:style-name="P245"><text:s text:c="8"/>int weight = graph.printWay(start, finish);</text:p>
      <text:p text:style-name="P245"><text:s text:c="8"/>if (weight &lt; 0) {</text:p>
      <text:p text:style-name="P245"><text:s text:c="12"/>resField.setText("не существует!");</text:p>
      <text:p text:style-name="P245"><text:s text:c="8"/>} else {</text:p>
      <text:p text:style-name="P245"><text:s text:c="12"/>resField.setText("" + weight);</text:p>
      <text:p text:style-name="P245"><text:s text:c="8"/>}</text:p>
      <text:p text:style-name="P245"/>
      <text:p text:style-name="P245"><text:s text:c="8"/>return graph.getResult();</text:p>
      <text:p text:style-name="P245"><text:s text:c="4"/>}</text:p>
      <text:p text:style-name="P245">}</text:p>
      <text:p text:style-name="P245">import application.GraphBuilder;</text:p>
      <text:p text:style-name="P245"/>
      <text:p text:style-name="P245">/**</text:p>
      <text:p text:style-name="P245"><text:s/>* Created by dmitry on 05.04.16.</text:p>
      <text:p text:style-name="P245"><text:s/>*/</text:p>
      <text:p text:style-name="P245">public class Main {</text:p>
      <text:p text:style-name="P245"/>
      <text:p text:style-name="P245"><text:s text:c="4"/>public static void main(String ... args) {</text:p>
      <text:p text:style-name="P245"><text:s text:c="8"/>GraphBuilder frame = GraphBuilder.getInstance();</text:p>
      <text:p text:style-name="P245"><text:s text:c="4"/>}</text:p>
      <text:p text:style-name="P24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cm" fo:margin-bottom="0.247cm" loext:contextual-spacing="false" fo:line-height="100%" style:page-number="auto" style:shadow="none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 fo:background-color="transparen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style:font-name="Times New Roman1" fo:font-family="'Times New Roman'" style:font-style-name="Полужирный" style:font-family-generic="roman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Times New Roman1" fo:font-family="'Times New Roman'" style:font-style-name="Полужирный" style:font-family-generic="roman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Times New Roman1" fo:font-family="'Times New Roman'" style:font-style-name="Полужирный" style:font-family-generic="roman" style:font-pitch="variable" fo:font-size="101%" fo:font-weight="bold" style:font-size-asian="101%" style:font-weight-asian="bold" style:font-size-complex="101%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1" fo:font-family="'Times New Roman'" style:font-style-name="Полужирный" style:font-family-generic="roman" style:font-pitch="variable" fo:font-size="22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shadow="none" style:writing-mode="lr-tb" draw:fill-image-width="0cm" draw:fill-image-height="0cm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itry  </meta:initial-creator>
    <meta:creation-date>2016-05-09T18:31:33.346321754</meta:creation-date>
    <dc:date>2016-05-12T20:46:15.286749571</dc:date>
    <dc:creator>Dmitry  </dc:creator>
    <meta:editing-duration>PT19H32M57S</meta:editing-duration>
    <meta:editing-cycles>518</meta:editing-cycles>
    <meta:generator>LibreOffice/5.0.5.2$Linux_X86_64 LibreOffice_project/00m0$Build-2</meta:generator>
    <meta:document-statistic meta:table-count="0" meta:image-count="0" meta:object-count="0" meta:page-count="25" meta:paragraph-count="965" meta:word-count="2812" meta:character-count="32340" meta:non-whitespace-character-count="23045"/>
  </office:meta>
</office:document-meta>
</file>